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style:font-name="Courier New" fo:font-size="10pt" style:font-name-asian="Courier New1" style:font-size-asian="10pt" style:font-name-complex="Courier New1" style:font-size-complex="10pt"/>
    </style:style>
    <style:style style:name="P4" style:family="paragraph" style:parent-style-name="Standard">
      <style:paragraph-properties fo:margin-top="0cm" fo:margin-bottom="0cm" loext:contextual-spacing="false"/>
      <style:text-properties style:font-name="Courier New" fo:font-size="10pt" fo:background-color="#ffffff" style:font-name-asian="Courier New1" style:font-size-asian="10pt" style:font-name-complex="Courier New1" style:font-size-complex="10pt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="0cm" fo:border="0.26pt solid #00000a"/>
      <style:text-properties style:font-name="Courier New" fo:font-size="10pt" style:font-name-asian="Courier New1" style:font-size-asian="10pt" style:font-name-complex="Courier New1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urier New" fo:font-size="10pt" style:font-name-asian="Courier New1" style:font-size-asian="10pt" style:font-name-complex="Courier New1" style:font-size-complex="10pt"/>
    </style:style>
    <style:style style:name="P8" style:family="paragraph" style:parent-style-name="Standard" style:master-page-name="Standard">
      <style:paragraph-properties fo:margin-top="0cm" fo:margin-bottom="0cm" loext:contextual-spacing="false" style:page-number="1"/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P10" style:family="paragraph" style:parent-style-name="Standard">
      <style:paragraph-properties fo:margin-top="0cm" fo:margin-bottom="0cm" loext:contextual-spacing="false"/>
      <style:text-properties style:font-name="Courier New" fo:font-size="10pt" fo:background-color="#ffffff" style:font-name-asian="Courier New1" style:font-size-asian="10pt" style:font-name-complex="Courier New1" style:font-size-complex="10pt"/>
    </style:style>
    <style:style style:name="P11" style:family="paragraph" style:parent-style-name="Standard">
      <style:paragraph-properties fo:margin-top="0cm" fo:margin-bottom="0cm" loext:contextual-spacing="false"/>
      <style:text-properties style:font-name="Courier New" fo:font-size="10pt" style:font-name-asian="Courier New1" style:font-size-asian="10pt" style:font-name-complex="Courier New1" style:font-size-complex="10pt"/>
    </style:style>
    <style:style style:name="P12" style:family="paragraph" style:parent-style-name="Standard">
      <style:paragraph-properties fo:margin-top="0cm" fo:margin-bottom="0cm" loext:contextual-spacing="false"/>
      <style:text-properties style:font-name="Courier New" fo:font-size="9pt" fo:background-color="#ffffff" style:font-name-asian="Courier New1" style:font-size-asian="9pt" style:font-name-complex="Courier New1" style:font-size-complex="9pt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="0cm" fo:border="0.26pt solid #00000a"/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="0cm" fo:border="0.26pt solid #00000a"/>
      <style:text-properties style:font-name="Courier New" fo:font-size="10pt" style:font-name-asian="Courier New1" style:font-size-asian="10pt" style:font-name-complex="Courier New1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style:font-name="Courier New" fo:font-size="10pt" fo:background-color="#ffffff" style:font-name-asian="Courier New1" style:font-size-asian="10pt" style:font-name-complex="Courier New1" style:font-size-complex="10pt"/>
    </style:style>
    <style:style style:name="P17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P18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style:font-name="Courier New" fo:font-size="10pt" fo:background-color="#ffffff" style:font-name-asian="Courier New1" style:font-size-asian="10pt" style:font-name-complex="Courier New1" style:font-size-complex="10pt"/>
    </style:style>
    <style:style style:name="P19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  <style:text-properties style:font-name="Courier New" fo:font-size="10pt" fo:background-color="#ffffff" style:font-name-asian="Courier New1" style:font-size-asian="10pt" style:font-name-complex="Courier New1" style:font-size-complex="10pt"/>
    </style:style>
    <style:style style:name="P20" style:family="paragraph" style:parent-style-name="Standard">
      <style:paragraph-properties fo:margin-left="2.54cm" fo:margin-right="0cm" fo:margin-top="0cm" fo:margin-bottom="0cm" loext:contextual-spacing="false" fo:text-indent="1.27cm" style:auto-text-indent="false"/>
      <style:text-properties style:font-name="Courier New" fo:font-size="10pt" fo:background-color="#ffffff" style:font-name-asian="Courier New1" style:font-size-asian="10pt" style:font-name-complex="Courier New1" style:font-size-complex="10pt"/>
    </style:style>
    <style:style style:name="P21" style:family="paragraph" style:parent-style-name="Standard">
      <style:paragraph-properties fo:margin-left="3.81cm" fo:margin-right="0cm" fo:margin-top="0cm" fo:margin-bottom="0cm" loext:contextual-spacing="false" fo:text-indent="0cm" style:auto-text-indent="false"/>
      <style:text-properties style:font-name="Courier New" fo:font-size="10pt" fo:background-color="#ffffff" style:font-name-asian="Courier New1" style:font-size-asian="10pt" style:font-name-complex="Courier New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urier New" fo:font-size="10pt" fo:background-color="#ffffff" style:font-name-asian="Courier New1" style:font-size-asian="10pt" style:font-name-complex="Courier New1" style:font-size-complex="10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urier New" fo:font-size="10pt" style:font-name-asian="Courier New1" style:font-size-asian="10pt" style:font-name-complex="Courier New1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T1" style:family="text">
      <style:text-properties officeooo:rsid="00144e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 - DP - Otimizações</text:p>
      <text:p text:style-name="P2"/>
      <text:p text:style-name="P2"><text:tab/>1.1 - Convex Hull Trick Decrescente - Mínimo(nlogn)</text:p>
      <text:p text:style-name="P2"><text:tab/>1.2 - Convex Hull Trick Decrescente - Mínimo(Linear)</text:p>
      <text:p text:style-name="P2"><text:tab/>1.3 - Convex Hull Trick Crescente - Máximo(nlogn)</text:p>
      <text:p text:style-name="P2"><text:tab/>1.4 - Convex Hull Trick Crescente - Máximo(Linear)</text:p>
      <text:p text:style-name="P2"><text:tab/>1.5 - Convex Hull Trick Crescente - Mínimo(variação)</text:p>
      <text:p text:style-name="P2"><text:tab/>1.6 - Divide and Conquer</text:p>
      <text:p text:style-name="P2"><text:tab/>1.7 - Knuth</text:p>
      <text:p text:style-name="P2"/>
      <text:p text:style-name="P2">2 - Estruturas de dados</text:p>
      <text:p text:style-name="P2"><text:tab/>2.1 - BIT</text:p>
      <text:p text:style-name="P2"><text:tab/>2.2 - BIT2D</text:p>
      <text:p text:style-name="P2"><text:tab/>2.3 - Exponenciação de Matriz</text:p>
      <text:p text:style-name="P2"><text:tab/>2.4 - Merge Sort Tree</text:p>
      <text:p text:style-name="P2"><text:tab/>2.5 - Segment Tree</text:p>
      <text:p text:style-name="P2"><text:tab/>2.6 - Segment Tree + Lazy Propagation</text:p>
      <text:p text:style-name="P2"><text:tab/>2.7 - Segment Tree Dinâmica</text:p>
      <text:p text:style-name="P2"><text:tab/>2.8 - Sparse Table</text:p>
      <text:p text:style-name="P2"><text:tab/>2.9 - Persistent Segment Tree - Estática</text:p>
      <text:p text:style-name="P2"><text:tab/>2.10 - Persistent Segment Tree - Dinâmica</text:p>
      <text:p text:style-name="P2"><text:tab/>2.11 - Wavelet Tree</text:p>
      <text:p text:style-name="P2"><text:tab/>2.12 - Wavelet Tree + Toggle</text:p>
      <text:p text:style-name="P2"><text:tab/>2.13 - Treap</text:p>
      <text:p text:style-name="P2"><text:tab/>2.14 - Implicit Treap</text:p>
      <text:p text:style-name="P2"/>
      <text:p text:style-name="P2">3 - Max Flow</text:p>
      <text:p text:style-name="P2"><text:tab/>3.1 - Dinic</text:p>
      <text:p text:style-name="P2"><text:tab/>3.2 - Edmonds Karp</text:p>
      <text:p text:style-name="P2"><text:tab/>3.3 - Ford Fulkerson</text:p>
      <text:p text:style-name="P2"><text:tab/>3.4 - Min Cost Max Flow</text:p>
      <text:p text:style-name="P2"><text:tab/>3.5 - Resumão de flow</text:p>
      <text:p text:style-name="P2"/>
      <text:p text:style-name="P2">4 - Grafos</text:p>
      <text:p text:style-name="P2"><text:tab/></text:p>
      <text:p text:style-name="P2"><text:tab/>4.1 - Bellman Ford</text:p>
      <text:p text:style-name="P2"><text:tab/>4.2 - Centroid Decomposition</text:p>
      <text:p text:style-name="P2"><text:tab/>4.3 - Dijkstra</text:p>
      <text:p text:style-name="P2"><text:tab/>4.4 - Flood Fill</text:p>
      <text:p text:style-name="P2"><text:tab/>4.5 - Floyd Warshall - All Pairs of Shortest Paths + Recuperação de caminho</text:p>
      <text:p text:style-name="P15"><text:soft-page-break/>4.6 - Floyd Warshall - Fecho Transitivo</text:p>
      <text:p text:style-name="P2"><text:tab/>4.7 - Floyd Warshall - Minimax</text:p>
      <text:p text:style-name="P2"><text:tab/>4.8 - Kosaraju - Componentes Fortemente Conexas</text:p>
      <text:p text:style-name="P2"><text:tab/>4.9 - LCA (logN Padrão)</text:p>
      <text:p text:style-name="P2"><text:tab/>4.10 - LCA com RMQ</text:p>
      <text:p text:style-name="P2"><text:tab/>4.11 - MST - Árvore Geradora Mínima</text:p>
      <text:p text:style-name="P2"><text:tab/>4.12 - Ordenação Topológica - DFS</text:p>
      <text:p text:style-name="P2"><text:tab/>4.13 - Ordenação Topológica - Kahn</text:p>
      <text:p text:style-name="P15">4.14 - Tarjan - Pontos/Pontes de articulação</text:p>
      <text:p text:style-name="P17">4.15 - Tarjan - Componentes Fortemente Conexas</text:p>
      <text:p text:style-name="P17">4.16 - Tarjan - Grafo das Componentes Biconectadas</text:p>
      <text:p text:style-name="P17">4.17 - Tarjan - Grafo das Componentes Fortemente Conexas</text:p>
      <text:p text:style-name="P17">4.18 - Shortest Path Faster - Menor caminho chinês</text:p>
      <text:p text:style-name="P15">4.19 - Union Find</text:p>
      <text:p text:style-name="P15">4.20 - Todos os menores caminhos com Dijkstra</text:p>
      <text:p text:style-name="P15">4.21 - 2-SAT</text:p>
      <text:p text:style-name="P2"><text:tab/></text:p>
      <text:p text:style-name="P2">5 - Strings</text:p>
      <text:p text:style-name="P2"/>
      <text:p text:style-name="P2"><text:tab/>5.1 - Aho-Corasick</text:p>
      <text:p text:style-name="P2"><text:tab/>5.2 - Hash</text:p>
      <text:p text:style-name="P2"><text:tab/>5.3 - Hash - Maior Substring Palindromo(nlogn)</text:p>
      <text:p text:style-name="P2"><text:tab/>5.4 - KMP</text:p>
      <text:p text:style-name="P2"><text:tab/>5.5 - Rabin Karp</text:p>
      <text:p text:style-name="P2"><text:tab/>5.6 - Suffix Array nlogn + LCP Array</text:p>
      <text:p text:style-name="P2"><text:tab/>5.7 - Suffix Array nlog^2n + LCP Array</text:p>
      <text:p text:style-name="P2"><text:tab/>5.8 - Trie Estática</text:p>
      <text:p text:style-name="P2"><text:tab/>5.9 - Trie Dinâmica</text:p>
      <text:p text:style-name="P2"><text:tab/>5.10 - Z-Algorithm</text:p>
      <text:p text:style-name="P2"/>
      <text:p text:style-name="P2">6 - SQRT</text:p>
      <text:p text:style-name="P2"/>
      <text:p text:style-name="P2"><text:tab/>6.1 - MO</text:p>
      <text:p text:style-name="P2"><text:tab/>6.2 - MO em Árvore</text:p>
      <text:p text:style-name="P2"><text:tab/>6.3 - SQRT decomposition em blocos</text:p>
      <text:p text:style-name="P2"/>
      <text:p text:style-name="P2">1 - DP - Otimizações</text:p>
      <text:p text:style-name="P2"/>
      <text:p text:style-name="P2">1.1 - Convex Hull Trick Decrescente - Mínimo(nlogn)</text:p>
      <text:p text:style-name="P4"/>
      <text:p text:style-name="P4">typedef long long int ll;</text:p>
      <text:p text:style-name="P4"><text:s/></text:p>
      <text:p text:style-name="P4"><text:soft-page-break/>struct pt{</text:p>
      <text:p text:style-name="P4"><text:s text:c="4"/>ll x, y;</text:p>
      <text:p text:style-name="P4"><text:s text:c="4"/>pt(){x=y=0;}</text:p>
      <text:p text:style-name="P4"><text:s text:c="4"/>pt(ll a, ll b) : x(a), y(b) {}</text:p>
      <text:p text:style-name="P4">};</text:p>
      <text:p text:style-name="P4"><text:s/></text:p>
      <text:p text:style-name="P4">struct line{</text:p>
      <text:p text:style-name="P4"><text:s text:c="4"/>ll a, b;</text:p>
      <text:p text:style-name="P4"><text:s text:c="4"/>line(){a=b=0;}</text:p>
      <text:p text:style-name="P4"><text:s text:c="4"/>line(ll i, ll j) : a(i), b(j) {}</text:p>
      <text:p text:style-name="P4"><text:s text:c="5"/></text:p>
      <text:p text:style-name="P4"><text:s text:c="4"/>ll value_at(ll x){</text:p>
      <text:p text:style-name="P4"><text:s text:c="8"/>return a*x + b;</text:p>
      <text:p text:style-name="P4"><text:s text:c="4"/>}</text:p>
      <text:p text:style-name="P4">};</text:p>
      <text:p text:style-name="P4"><text:s/></text:p>
      <text:p text:style-name="P4"><text:s/></text:p>
      <text:p text:style-name="P4">struct cht{</text:p>
      <text:p text:style-name="P4"><text:s text:c="5"/></text:p>
      <text:p text:style-name="P4"><text:s text:c="4"/>int sz;</text:p>
      <text:p text:style-name="P4"><text:s text:c="4"/>vector&lt;line&gt; ch;</text:p>
      <text:p text:style-name="P4"><text:s text:c="5"/></text:p>
      <text:p text:style-name="P4"><text:s text:c="4"/>cht(){ch.clear(); sz=0;}</text:p>
      <text:p text:style-name="P4"><text:s text:c="5"/></text:p>
      <text:p text:style-name="P4"><text:s text:c="4"/>bool can_pop(line ant, line top, line at){</text:p>
      <text:p text:style-name="P4"><text:s text:c="8"/>return (top.b - ant.b)*(ant.a - at.a) &gt;= (at.b - ant.b)*(ant.a - top.a);</text:p>
      <text:p text:style-name="P4"><text:s text:c="4"/>}</text:p>
      <text:p text:style-name="P4"><text:s text:c="5"/></text:p>
      <text:p text:style-name="P4"><text:s text:c="4"/>void add_line(line L){//retas ordenadas decrescente</text:p>
      <text:p text:style-name="P4"><text:s text:c="8"/>while(sz&gt;1 &amp;&amp; can_pop(ch[sz-2], ch[sz-1], L)){</text:p>
      <text:p text:style-name="P4"><text:s text:c="12"/>ch.pop_back();</text:p>
      <text:p text:style-name="P4"><text:s text:c="12"/>sz--;</text:p>
      <text:p text:style-name="P4"><text:s text:c="8"/>}</text:p>
      <text:p text:style-name="P4"><text:s text:c="8"/>ch.push_back(L);</text:p>
      <text:p text:style-name="P4"><text:s text:c="8"/>sz++;</text:p>
      <text:p text:style-name="P4"><text:s text:c="4"/>}</text:p>
      <text:p text:style-name="P4"><text:s text:c="5"/></text:p>
      <text:p text:style-name="P4"><text:s text:c="4"/>ll query(int x){//query de minimo</text:p>
      <text:p text:style-name="P4"><text:s text:c="9"/></text:p>
      <text:p text:style-name="P4"><text:s text:c="8"/>int ini=0, fim = sz-1, meio, ans;</text:p>
      <text:p text:style-name="P4"><text:s text:c="8"/>ans = sz-1;</text:p>
      <text:p text:style-name="P4"><text:s text:c="9"/></text:p>
      <text:p text:style-name="P4"><text:s text:c="8"/>while(ini&lt;=fim){</text:p>
      <text:p text:style-name="P4"><text:s text:c="12"/>meio = (ini+fim)/2;</text:p>
      <text:p text:style-name="P4"><text:s text:c="13"/></text:p>
      <text:p text:style-name="P4"><text:s text:c="12"/>if(ch[meio].value_at(x) &gt; ch[meio+1].value_at(x)){</text:p>
      <text:p text:style-name="P4"><text:s text:c="16"/>ini = meio+1;</text:p>
      <text:p text:style-name="P4"><text:s text:c="12"/>}else{</text:p>
      <text:p text:style-name="P4"><text:soft-page-break/><text:s text:c="16"/>fim = meio-1;</text:p>
      <text:p text:style-name="P4"><text:s text:c="16"/>ans = meio;</text:p>
      <text:p text:style-name="P4"><text:s text:c="12"/>}</text:p>
      <text:p text:style-name="P4"><text:s text:c="8"/>}</text:p>
      <text:p text:style-name="P4"><text:s text:c="8"/>return ch[ans].value_at(x);</text:p>
      <text:p text:style-name="P4"><text:s text:c="4"/>}</text:p>
      <text:p text:style-name="P4"><text:s text:c="5"/></text:p>
      <text:p text:style-name="P4">};</text:p>
      <text:p text:style-name="P2"/>
      <text:p text:style-name="P2">1.2 - Convex Hull Trick Decrescente - Mínimo(Linear)</text:p>
      <text:p text:style-name="P4"><text:s/></text:p>
      <text:p text:style-name="P4">typedef long long int ll;</text:p>
      <text:p text:style-name="P4"><text:s/></text:p>
      <text:p text:style-name="P4">struct pt{</text:p>
      <text:p text:style-name="P4"><text:s text:c="4"/>ll x, y;</text:p>
      <text:p text:style-name="P4"><text:s text:c="4"/>pt(){x=y=0;}</text:p>
      <text:p text:style-name="P4"><text:s text:c="4"/>pt(ll a, ll b) : x(a), y(b) {}</text:p>
      <text:p text:style-name="P4">};</text:p>
      <text:p text:style-name="P4"><text:s/></text:p>
      <text:p text:style-name="P4">struct line{</text:p>
      <text:p text:style-name="P4"><text:s text:c="4"/>ll a, b;</text:p>
      <text:p text:style-name="P4"><text:s text:c="4"/>line(){a=b=0;}</text:p>
      <text:p text:style-name="P4"><text:s text:c="4"/>line(ll i, ll j) : a(i), b(j) {}</text:p>
      <text:p text:style-name="P4"><text:s text:c="5"/></text:p>
      <text:p text:style-name="P4"><text:s text:c="4"/>ll value_at(ll x){</text:p>
      <text:p text:style-name="P4"><text:s text:c="8"/>return a*x + b;</text:p>
      <text:p text:style-name="P4"><text:s text:c="4"/>}</text:p>
      <text:p text:style-name="P4">};</text:p>
      <text:p text:style-name="P4"><text:s/></text:p>
      <text:p text:style-name="P4">struct cht{</text:p>
      <text:p text:style-name="P4"><text:s text:c="4"/>int sz, pos;</text:p>
      <text:p text:style-name="P4"><text:s text:c="4"/>vector&lt;line&gt; ch;</text:p>
      <text:p text:style-name="P4"><text:s text:c="5"/></text:p>
      <text:p text:style-name="P4"><text:s text:c="4"/>cht(){ch.clear(); sz=pos=0;}</text:p>
      <text:p text:style-name="P4"><text:s text:c="5"/></text:p>
      <text:p text:style-name="P4"><text:s text:c="4"/>bool can_pop(line ant, line top, line at){</text:p>
      <text:p text:style-name="P4"><text:s text:c="8"/>return (top.b - ant.b)*(ant.a - at.a) &gt;= (at.b - ant.b)*(ant.a - top.a);</text:p>
      <text:p text:style-name="P4"><text:s text:c="4"/>}</text:p>
      <text:p text:style-name="P4"><text:s text:c="5"/></text:p>
      <text:p text:style-name="P4"><text:s text:c="4"/>void add_line(line L){</text:p>
      <text:p text:style-name="P4"><text:s text:c="8"/>while(sz&gt;1 &amp;&amp; can_pop(ch[sz-2], ch[sz-1], L)){</text:p>
      <text:p text:style-name="P4"><text:s text:c="12"/>ch.pop_back();</text:p>
      <text:p text:style-name="P4"><text:s text:c="12"/>sz--;</text:p>
      <text:p text:style-name="P4"><text:s text:c="8"/>}</text:p>
      <text:p text:style-name="P4"><text:s text:c="8"/>ch.push_back(L);</text:p>
      <text:p text:style-name="P4"><text:s text:c="8"/>sz++;</text:p>
      <text:p text:style-name="P4"><text:s text:c="4"/>}</text:p>
      <text:p text:style-name="P4"><text:s text:c="5"/></text:p>
      <text:p text:style-name="P4"><text:soft-page-break/><text:s text:c="4"/>ll query(int x){</text:p>
      <text:p text:style-name="P4"><text:s text:c="8"/>int ans = sz-1;</text:p>
      <text:p text:style-name="P4"><text:s text:c="8"/>for(int i=pos; i&lt;sz-1; i++){</text:p>
      <text:p text:style-name="P4"><text:s text:c="12"/>if(ch[i].value_at(x) &gt; ch[i+1].value_at(x)) pos++;</text:p>
      <text:p text:style-name="P4"><text:s text:c="12"/>else{</text:p>
      <text:p text:style-name="P4"><text:s text:c="16"/>ans=i;</text:p>
      <text:p text:style-name="P4"><text:s text:c="16"/>break;</text:p>
      <text:p text:style-name="P4"><text:s text:c="12"/>}</text:p>
      <text:p text:style-name="P4"><text:s text:c="8"/>}</text:p>
      <text:p text:style-name="P4"><text:s text:c="8"/>return ch[ans].value_at(x);</text:p>
      <text:p text:style-name="P4"><text:s text:c="4"/>} </text:p>
      <text:p text:style-name="P4">};</text:p>
      <text:p text:style-name="P2"/>
      <text:p text:style-name="P2">1.3 - Convex Hull Trick Crescente - Máximo(nlogn)</text:p>
      <text:p text:style-name="P4"><text:s/></text:p>
      <text:p text:style-name="P4">typedef long long int ll;</text:p>
      <text:p text:style-name="P4"><text:s/></text:p>
      <text:p text:style-name="P4">struct line{</text:p>
      <text:p text:style-name="P4"><text:s text:c="4"/>ll a, b;</text:p>
      <text:p text:style-name="P4"><text:s text:c="4"/>line(){a=b=0;}</text:p>
      <text:p text:style-name="P4"><text:s text:c="4"/>line(ll i, ll j) : a(i), b(j) {}</text:p>
      <text:p text:style-name="P4"><text:s text:c="5"/></text:p>
      <text:p text:style-name="P4"><text:s text:c="4"/>ll value_at(ll x){</text:p>
      <text:p text:style-name="P4"><text:s text:c="8"/>return a*x + b;</text:p>
      <text:p text:style-name="P4"><text:s text:c="4"/>}</text:p>
      <text:p text:style-name="P4">};</text:p>
      <text:p text:style-name="P4"><text:s/></text:p>
      <text:p text:style-name="P4"><text:s/></text:p>
      <text:p text:style-name="P4">struct cht{</text:p>
      <text:p text:style-name="P4"><text:s text:c="5"/></text:p>
      <text:p text:style-name="P4"><text:s text:c="4"/>int sz;</text:p>
      <text:p text:style-name="P4"><text:s text:c="4"/>vector&lt;line&gt; ch;</text:p>
      <text:p text:style-name="P4"><text:s text:c="5"/></text:p>
      <text:p text:style-name="P4"><text:s text:c="4"/>cht(){ch.clear(); sz=0;}</text:p>
      <text:p text:style-name="P4"><text:s text:c="5"/></text:p>
      <text:p text:style-name="P4"><text:s text:c="4"/>bool can_pop(line ant, line top, line at){</text:p>
      <text:p text:style-name="P4"><text:s text:c="8"/>return (top.b - ant.b)*(ant.a - at.a) &gt;= (at.b - ant.b)*(ant.a - top.a);</text:p>
      <text:p text:style-name="P4"><text:s text:c="4"/>}</text:p>
      <text:p text:style-name="P4"><text:s text:c="5"/></text:p>
      <text:p text:style-name="P4"><text:s text:c="4"/>void add_line(line L){</text:p>
      <text:p text:style-name="P4"><text:s text:c="8"/>while(sz&gt;1 &amp;&amp; can_pop(ch[sz-2], ch[sz-1], L)){</text:p>
      <text:p text:style-name="P4"><text:s text:c="12"/>ch.pop_back();</text:p>
      <text:p text:style-name="P4"><text:s text:c="12"/>sz--;</text:p>
      <text:p text:style-name="P4"><text:s text:c="8"/>}</text:p>
      <text:p text:style-name="P4"><text:s text:c="8"/>ch.push_back(L);</text:p>
      <text:p text:style-name="P4"><text:s text:c="8"/>sz++;</text:p>
      <text:p text:style-name="P4"><text:s text:c="4"/>}</text:p>
      <text:p text:style-name="P4"><text:s text:c="5"/></text:p>
      <text:p text:style-name="P4"><text:soft-page-break/><text:s text:c="4"/>ll query(ll x){</text:p>
      <text:p text:style-name="P4"><text:s text:c="9"/></text:p>
      <text:p text:style-name="P4"><text:s text:c="8"/>int ini=0, fim = sz-1, meio, ans;</text:p>
      <text:p text:style-name="P4"><text:s text:c="8"/>ans = sz-1;</text:p>
      <text:p text:style-name="P4"><text:s text:c="9"/></text:p>
      <text:p text:style-name="P4"><text:s text:c="8"/>while(ini&lt;=fim){</text:p>
      <text:p text:style-name="P4"><text:s text:c="12"/>meio = (ini+fim)/2;</text:p>
      <text:p text:style-name="P4"><text:s text:c="13"/></text:p>
      <text:p text:style-name="P4"><text:s text:c="12"/>if(ch[meio].value_at(x) &lt; ch[meio+1].value_at(x)){</text:p>
      <text:p text:style-name="P4"><text:s text:c="16"/>ini = meio+1;</text:p>
      <text:p text:style-name="P4"><text:s text:c="12"/>}else{</text:p>
      <text:p text:style-name="P4"><text:s text:c="16"/>fim = meio-1;</text:p>
      <text:p text:style-name="P4"><text:s text:c="16"/>ans = meio;</text:p>
      <text:p text:style-name="P4"><text:s text:c="12"/>}</text:p>
      <text:p text:style-name="P4"><text:s text:c="8"/>}</text:p>
      <text:p text:style-name="P4"><text:s text:c="8"/>return ch[ans].value_at(x);</text:p>
      <text:p text:style-name="P4"><text:s text:c="4"/>}</text:p>
      <text:p text:style-name="P4"><text:s text:c="5"/></text:p>
      <text:p text:style-name="P4">};</text:p>
      <text:p text:style-name="P2"/>
      <text:p text:style-name="P2"/>
      <text:p text:style-name="P2">1.4 - Convex Hull Trick Crescente - Máximo(Linear)</text:p>
      <text:p text:style-name="P2"/>
      <text:p text:style-name="P4">typedef long long int ll;</text:p>
      <text:p text:style-name="P4"><text:s/></text:p>
      <text:p text:style-name="P4">struct line{</text:p>
      <text:p text:style-name="P4"><text:s text:c="4"/>ll a, b;</text:p>
      <text:p text:style-name="P4"><text:s text:c="4"/>line(){a=b=0;}</text:p>
      <text:p text:style-name="P4"><text:s text:c="4"/>line(ll i, ll j) : a(i), b(j) {}</text:p>
      <text:p text:style-name="P4"><text:s text:c="5"/></text:p>
      <text:p text:style-name="P4"><text:s text:c="4"/>ll value_at(ll x){</text:p>
      <text:p text:style-name="P4"><text:s text:c="8"/>return a*x + b;</text:p>
      <text:p text:style-name="P4"><text:s text:c="4"/>}</text:p>
      <text:p text:style-name="P4">};</text:p>
      <text:p text:style-name="P4"><text:s/></text:p>
      <text:p text:style-name="P4"><text:s/></text:p>
      <text:p text:style-name="P4">struct cht{</text:p>
      <text:p text:style-name="P4"><text:s text:c="5"/></text:p>
      <text:p text:style-name="P4"><text:s text:c="4"/>int sz, pos;</text:p>
      <text:p text:style-name="P4"><text:s text:c="4"/>vector&lt;line&gt; ch;</text:p>
      <text:p text:style-name="P4"><text:s text:c="5"/></text:p>
      <text:p text:style-name="P4"><text:s text:c="4"/>cht(){ch.clear(); sz=pos=0;}</text:p>
      <text:p text:style-name="P4"><text:s text:c="5"/></text:p>
      <text:p text:style-name="P4"><text:s text:c="4"/>bool can_pop(line ant, line top, line at){</text:p>
      <text:p text:style-name="P4"><text:s text:c="8"/>return (top.b - ant.b)*(ant.a - at.a) &gt;= (at.b - ant.b)*(ant.a - top.a);</text:p>
      <text:p text:style-name="P4"><text:s text:c="4"/>}</text:p>
      <text:p text:style-name="P4"><text:s text:c="5"/></text:p>
      <text:p text:style-name="P4"><text:s text:c="4"/>void add_line(line L){</text:p>
      <text:p text:style-name="P4"><text:soft-page-break/><text:s text:c="8"/>while(sz&gt;1 &amp;&amp; can_pop(ch[sz-2], ch[sz-1], L)){</text:p>
      <text:p text:style-name="P4"><text:s text:c="12"/>ch.pop_back();</text:p>
      <text:p text:style-name="P4"><text:s text:c="12"/>sz--;</text:p>
      <text:p text:style-name="P4"><text:s text:c="8"/>}</text:p>
      <text:p text:style-name="P4"><text:s text:c="8"/>ch.push_back(L);</text:p>
      <text:p text:style-name="P4"><text:s text:c="8"/>sz++;</text:p>
      <text:p text:style-name="P4"><text:s text:c="4"/>}</text:p>
      <text:p text:style-name="P4"><text:s text:c="5"/></text:p>
      <text:p text:style-name="P4"><text:s text:c="4"/>ll query(int x){</text:p>
      <text:p text:style-name="P4"><text:s text:c="8"/>int ans = sz-1;</text:p>
      <text:p text:style-name="P4"><text:s text:c="8"/>for(int i=pos; i&lt;sz-1; i++){</text:p>
      <text:p text:style-name="P4"><text:s text:c="12"/>if(ch[i].value_at(x) &lt; ch[i+1].value_at(x)) pos++;</text:p>
      <text:p text:style-name="P4"><text:s text:c="12"/>else{</text:p>
      <text:p text:style-name="P4"><text:s text:c="16"/>ans=i;</text:p>
      <text:p text:style-name="P4"><text:s text:c="16"/>break;</text:p>
      <text:p text:style-name="P4"><text:s text:c="12"/>}</text:p>
      <text:p text:style-name="P4"><text:s text:c="8"/>}</text:p>
      <text:p text:style-name="P4"><text:s text:c="8"/>return ch[ans].value_at(x);</text:p>
      <text:p text:style-name="P4"><text:s text:c="4"/>}</text:p>
      <text:p text:style-name="P4"><text:s text:c="5"/></text:p>
      <text:p text:style-name="P4">};</text:p>
      <text:p text:style-name="P2"/>
      <text:p text:style-name="P2"/>
      <text:p text:style-name="P2">1.5 - Convex Hull Trick Crescente - Mínimo(variação)</text:p>
      <text:p text:style-name="P2"/>
      <text:p text:style-name="P4">typedef long long int ll;</text:p>
      <text:p text:style-name="P4"/>
      <text:p text:style-name="P4">struct line{</text:p>
      <text:p text:style-name="P4"><text:tab/></text:p>
      <text:p text:style-name="P4"><text:tab/>ll a, b, id;</text:p>
      <text:p text:style-name="P4"><text:tab/></text:p>
      <text:p text:style-name="P4"><text:tab/>line(){ a=b=0;}</text:p>
      <text:p text:style-name="P4"><text:tab/>line(ll x, ll y, ll c) : a(x), b(y), id(c) {}</text:p>
      <text:p text:style-name="P4"><text:tab/></text:p>
      <text:p text:style-name="P4"><text:tab/>ll value_at(ll x){</text:p>
      <text:p text:style-name="P4"><text:tab/><text:tab/>return a*x + b;</text:p>
      <text:p text:style-name="P4"><text:tab/>}</text:p>
      <text:p text:style-name="P4"><text:tab/></text:p>
      <text:p text:style-name="P4">};</text:p>
      <text:p text:style-name="P4"/>
      <text:p text:style-name="P4">struct cht{</text:p>
      <text:p text:style-name="P4"><text:s text:c="5"/></text:p>
      <text:p text:style-name="P4"><text:tab/>int sz, pos;</text:p>
      <text:p text:style-name="P4"><text:tab/>vector&lt;line&gt; ch;</text:p>
      <text:p text:style-name="P4"/>
      <text:p text:style-name="P4"><text:tab/>cht(){ch.clear(); sz=pos=0;}</text:p>
      <text:p text:style-name="P4"><text:s text:c="4"/></text:p>
      <text:p text:style-name="P4"><text:tab/>bool can_pop(line ant, line top, line at){</text:p>
      <text:p text:style-name="P4"><text:tab/><text:tab/>ll p = (ant.b - at.b)*(top.a - ant.a);</text:p>
      <text:p text:style-name="P4"><text:soft-page-break/><text:tab/><text:tab/>ll q = (ant.b - top.b)*(at.a - ant.a);</text:p>
      <text:p text:style-name="P4"><text:tab/><text:tab/>return p&gt;=q;</text:p>
      <text:p text:style-name="P4"><text:tab/>}</text:p>
      <text:p text:style-name="P4"><text:tab/></text:p>
      <text:p text:style-name="P4"><text:tab/>void add_line(line at){</text:p>
      <text:p text:style-name="P4"><text:tab/><text:tab/>ll sz = ch.size();</text:p>
      <text:p text:style-name="P4"><text:tab/><text:tab/>while(sz&gt;1 &amp;&amp; can_pop(ch[sz-2], ch[sz-1], at)) {</text:p>
      <text:p text:style-name="P4"><text:tab/><text:tab/><text:tab/>ch.pop_back();</text:p>
      <text:p text:style-name="P4"><text:tab/><text:tab/><text:tab/>sz--;</text:p>
      <text:p text:style-name="P4"><text:tab/><text:tab/>}</text:p>
      <text:p text:style-name="P4"><text:tab/><text:tab/>ch.push_back(at);<text:tab/></text:p>
      <text:p text:style-name="P4"><text:tab/>}</text:p>
      <text:p text:style-name="P4"><text:tab/></text:p>
      <text:p text:style-name="P4"><text:tab/></text:p>
      <text:p text:style-name="P4"><text:tab/>bool check(ll i, ll x){</text:p>
      <text:p text:style-name="P4"><text:tab/><text:tab/></text:p>
      <text:p text:style-name="P4"><text:tab/><text:tab/>ll at = ch[i].value_at(x), ant = ch[i-1].value_at(x);</text:p>
      <text:p text:style-name="P4"><text:tab/><text:tab/>if(ant &gt; at) return true;</text:p>
      <text:p text:style-name="P4"><text:tab/><text:tab/>return false;</text:p>
      <text:p text:style-name="P4"><text:tab/>}</text:p>
      <text:p text:style-name="P4"><text:tab/></text:p>
      <text:p text:style-name="P4"><text:tab/>ll query(ll x){</text:p>
      <text:p text:style-name="P4"><text:tab/></text:p>
      <text:p text:style-name="P4"><text:tab/><text:tab/>ll ini, fim, meio, meio_, sz = ch.size();</text:p>
      <text:p text:style-name="P4"><text:tab/><text:tab/>ini = 1; fim = sz-1;</text:p>
      <text:p text:style-name="P4"><text:tab/><text:tab/></text:p>
      <text:p text:style-name="P4"><text:tab/><text:tab/>ll ans=0;</text:p>
      <text:p text:style-name="P4"><text:tab/><text:tab/></text:p>
      <text:p text:style-name="P4"><text:tab/><text:tab/>while(ini&lt;=fim){</text:p>
      <text:p text:style-name="P4"><text:tab/><text:tab/><text:tab/></text:p>
      <text:p text:style-name="P4"><text:tab/><text:tab/><text:tab/>meio = (ini+fim)/2;</text:p>
      <text:p text:style-name="P4"><text:tab/><text:tab/><text:tab/></text:p>
      <text:p text:style-name="P4"><text:tab/><text:tab/><text:tab/>if(check(meio, x)) {</text:p>
      <text:p text:style-name="P4"><text:tab/><text:tab/><text:tab/><text:tab/>ini = meio+1;</text:p>
      <text:p text:style-name="P4"><text:tab/><text:tab/><text:tab/><text:tab/>ans = meio;</text:p>
      <text:p text:style-name="P4"><text:tab/><text:tab/><text:tab/>}else fim = meio-1;</text:p>
      <text:p text:style-name="P4"><text:tab/><text:tab/>}</text:p>
      <text:p text:style-name="P4"><text:tab/><text:tab/>return ch[ans].value_at(x);</text:p>
      <text:p text:style-name="P4"><text:tab/>}</text:p>
      <text:p text:style-name="P4"><text:tab/></text:p>
      <text:p text:style-name="P4">};</text:p>
      <text:p text:style-name="P4"/>
      <text:p text:style-name="P2"/>
      <text:p text:style-name="P2"/>
      <text:p text:style-name="P2">1.6 - Divide and Conquer</text:p>
      <text:p text:style-name="P4"><text:s/></text:p>
      <text:p text:style-name="P4">typedef long long int ll;</text:p>
      <text:p text:style-name="P4"><text:s/></text:p>
      <text:p text:style-name="P4">ll n, K, dp[2][N];</text:p>
      <text:p text:style-name="P4"><text:soft-page-break/><text:s/></text:p>
      <text:p text:style-name="P4">void build_cost(){</text:p>
      <text:p text:style-name="P4"><text:s text:c="4"/>//depende do problema</text:p>
      <text:p text:style-name="P4">}</text:p>
      <text:p text:style-name="P4"><text:s/></text:p>
      <text:p text:style-name="P4">ll get_cost(ll i, ll j){</text:p>
      <text:p text:style-name="P4"><text:s text:c="4"/>//depende do problema</text:p>
      <text:p text:style-name="P4">}</text:p>
      <text:p text:style-name="P4"><text:s/></text:p>
      <text:p text:style-name="P4">void func(ll at, ll l, ll r, ll optL, ll optR){</text:p>
      <text:p text:style-name="P4"><text:s text:c="4"/>if(l&gt;r) return;</text:p>
      <text:p text:style-name="P4"><text:s text:c="4"/>ll mid = (l+r)&gt;&gt;1;</text:p>
      <text:p text:style-name="P4"><text:s text:c="4"/>ll opt = 1;</text:p>
      <text:p text:style-name="P4"><text:s text:c="4"/>ll best = dp[at^1][mid];</text:p>
      <text:p text:style-name="P4"><text:s text:c="5"/></text:p>
      <text:p text:style-name="P4"><text:s text:c="4"/>for(ll i=optL; i&lt;=min(mid-1, optR); i++){</text:p>
      <text:p text:style-name="P4"><text:s text:c="8"/>ll c = get_cost(i+1, mid);</text:p>
      <text:p text:style-name="P4"><text:s text:c="8"/>if(dp[at^1][i]+c &lt; best){</text:p>
      <text:p text:style-name="P4"><text:s text:c="12"/>best = dp[at^1][i] + c;</text:p>
      <text:p text:style-name="P4"><text:s text:c="12"/>opt = i;</text:p>
      <text:p text:style-name="P4"><text:s text:c="8"/>}</text:p>
      <text:p text:style-name="P4"><text:s text:c="4"/>}</text:p>
      <text:p text:style-name="P4"><text:s text:c="5"/></text:p>
      <text:p text:style-name="P4"><text:s text:c="4"/>dp[at][mid] = best;</text:p>
      <text:p text:style-name="P4"><text:s text:c="5"/></text:p>
      <text:p text:style-name="P4"><text:s text:c="4"/>func(at, l, mid-1, optL, opt);</text:p>
      <text:p text:style-name="P4"><text:s text:c="4"/>func(at, mid+1, r, opt, optR);</text:p>
      <text:p text:style-name="P4">}</text:p>
      <text:p text:style-name="P4"><text:s/></text:p>
      <text:p text:style-name="P4"><text:s/></text:p>
      <text:p text:style-name="P4">int main(){</text:p>
      <text:p text:style-name="P4"><text:s text:c="5"/></text:p>
      <text:p text:style-name="P4"><text:s text:c="4"/>while(scanf("%lld %lld", &amp;n, &amp;K)!=EOF){</text:p>
      <text:p text:style-name="P4"><text:s text:c="5"/><text:tab/>//entrada</text:p>
      <text:p text:style-name="P4"><text:s text:c="8"/>build_cost();</text:p>
      <text:p text:style-name="P4"><text:s text:c="8"/>for(ll i=1; i&lt;=n; i++){</text:p>
      <text:p text:style-name="P4"><text:s text:c="12"/>dp[1][i] = get_cost(1, i);</text:p>
      <text:p text:style-name="P4"><text:s text:c="8"/>}</text:p>
      <text:p text:style-name="P4"><text:s text:c="8"/>ll at=0;</text:p>
      <text:p text:style-name="P4"><text:s text:c="8"/>for(ll k=2; k&lt;=K; k++){</text:p>
      <text:p text:style-name="P4"><text:s text:c="12"/>func(at, 1, n, 1, n);</text:p>
      <text:p text:style-name="P4"><text:s text:c="12"/>at^=1;</text:p>
      <text:p text:style-name="P4"><text:s text:c="8"/>}</text:p>
      <text:p text:style-name="P4"><text:s text:c="8"/>at^=1;</text:p>
      <text:p text:style-name="P4"><text:s text:c="8"/>printf("%lld\n", dp[at][n]);</text:p>
      <text:p text:style-name="P4"><text:s text:c="4"/>}</text:p>
      <text:p text:style-name="P4">}</text:p>
      <text:p text:style-name="P2"/>
      <text:p text:style-name="P2"/>
      <text:p text:style-name="P2"><text:soft-page-break/>1.7 - Knuth</text:p>
      <text:p text:style-name="P4"><text:s/></text:p>
      <text:p text:style-name="P4">typedef long long int ll;</text:p>
      <text:p text:style-name="P4"><text:s/></text:p>
      <text:p text:style-name="P4">int n, opt[N][N];</text:p>
      <text:p text:style-name="P4">ll acc[N], dp[N][N];</text:p>
      <text:p text:style-name="P4">string answer;</text:p>
      <text:p text:style-name="P4"><text:s/></text:p>
      <text:p text:style-name="P4">void knuth(){</text:p>
      <text:p text:style-name="P4"><text:s text:c="5"/></text:p>
      <text:p text:style-name="P4"><text:s text:c="4"/>for(int i=1; i&lt;=n; i++) {</text:p>
      <text:p text:style-name="P4"><text:s text:c="8"/>dp[i][i] = acc[i]-acc[i-1];</text:p>
      <text:p text:style-name="P4"><text:s text:c="8"/>opt[i][i] = i;</text:p>
      <text:p text:style-name="P4"><text:s text:c="4"/>}</text:p>
      <text:p text:style-name="P4"><text:s text:c="5"/></text:p>
      <text:p text:style-name="P4"><text:s text:c="4"/>for(int s = 2; s&lt;=n; s++){</text:p>
      <text:p text:style-name="P4"><text:s text:c="8"/>for(int l=1; l+s-1&lt;=n; l++){</text:p>
      <text:p text:style-name="P4"><text:s text:c="12"/>int r = l+s-1;</text:p>
      <text:p text:style-name="P4"><text:s text:c="13"/></text:p>
      <text:p text:style-name="P4"><text:s text:c="12"/>int optL = opt[l][r-1];</text:p>
      <text:p text:style-name="P4"><text:s text:c="12"/>int optR = opt[l+1][r];</text:p>
      <text:p text:style-name="P4"><text:s text:c="12"/>int opt_ = optL;</text:p>
      <text:p text:style-name="P4"><text:s text:c="12"/>ll best = inf;</text:p>
      <text:p text:style-name="P4"><text:s text:c="13"/></text:p>
      <text:p text:style-name="P4"><text:s text:c="12"/>for(int i=optL; i&lt;=min(optR, r-1); i++){</text:p>
      <text:p text:style-name="P4"><text:s text:c="16"/>if(dp[l][i] + dp[i+1][r] &lt; best){</text:p>
      <text:p text:style-name="P4"><text:s text:c="20"/>best = dp[l][i]+dp[i+1][r];</text:p>
      <text:p text:style-name="P4"><text:s text:c="20"/>opt_ = i;</text:p>
      <text:p text:style-name="P4"><text:s text:c="16"/>}</text:p>
      <text:p text:style-name="P4"><text:s text:c="12"/>}</text:p>
      <text:p text:style-name="P4"><text:s text:c="12"/>if(best == inf) best = 0;</text:p>
      <text:p text:style-name="P4"><text:s text:c="12"/>opt[l][r] = opt_;</text:p>
      <text:p text:style-name="P4"><text:s text:c="12"/>dp[l][r] = best+acc[r]-acc[l-1];</text:p>
      <text:p text:style-name="P4"><text:s text:c="8"/>}</text:p>
      <text:p text:style-name="P4"><text:s text:c="4"/>}</text:p>
      <text:p text:style-name="P4">}</text:p>
      <text:p text:style-name="P4"><text:s/></text:p>
      <text:p text:style-name="P4">void solve(int l ,int r){//recupera resposta</text:p>
      <text:p text:style-name="P4"><text:s text:c="4"/>if(r&lt;l) return;</text:p>
      <text:p text:style-name="P4"><text:s text:c="4"/>if(l == r){</text:p>
      <text:p text:style-name="P4"><text:s text:c="8"/>cout &lt;&lt; answer &lt;&lt; endl;</text:p>
      <text:p text:style-name="P4"><text:s text:c="8"/>return;</text:p>
      <text:p text:style-name="P4"><text:s text:c="4"/>}</text:p>
      <text:p text:style-name="P4"><text:s text:c="5"/></text:p>
      <text:p text:style-name="P4"><text:s text:c="4"/>answer.push_back('0');</text:p>
      <text:p text:style-name="P4"><text:s text:c="4"/>solve(l, opt[l][r]);</text:p>
      <text:p text:style-name="P4"><text:s text:c="4"/>answer.back()='1';</text:p>
      <text:p text:style-name="P4"><text:s text:c="4"/>solve(opt[l][r]+1, r);</text:p>
      <text:p text:style-name="P4"><text:s text:c="4"/>answer.pop_back();</text:p>
      <text:p text:style-name="P4"><text:soft-page-break/>}</text:p>
      <text:p text:style-name="P4"><text:s/></text:p>
      <text:p text:style-name="P4">int main(){</text:p>
      <text:p text:style-name="P4"><text:s text:c="4"/>ios_base::sync_with_stdio(0); cin.tie(0);</text:p>
      <text:p text:style-name="P4"><text:s text:c="4"/>while(cin &gt;&gt; n){</text:p>
      <text:p text:style-name="P4"><text:s text:c="8"/>for(int i=1; i&lt;=n; i++){</text:p>
      <text:p text:style-name="P4"><text:s text:c="12"/>cin &gt;&gt; acc[i];</text:p>
      <text:p text:style-name="P4"><text:s text:c="12"/>acc[i]+=acc[i-1];</text:p>
      <text:p text:style-name="P4"><text:s text:c="8"/>}</text:p>
      <text:p text:style-name="P4"><text:s text:c="9"/></text:p>
      <text:p text:style-name="P4"><text:s text:c="8"/>knuth();</text:p>
      <text:p text:style-name="P4"><text:s text:c="8"/>solve(1, n);</text:p>
      <text:p text:style-name="P4"><text:s text:c="4"/>}</text:p>
      <text:p text:style-name="P4">}</text:p>
      <text:p text:style-name="P2"/>
      <text:p text:style-name="P2"/>
      <text:p text:style-name="P2">2 - Estruturas de dados</text:p>
      <text:p text:style-name="P2"/>
      <text:p text:style-name="P2">2.1 - BIT</text:p>
      <text:p text:style-name="P2"/>
      <text:p text:style-name="P4">struct BIT{</text:p>
      <text:p text:style-name="P4"><text:s text:c="4"/>#define LOGMAX 22</text:p>
      <text:p text:style-name="P4"><text:s text:c="4"/>#define N 101010</text:p>
      <text:p text:style-name="P4"><text:s text:c="5"/></text:p>
      <text:p text:style-name="P4"><text:s text:c="4"/>int bit[N];</text:p>
      <text:p text:style-name="P4"><text:s text:c="4"/>BIT(){};</text:p>
      <text:p text:style-name="P4"><text:s text:c="5"/></text:p>
      <text:p text:style-name="P4"><text:s text:c="4"/>void clear(){</text:p>
      <text:p text:style-name="P4"><text:s text:c="8"/>memset(bit, 0, sizeof bit);</text:p>
      <text:p text:style-name="P4"><text:s text:c="4"/>}</text:p>
      <text:p text:style-name="P4"><text:s text:c="5"/></text:p>
      <text:p text:style-name="P4"><text:s text:c="4"/>void update(int pos, int v){</text:p>
      <text:p text:style-name="P4"><text:s text:c="8"/>for(; pos&lt;N; pos+=(pos&amp;(-pos))) bit[pos]+=v;</text:p>
      <text:p text:style-name="P4"><text:s text:c="4"/>}</text:p>
      <text:p text:style-name="P4"><text:s/></text:p>
      <text:p text:style-name="P4"><text:s text:c="4"/>int sum(int pos){</text:p>
      <text:p text:style-name="P4"><text:s text:c="8"/>int s=0;</text:p>
      <text:p text:style-name="P4"><text:s text:c="8"/>for(; pos; pos-=(pos&amp;(-pos))) s+=bit[pos];</text:p>
      <text:p text:style-name="P4"><text:s text:c="8"/>return s;</text:p>
      <text:p text:style-name="P4"><text:s text:c="4"/>}</text:p>
      <text:p text:style-name="P4"><text:s text:c="5"/></text:p>
      <text:p text:style-name="P4"><text:s text:c="4"/>int kth(int k){</text:p>
      <text:p text:style-name="P4"><text:s text:c="9"/></text:p>
      <text:p text:style-name="P4"><text:s text:c="8"/>int ans=0;</text:p>
      <text:p text:style-name="P4"><text:s text:c="8"/>for(int j=LOGMAX; j&gt;=0; j--){</text:p>
      <text:p text:style-name="P4"><text:s text:c="12"/>if(ans+(1&lt;&lt;j) &gt;= N) continue;</text:p>
      <text:p text:style-name="P4"><text:s text:c="13"/></text:p>
      <text:p text:style-name="P4"><text:s text:c="12"/>if(bit[ans+(1&lt;&lt;j)]&lt;k){</text:p>
      <text:p text:style-name="P4"><text:soft-page-break/><text:s text:c="16"/>ans+=(1&lt;&lt;j);</text:p>
      <text:p text:style-name="P4"><text:s text:c="16"/>k-=bit[ans];</text:p>
      <text:p text:style-name="P4"><text:s text:c="12"/>}</text:p>
      <text:p text:style-name="P4"><text:s text:c="8"/>}</text:p>
      <text:p text:style-name="P4"><text:s text:c="8"/>return ans+1;</text:p>
      <text:p text:style-name="P4"><text:s text:c="4"/>}</text:p>
      <text:p text:style-name="P4"><text:s text:c="5"/></text:p>
      <text:p text:style-name="P4"><text:s text:c="4"/>int query(int l, int r){</text:p>
      <text:p text:style-name="P4"><text:s text:c="8"/>if(l &gt; r) return 0;</text:p>
      <text:p text:style-name="P4"><text:s text:c="8"/>return sum(r) - sum(l-1);</text:p>
      <text:p text:style-name="P4"><text:s text:c="4"/>}</text:p>
      <text:p text:style-name="P4">};</text:p>
      <text:p text:style-name="P2"/>
      <text:p text:style-name="P2"/>
      <text:p text:style-name="P2">2.2 - BIT2D</text:p>
      <text:p text:style-name="P2"/>
      <text:p text:style-name="P4">struct BIT2D{</text:p>
      <text:p text:style-name="P4"><text:s text:c="4"/>#define MAXN 1010</text:p>
      <text:p text:style-name="P4"><text:s text:c="5"/></text:p>
      <text:p text:style-name="P4"><text:s text:c="4"/>int bit[MAXN][MAXN];</text:p>
      <text:p text:style-name="P4"><text:s text:c="4"/>BIT2D(){}</text:p>
      <text:p text:style-name="P4"><text:s text:c="6"/></text:p>
      <text:p text:style-name="P4"><text:s text:c="4"/>void reset(){</text:p>
      <text:p text:style-name="P4"><text:s text:c="8"/>memset(bit, 0, sizeof bit);</text:p>
      <text:p text:style-name="P4"><text:s text:c="4"/>}</text:p>
      <text:p text:style-name="P4"><text:s text:c="6"/></text:p>
      <text:p text:style-name="P4"><text:s text:c="4"/>void update(int a, int b, int val){</text:p>
      <text:p text:style-name="P4"><text:s text:c="8"/>for(int x = a; <text:s/>x &lt; MAXN; <text:s/>x+= (x &amp; -x) ){</text:p>
      <text:p text:style-name="P4"><text:s text:c="9"/></text:p>
      <text:p text:style-name="P4"><text:s text:c="12"/>for(int y = b; <text:s/>y &lt; MAXN; <text:s/>y+= (y &amp; -y) ){</text:p>
      <text:p text:style-name="P4"><text:s text:c="16"/>bit[x][y] += val;</text:p>
      <text:p text:style-name="P4"><text:s text:c="12"/>}</text:p>
      <text:p text:style-name="P4"><text:s text:c="9"/></text:p>
      <text:p text:style-name="P4"><text:s text:c="8"/>}</text:p>
      <text:p text:style-name="P4"><text:s text:c="4"/>}</text:p>
      <text:p text:style-name="P4"><text:s text:c="6"/></text:p>
      <text:p text:style-name="P4"><text:s text:c="4"/>int sum(int a, int b){</text:p>
      <text:p text:style-name="P4"><text:s text:c="8"/>int ans = 0;</text:p>
      <text:p text:style-name="P4"><text:s text:c="8"/>for(int x=a; <text:s/>x; <text:s/>x-= (x &amp; -x)){</text:p>
      <text:p text:style-name="P4"><text:s text:c="9"/></text:p>
      <text:p text:style-name="P4"><text:s text:c="12"/>for(int y=b; <text:s/>y; <text:s/>y-= (y &amp; -y) ){</text:p>
      <text:p text:style-name="P4"><text:s text:c="16"/>ans += bit[x][y];</text:p>
      <text:p text:style-name="P4"><text:s text:c="12"/>}</text:p>
      <text:p text:style-name="P4"><text:s text:c="13"/></text:p>
      <text:p text:style-name="P4"><text:s text:c="8"/>}</text:p>
      <text:p text:style-name="P4"><text:s text:c="8"/>return ans;</text:p>
      <text:p text:style-name="P4"><text:s text:c="4"/>}</text:p>
      <text:p text:style-name="P4"><text:s text:c="6"/></text:p>
      <text:p text:style-name="P4"><text:s text:c="4"/>int query(int i1, int j1, int i2, int j2){</text:p>
      <text:p text:style-name="P4"><text:soft-page-break/><text:s text:c="8"/>return sum(i2, j2) + sum(i1-1, j1-1) - sum(i1-1,j2) - sum(i2,j1-1);</text:p>
      <text:p text:style-name="P4"><text:s text:c="4"/>}</text:p>
      <text:p text:style-name="P4">};</text:p>
      <text:p text:style-name="P2"/>
      <text:p text:style-name="P2">2.3 - Exponenciação de Matriz</text:p>
      <text:p text:style-name="P2"/>
      <text:p text:style-name="P3">struct mat{</text:p>
      <text:p text:style-name="P3"><text:tab/></text:p>
      <text:p text:style-name="P3"><text:tab/>ll m[N][N];</text:p>
      <text:p text:style-name="P3"><text:tab/></text:p>
      <text:p text:style-name="P3"><text:tab/>mat(){ memset(m, 0, sizeof m); }</text:p>
      <text:p text:style-name="P3">};</text:p>
      <text:p text:style-name="P3"/>
      <text:p text:style-name="P3">mat mult(mat a, mat b, ll na, ll mb, ll c){</text:p>
      <text:p text:style-name="P3">//obs: considerar passagem de parametros por referencia</text:p>
      <text:p text:style-name="P3">//multiplica duas matrizes (na x c)*(c x mb)</text:p>
      <text:p text:style-name="P3"><text:tab/></text:p>
      <text:p text:style-name="P3"><text:tab/>mat ans;</text:p>
      <text:p text:style-name="P3"><text:tab/></text:p>
      <text:p text:style-name="P3"><text:tab/>for(ll i=0; i&lt;na; i++)</text:p>
      <text:p text:style-name="P3"><text:tab/><text:tab/>for(ll j=0; j&lt;mb; j++)</text:p>
      <text:p text:style-name="P3"><text:tab/><text:tab/><text:tab/>for(ll k=0; k&lt;c; k++)</text:p>
      <text:p text:style-name="P3"><text:tab/><text:tab/><text:tab/><text:tab/>ans.m[i][j] = (ans.m[i][j] + a.m[i][k]*b.m[k][j])%MOD;</text:p>
      <text:p text:style-name="P3"><text:tab/>return ans;</text:p>
      <text:p text:style-name="P3">}</text:p>
      <text:p text:style-name="P3"/>
      <text:p text:style-name="P3">mat identity(){</text:p>
      <text:p text:style-name="P3"><text:tab/>mat ans;</text:p>
      <text:p text:style-name="P3"><text:tab/>for(ll i=0; i&lt;N; i++) ans.m[i][i] = 1;</text:p>
      <text:p text:style-name="P3"><text:tab/>return ans;</text:p>
      <text:p text:style-name="P3">}</text:p>
      <text:p text:style-name="P3"/>
      <text:p text:style-name="P3">mat mat_pow(mat base, ll p){//obs: considerar passagem de parametros por ref.</text:p>
      <text:p text:style-name="P3"><text:tab/></text:p>
      <text:p text:style-name="P3"><text:tab/>mat ans = identity();</text:p>
      <text:p text:style-name="P3"><text:tab/>while(p&gt;0){</text:p>
      <text:p text:style-name="P3"><text:tab/><text:tab/>if(p&amp;1) ans = mult(ans, base, N, N, N);</text:p>
      <text:p text:style-name="P3"><text:tab/><text:tab/>base = mult(base, base, N, N, N);</text:p>
      <text:p text:style-name="P3"><text:tab/><text:tab/>p&gt;&gt;=1;</text:p>
      <text:p text:style-name="P3"><text:tab/>}</text:p>
      <text:p text:style-name="P3"><text:tab/>return ans;</text:p>
      <text:p text:style-name="P3">}</text:p>
      <text:p text:style-name="P3"/>
      <text:p text:style-name="P3"/>
      <text:p text:style-name="P3">mat build(){</text:p>
      <text:p text:style-name="P3"><text:tab/>//constroi a matriz de transição. Depende do problema</text:p>
      <text:p text:style-name="P3"><text:tab/></text:p>
      <text:p text:style-name="P3">}</text:p>
      <text:p text:style-name="P3"/>
      <text:p text:style-name="P3"><text:soft-page-break/></text:p>
      <text:p text:style-name="P3">int main(){</text:p>
      <text:p text:style-name="P3"><text:tab/></text:p>
      <text:p text:style-name="P3"><text:tab/>mat base, ans, T;</text:p>
      <text:p text:style-name="P3"><text:tab/>T = build();//monta a matriz de transição</text:p>
      <text:p text:style-name="P3"><text:tab/></text:p>
      <text:p text:style-name="P3"><text:tab/>//monta a matriz do caso base</text:p>
      <text:p text:style-name="P3"><text:tab/></text:p>
      <text:p text:style-name="P3"><text:tab/>ans = mat_pow(T, expoente);//exponencia</text:p>
      <text:p text:style-name="P3"><text:tab/>ans = mult(ans, base, _, _, _);//multiplica pelo caso base</text:p>
      <text:p text:style-name="P3">}</text:p>
      <text:p text:style-name="P3"/>
      <text:p text:style-name="P2"/>
      <text:p text:style-name="P2"/>
      <text:p text:style-name="P2">2.4 - Merge Sort Tree</text:p>
      <text:p text:style-name="P2"/>
      <text:p text:style-name="P4">int n, k, q;</text:p>
      <text:p text:style-name="P4">int v[MAXN];</text:p>
      <text:p text:style-name="P4"><text:s/></text:p>
      <text:p text:style-name="P4">struct MERGESORT_TREE{</text:p>
      <text:p text:style-name="P4"><text:s text:c="4"/>vector&lt;int&gt; st[4*MAXN];</text:p>
      <text:p text:style-name="P4"><text:s text:c="5"/></text:p>
      <text:p text:style-name="P4"><text:s text:c="4"/>MERGESORT_TREE(){}</text:p>
      <text:p text:style-name="P4"><text:s text:c="4"/>void reset(){</text:p>
      <text:p text:style-name="P4"><text:s text:c="8"/>for (int i = 0; i &lt; 4*MAXN; i++){</text:p>
      <text:p text:style-name="P4"><text:s text:c="12"/>st[i].clear();</text:p>
      <text:p text:style-name="P4"><text:s text:c="8"/>}</text:p>
      <text:p text:style-name="P4"><text:s text:c="4"/>}</text:p>
      <text:p text:style-name="P4"><text:s text:c="5"/></text:p>
      <text:p text:style-name="P4"><text:s text:c="4"/>vector&lt;int&gt; merge(const vector&lt;int&gt; &amp;a, const vector&lt;int&gt; &amp;b){</text:p>
      <text:p text:style-name="P4"><text:s text:c="8"/>vector&lt;int&gt; ans;</text:p>
      <text:p text:style-name="P4"><text:s text:c="8"/>int i = 0, j = 0;</text:p>
      <text:p text:style-name="P4"><text:s text:c="8"/>while (ans.size() &lt; k){</text:p>
      <text:p text:style-name="P4"><text:s text:c="12"/>if(i==a.size() &amp;&amp; j==b.size()) break;</text:p>
      <text:p text:style-name="P4"><text:s text:c="12"/>if(i==a.size()){</text:p>
      <text:p text:style-name="P4"><text:s text:c="16"/>ans.pb(b[j++]);</text:p>
      <text:p text:style-name="P4"><text:s text:c="12"/>}else if(j==b.size()){</text:p>
      <text:p text:style-name="P4"><text:s text:c="16"/>ans.pb(a[i++]);</text:p>
      <text:p text:style-name="P4"><text:s text:c="12"/>}else{</text:p>
      <text:p text:style-name="P4"><text:s text:c="16"/>if(a[i] &gt; b[j]){</text:p>
      <text:p text:style-name="P4"><text:s text:c="20"/>ans.pb(a[i++]);</text:p>
      <text:p text:style-name="P4"><text:s text:c="16"/>}else{</text:p>
      <text:p text:style-name="P4"><text:s text:c="20"/>ans.pb(b[j++]);</text:p>
      <text:p text:style-name="P4"><text:s text:c="16"/>}</text:p>
      <text:p text:style-name="P4"><text:s text:c="12"/>}</text:p>
      <text:p text:style-name="P4"><text:s text:c="8"/>}</text:p>
      <text:p text:style-name="P4"><text:s text:c="8"/>return ans;</text:p>
      <text:p text:style-name="P4"><text:s text:c="4"/>}</text:p>
      <text:p text:style-name="P4"><text:s text:c="5"/></text:p>
      <text:p text:style-name="P4"><text:soft-page-break/><text:s text:c="4"/>void build(int no, int l, int r){</text:p>
      <text:p text:style-name="P4"><text:s text:c="8"/>if(l==r){</text:p>
      <text:p text:style-name="P4"><text:s text:c="12"/>st[no].pb(v[l]);</text:p>
      <text:p text:style-name="P4"><text:s text:c="12"/>return;</text:p>
      <text:p text:style-name="P4"><text:s text:c="8"/>}</text:p>
      <text:p text:style-name="P4"><text:s text:c="8"/>int nxt = 2*no;</text:p>
      <text:p text:style-name="P4"><text:s text:c="8"/>int mid = (l+r)/2;</text:p>
      <text:p text:style-name="P4"><text:s text:c="8"/>build(nxt, l, mid);</text:p>
      <text:p text:style-name="P4"><text:s text:c="8"/>build(nxt+1, mid+1, r);</text:p>
      <text:p text:style-name="P4"><text:s text:c="8"/>st[no] = merge(st[nxt], st[nxt+1]);</text:p>
      <text:p text:style-name="P4"><text:s text:c="4"/>}</text:p>
      <text:p text:style-name="P4"><text:s text:c="5"/></text:p>
      <text:p text:style-name="P4"><text:s text:c="4"/>vector&lt;int&gt; query(int no, int l, int r, int i, int j){</text:p>
      <text:p text:style-name="P4"><text:s text:c="8"/>vector&lt;int&gt; ans;</text:p>
      <text:p text:style-name="P4"><text:s text:c="8"/>if(r&lt;i || l&gt;j) return ans;</text:p>
      <text:p text:style-name="P4"><text:s text:c="8"/>if(i&lt;=l &amp;&amp; r&lt;=j) return st[no];</text:p>
      <text:p text:style-name="P4"><text:s text:c="8"/>int nxt = 2*no;</text:p>
      <text:p text:style-name="P4"><text:s text:c="8"/>int mid = (l+r)/2;</text:p>
      <text:p text:style-name="P4"><text:s text:c="9"/></text:p>
      <text:p text:style-name="P4"><text:s text:c="8"/>return merge(query(nxt, l, mid, i, j), query(nxt+1, mid+1, r, i, j));</text:p>
      <text:p text:style-name="P4"><text:s text:c="4"/>}</text:p>
      <text:p text:style-name="P4"><text:s/></text:p>
      <text:p text:style-name="P4">};</text:p>
      <text:p text:style-name="P4"><text:s/></text:p>
      <text:p text:style-name="P4">int main(){</text:p>
      <text:p text:style-name="P4"><text:s text:c="4"/>ios_base::sync_with_stdio(0);</text:p>
      <text:p text:style-name="P4"><text:s text:c="4"/>cin.tie(0);</text:p>
      <text:p text:style-name="P4"><text:s text:c="5"/></text:p>
      <text:p text:style-name="P4"><text:s text:c="4"/>cin &gt;&gt; n &gt;&gt; k &gt;&gt; q;</text:p>
      <text:p text:style-name="P4"><text:s text:c="4"/>MERGESORT_TREE tr;</text:p>
      <text:p text:style-name="P4"><text:s text:c="5"/></text:p>
      <text:p text:style-name="P4"><text:s text:c="4"/>for (int i = 0; i &lt; n; i++)</text:p>
      <text:p text:style-name="P4"><text:s text:c="4"/>{</text:p>
      <text:p text:style-name="P4"><text:s text:c="8"/>cin &gt;&gt; v[i];</text:p>
      <text:p text:style-name="P4"><text:s text:c="4"/>}</text:p>
      <text:p text:style-name="P4"><text:s text:c="4"/>tr.build(1, 0, n-1);</text:p>
      <text:p text:style-name="P4"><text:s text:c="5"/></text:p>
      <text:p text:style-name="P4"><text:s text:c="4"/>vector&lt;int&gt; res;</text:p>
      <text:p text:style-name="P4"><text:s text:c="4"/>int l, r;</text:p>
      <text:p text:style-name="P4"><text:s text:c="4"/>ll ans;</text:p>
      <text:p text:style-name="P4"><text:s text:c="4"/>for (int i = 0; i &lt; q; i++)</text:p>
      <text:p text:style-name="P4"><text:s text:c="4"/>{</text:p>
      <text:p text:style-name="P4"><text:s text:c="8"/>cin &gt;&gt; l &gt;&gt; r;</text:p>
      <text:p text:style-name="P4"><text:s text:c="8"/>l--; r--;</text:p>
      <text:p text:style-name="P4"><text:s text:c="8"/>res.clear();</text:p>
      <text:p text:style-name="P4"><text:s text:c="8"/>res = tr.query(1, 0, n-1, l, r);</text:p>
      <text:p text:style-name="P4"><text:s text:c="9"/></text:p>
      <text:p text:style-name="P4"><text:s text:c="8"/>ans = res[0];</text:p>
      <text:p text:style-name="P4"><text:s text:c="8"/>for (int j = 1; j &lt; res.size(); j++)</text:p>
      <text:p text:style-name="P4"><text:soft-page-break/><text:s text:c="8"/>{</text:p>
      <text:p text:style-name="P4"><text:s text:c="12"/>if(res[j]!=0){</text:p>
      <text:p text:style-name="P4"><text:s text:c="16"/>ans = (ans * 1LL * res[j])%MOD;</text:p>
      <text:p text:style-name="P4"><text:s text:c="12"/>}</text:p>
      <text:p text:style-name="P4"><text:s text:c="8"/>}</text:p>
      <text:p text:style-name="P4"><text:s text:c="9"/></text:p>
      <text:p text:style-name="P4"><text:s text:c="8"/>cout &lt;&lt; ans &lt;&lt; "\n";</text:p>
      <text:p text:style-name="P4"><text:s text:c="4"/>}</text:p>
      <text:p text:style-name="P4"><text:s text:c="5"/></text:p>
      <text:p text:style-name="P4"><text:s text:c="5"/></text:p>
      <text:p text:style-name="P4"><text:s text:c="4"/>return 0;</text:p>
      <text:p text:style-name="P4">}</text:p>
      <text:p text:style-name="P2"/>
      <text:p text:style-name="P2"/>
      <text:p text:style-name="P2">2.5 - Segment Tree</text:p>
      <text:p text:style-name="P2"/>
      <text:p text:style-name="P4">int v[MAXN];</text:p>
      <text:p text:style-name="P4"><text:s/></text:p>
      <text:p text:style-name="P4">struct SEGTREE{</text:p>
      <text:p text:style-name="P4"><text:s text:c="4"/>int st[MAXN * 4];</text:p>
      <text:p text:style-name="P4"><text:s text:c="5"/></text:p>
      <text:p text:style-name="P4"><text:s text:c="4"/>SEGTREE(){}</text:p>
      <text:p text:style-name="P4"><text:s text:c="5"/></text:p>
      <text:p text:style-name="P4"><text:s text:c="4"/>void reset(){</text:p>
      <text:p text:style-name="P4"><text:s text:c="8"/>memset(st, 0, sizeof st);</text:p>
      <text:p text:style-name="P4"><text:s text:c="4"/>}</text:p>
      <text:p text:style-name="P4"><text:s text:c="5"/></text:p>
      <text:p text:style-name="P4"><text:s text:c="4"/>int merge(int a, int b){</text:p>
      <text:p text:style-name="P4"><text:s text:c="8"/>return a+b;</text:p>
      <text:p text:style-name="P4"><text:s text:c="4"/>}</text:p>
      <text:p text:style-name="P4"><text:s text:c="5"/></text:p>
      <text:p text:style-name="P4"><text:s text:c="4"/>void build(int no, int l, int r){</text:p>
      <text:p text:style-name="P4"><text:s text:c="8"/>if(l==r){</text:p>
      <text:p text:style-name="P4"><text:s text:c="12"/>st[no] = v[l];</text:p>
      <text:p text:style-name="P4"><text:s text:c="12"/>return;</text:p>
      <text:p text:style-name="P4"><text:s text:c="8"/>}</text:p>
      <text:p text:style-name="P4"><text:s text:c="8"/>int mid = (l+r)&gt;&gt;1;</text:p>
      <text:p text:style-name="P4"><text:s text:c="8"/>int nxt = no&lt;&lt;1;</text:p>
      <text:p text:style-name="P4"><text:s text:c="8"/>build(nxt, l, mid);</text:p>
      <text:p text:style-name="P4"><text:s text:c="8"/>build(nxt+1, mid+1, r);</text:p>
      <text:p text:style-name="P4"><text:s text:c="8"/>st[no] = merge(st[nxt], st[nxt+1]);</text:p>
      <text:p text:style-name="P4"><text:s text:c="4"/>}</text:p>
      <text:p text:style-name="P4"><text:s text:c="9"/></text:p>
      <text:p text:style-name="P4"><text:s text:c="4"/>int query(int no, int l, int r, int i, int j){</text:p>
      <text:p text:style-name="P4"><text:s text:c="8"/>if(i&lt;=l &amp;&amp; r&lt;=j) return st[no];</text:p>
      <text:p text:style-name="P4"><text:s text:c="8"/>if(i&gt;r || j&lt;l) return 0;</text:p>
      <text:p text:style-name="P4"><text:s text:c="9"/></text:p>
      <text:p text:style-name="P4"><text:s text:c="8"/>int mid = (l+r)&gt;&gt;1;</text:p>
      <text:p text:style-name="P4"><text:s text:c="8"/>int nxt = no&lt;&lt;1;</text:p>
      <text:p text:style-name="P4"><text:soft-page-break/><text:s text:c="8"/>return merge(query(nxt, l, mid, i, j), query(nxt+1, mid+1, r, i, j));</text:p>
      <text:p text:style-name="P4"><text:s text:c="4"/>}</text:p>
      <text:p text:style-name="P4"><text:s/></text:p>
      <text:p text:style-name="P4"><text:s text:c="4"/>void update(int no, int l, int r, int pos, int val){</text:p>
      <text:p text:style-name="P4"><text:s text:c="8"/>if(pos&lt;l || pos&gt;r) return;</text:p>
      <text:p text:style-name="P4"><text:s text:c="8"/>if(l==r){</text:p>
      <text:p text:style-name="P4"><text:s text:c="12"/>st[no] = val;</text:p>
      <text:p text:style-name="P4"><text:s text:c="12"/>return;</text:p>
      <text:p text:style-name="P4"><text:s text:c="8"/>}</text:p>
      <text:p text:style-name="P4"><text:s text:c="9"/></text:p>
      <text:p text:style-name="P4"><text:s text:c="8"/>int mid=(l+r)&gt;&gt;1;</text:p>
      <text:p text:style-name="P4"><text:s text:c="8"/>int nxt = no&lt;&lt;1;</text:p>
      <text:p text:style-name="P4"><text:s text:c="8"/>update(nxt, l, mid, pos, val);</text:p>
      <text:p text:style-name="P4"><text:s text:c="8"/>update(nxt+1, mid+1, r, pos, val);</text:p>
      <text:p text:style-name="P4"><text:s text:c="8"/>st[no] = merge(st[nxt], st[nxt+1]);</text:p>
      <text:p text:style-name="P4"><text:s text:c="4"/>}</text:p>
      <text:p text:style-name="P4">};</text:p>
      <text:p text:style-name="P2"/>
      <text:p text:style-name="P2"/>
      <text:p text:style-name="P2">2.6 - Segment Tree + Lazy Propagation</text:p>
      <text:p text:style-name="P2"/>
      <text:p text:style-name="P4">int v[MAXN];</text:p>
      <text:p text:style-name="P4"><text:s/></text:p>
      <text:p text:style-name="P4">struct SEGTREE_LAZY{</text:p>
      <text:p text:style-name="P4"><text:s text:c="4"/>int st[MAXN * 4];</text:p>
      <text:p text:style-name="P4"><text:s text:c="4"/>int lazy[MAXN * 4];</text:p>
      <text:p text:style-name="P4"><text:s text:c="5"/></text:p>
      <text:p text:style-name="P4"><text:s text:c="4"/>SEGTREE_LAZY(){}</text:p>
      <text:p text:style-name="P4"><text:s text:c="5"/></text:p>
      <text:p text:style-name="P4"><text:s text:c="4"/>void reset(){</text:p>
      <text:p text:style-name="P4"><text:s text:c="8"/>memset(st, 0, sizeof st);</text:p>
      <text:p text:style-name="P4"><text:s text:c="8"/>memset(lazy, 0, sizeof lazy);</text:p>
      <text:p text:style-name="P4"><text:s text:c="4"/>}</text:p>
      <text:p text:style-name="P4"><text:s text:c="5"/></text:p>
      <text:p text:style-name="P4"><text:s text:c="4"/>int merge(int a, int b){</text:p>
      <text:p text:style-name="P4"><text:s text:c="8"/>return a+b;</text:p>
      <text:p text:style-name="P4"><text:s text:c="4"/>}</text:p>
      <text:p text:style-name="P4"><text:s text:c="5"/></text:p>
      <text:p text:style-name="P4"><text:s text:c="4"/>void build(int no, int l, int r){</text:p>
      <text:p text:style-name="P4"><text:s text:c="8"/>if(l==r){</text:p>
      <text:p text:style-name="P4"><text:s text:c="12"/>st[no] = v[l];</text:p>
      <text:p text:style-name="P4"><text:s text:c="12"/>lazy[no] = 0;</text:p>
      <text:p text:style-name="P4"><text:s text:c="12"/>return;</text:p>
      <text:p text:style-name="P4"><text:s text:c="8"/>}</text:p>
      <text:p text:style-name="P4"><text:s text:c="8"/>int mid = (l+r)&gt;&gt;1;</text:p>
      <text:p text:style-name="P4"><text:s text:c="8"/>int nxt = no&lt;&lt;1;</text:p>
      <text:p text:style-name="P4"><text:s text:c="9"/></text:p>
      <text:p text:style-name="P4"><text:s text:c="8"/>build(nxt, l, mid);</text:p>
      <text:p text:style-name="P4"><text:s text:c="8"/>build(nxt+1, mid+1, r);</text:p>
      <text:p text:style-name="P4"><text:soft-page-break/><text:s text:c="9"/></text:p>
      <text:p text:style-name="P4"><text:s text:c="8"/>st[no] = merge(st[nxt], st[nxt+1]);</text:p>
      <text:p text:style-name="P4"><text:s text:c="8"/>lazy[no] = 0;</text:p>
      <text:p text:style-name="P4"><text:s text:c="4"/>}</text:p>
      <text:p text:style-name="P4"><text:s text:c="9"/></text:p>
      <text:p text:style-name="P4"><text:s text:c="4"/>void propagate(int no, int l, int r){</text:p>
      <text:p text:style-name="P4"><text:s text:c="8"/>if(!lazy[no]) return;</text:p>
      <text:p text:style-name="P4"><text:s text:c="9"/></text:p>
      <text:p text:style-name="P4"><text:s text:c="8"/>int mid = (l+r)&gt;&gt;1;</text:p>
      <text:p text:style-name="P4"><text:s text:c="8"/>int nxt = no&lt;&lt;1;</text:p>
      <text:p text:style-name="P4"><text:s text:c="9"/></text:p>
      <text:p text:style-name="P4"><text:s text:c="8"/>st[no] += (r-l+1)*lazy[no];</text:p>
      <text:p text:style-name="P4"><text:s text:c="9"/></text:p>
      <text:p text:style-name="P4"><text:s text:c="8"/>if(l!=r){</text:p>
      <text:p text:style-name="P4"><text:s text:c="12"/>lazy[nxt] += lazy[no];</text:p>
      <text:p text:style-name="P4"><text:s text:c="12"/>lazy[nxt+1] += lazy[no];</text:p>
      <text:p text:style-name="P4"><text:s text:c="8"/>}</text:p>
      <text:p text:style-name="P4"><text:s text:c="8"/>lazy[no] = 0;</text:p>
      <text:p text:style-name="P4"><text:s text:c="4"/>} <text:s/></text:p>
      <text:p text:style-name="P4"><text:s text:c="5"/></text:p>
      <text:p text:style-name="P4"><text:s text:c="4"/>int query(int no, int l, int r, int i, int j){</text:p>
      <text:p text:style-name="P4"><text:s text:c="8"/>propagate(no, l, r);</text:p>
      <text:p text:style-name="P4"><text:s text:c="9"/></text:p>
      <text:p text:style-name="P4"><text:s text:c="8"/>if(i&lt;=l &amp;&amp; r&lt;=j) return st[no];</text:p>
      <text:p text:style-name="P4"><text:s text:c="8"/>if(i&gt;r || j&lt;l) return 0;</text:p>
      <text:p text:style-name="P4"><text:s text:c="9"/></text:p>
      <text:p text:style-name="P4"><text:s text:c="8"/>int mid = (l+r)&gt;&gt;1;</text:p>
      <text:p text:style-name="P4"><text:s text:c="8"/>int nxt = no&lt;&lt;1;</text:p>
      <text:p text:style-name="P4"><text:s text:c="8"/>return merge(query(nxt, l, mid, i, j), query(nxt+1, mid+1, r, i, j));</text:p>
      <text:p text:style-name="P4"><text:s text:c="4"/>}</text:p>
      <text:p text:style-name="P4"><text:s/></text:p>
      <text:p text:style-name="P4"><text:s text:c="4"/>void update(int no, int l, int r, int i, int j, int val){</text:p>
      <text:p text:style-name="P4"><text:s text:c="8"/>propagate(no, l, r);</text:p>
      <text:p text:style-name="P4"><text:s text:c="9"/></text:p>
      <text:p text:style-name="P4"><text:s text:c="8"/>if(i&gt;r || j&lt;l) return;</text:p>
      <text:p text:style-name="P4"><text:s text:c="8"/>if(i&lt;=l &amp;&amp; r&lt;=j){</text:p>
      <text:p text:style-name="P4"><text:s text:c="12"/>lazy[no] += val;</text:p>
      <text:p text:style-name="P4"><text:s text:c="12"/>propagate(no, l, r);</text:p>
      <text:p text:style-name="P4"><text:s text:c="12"/>return;</text:p>
      <text:p text:style-name="P4"><text:s text:c="8"/>}</text:p>
      <text:p text:style-name="P4"><text:s text:c="9"/></text:p>
      <text:p text:style-name="P4"><text:s text:c="8"/>int mid = (l+r)&gt;&gt;1;</text:p>
      <text:p text:style-name="P4"><text:s text:c="8"/>int nxt = no&lt;&lt;1;</text:p>
      <text:p text:style-name="P4"><text:s text:c="9"/></text:p>
      <text:p text:style-name="P4"><text:s text:c="8"/>update(nxt, l, mid, i, j, val);</text:p>
      <text:p text:style-name="P4"><text:s text:c="8"/>update(nxt+1, mid+1, r, i, j, val);</text:p>
      <text:p text:style-name="P4"><text:s text:c="9"/></text:p>
      <text:p text:style-name="P4"><text:s text:c="8"/>st[no] = merge(st[nxt], st[nxt+1]);</text:p>
      <text:p text:style-name="P4"><text:s text:c="4"/>}</text:p>
      <text:p text:style-name="P4"><text:soft-page-break/>};</text:p>
      <text:p text:style-name="P2"/>
      <text:p text:style-name="P2"/>
      <text:p text:style-name="P2"/>
      <text:p text:style-name="P2">2.7 - Segment Tree Dinâmica</text:p>
      <text:p text:style-name="P2"/>
      <text:p text:style-name="P4">#define N 101010</text:p>
      <text:p text:style-name="P4"><text:s/></text:p>
      <text:p text:style-name="P4">typedef long long int ll;</text:p>
      <text:p text:style-name="P4"><text:s/></text:p>
      <text:p text:style-name="P4">struct no{</text:p>
      <text:p text:style-name="P4"><text:s text:c="4"/>ll val, lazy;</text:p>
      <text:p text:style-name="P4"><text:s text:c="4"/>no *left, *right;</text:p>
      <text:p text:style-name="P4"><text:s text:c="4"/>no() : val(0), lazy(0), left(NULL), right(NULL) {}</text:p>
      <text:p text:style-name="P4"><text:s text:c="5"/></text:p>
      <text:p text:style-name="P4"><text:s text:c="5"/></text:p>
      <text:p text:style-name="P4"><text:s text:c="5"/></text:p>
      <text:p text:style-name="P4"><text:s text:c="4"/>void do_lazy(int l, int r){</text:p>
      <text:p text:style-name="P4"><text:s text:c="8"/>if(lazy==0) return;</text:p>
      <text:p text:style-name="P4"><text:s text:c="8"/>val+= ((r-l)+1)*lazy;</text:p>
      <text:p text:style-name="P4"><text:s text:c="8"/>if(l&lt;r){</text:p>
      <text:p text:style-name="P4"><text:s text:c="12"/>if(!left) left = new no();</text:p>
      <text:p text:style-name="P4"><text:s text:c="12"/>if(!right) right = new no();</text:p>
      <text:p text:style-name="P4"><text:s text:c="12"/>left-&gt;lazy+=lazy;</text:p>
      <text:p text:style-name="P4"><text:s text:c="12"/>right-&gt;lazy+=lazy;</text:p>
      <text:p text:style-name="P4"><text:s text:c="8"/>}</text:p>
      <text:p text:style-name="P4"><text:s text:c="8"/>lazy = 0;</text:p>
      <text:p text:style-name="P4"><text:s text:c="4"/>}</text:p>
      <text:p text:style-name="P4"><text:s/></text:p>
      <text:p text:style-name="P4"><text:s text:c="4"/>void update(int l, int r, int a, int b, ll v){</text:p>
      <text:p text:style-name="P4"><text:s text:c="8"/>do_lazy(l, r);</text:p>
      <text:p text:style-name="P4"><text:s text:c="9"/></text:p>
      <text:p text:style-name="P4"><text:s text:c="8"/>if(l&gt;b || r&lt;a) return;</text:p>
      <text:p text:style-name="P4"><text:s text:c="8"/>if(a&lt;=l &amp;&amp; b&gt;=r) {</text:p>
      <text:p text:style-name="P4"><text:s text:c="12"/>lazy+=v;</text:p>
      <text:p text:style-name="P4"><text:s text:c="12"/>do_lazy(l, r);</text:p>
      <text:p text:style-name="P4"><text:s text:c="12"/>return;</text:p>
      <text:p text:style-name="P4"><text:s text:c="8"/>}</text:p>
      <text:p text:style-name="P4"><text:s text:c="9"/></text:p>
      <text:p text:style-name="P4"><text:s text:c="8"/>int mid = (l+r)&gt;&gt;1;</text:p>
      <text:p text:style-name="P4"><text:s text:c="8"/>if(left == NULL) left = new no();</text:p>
      <text:p text:style-name="P4"><text:s text:c="12"/>left-&gt;update(l, mid, a, b, v);</text:p>
      <text:p text:style-name="P4"><text:s text:c="9"/></text:p>
      <text:p text:style-name="P4"><text:s text:c="8"/>if(right == NULL) right = new no();</text:p>
      <text:p text:style-name="P4"><text:s text:c="12"/>right-&gt;update(mid+1, r, a, b, v);</text:p>
      <text:p text:style-name="P4"><text:s text:c="13"/></text:p>
      <text:p text:style-name="P4"><text:s text:c="8"/>val = left-&gt;val + right-&gt;val;</text:p>
      <text:p text:style-name="P4"><text:s text:c="4"/>}</text:p>
      <text:p text:style-name="P4"><text:soft-page-break/><text:s text:c="5"/></text:p>
      <text:p text:style-name="P4"><text:s text:c="4"/>ll query(int l, int r, int a, int b){</text:p>
      <text:p text:style-name="P4"><text:s text:c="8"/>do_lazy(l, r);</text:p>
      <text:p text:style-name="P4"><text:s/></text:p>
      <text:p text:style-name="P4"><text:s text:c="8"/>if(l&gt;b || r&lt;a) return 0;</text:p>
      <text:p text:style-name="P4"><text:s text:c="8"/>if(a&lt;=l &amp;&amp; b&gt;=r) return val;</text:p>
      <text:p text:style-name="P4"><text:s text:c="9"/></text:p>
      <text:p text:style-name="P4"><text:s text:c="8"/>int mid = (l+r)&gt;&gt;1;</text:p>
      <text:p text:style-name="P4"><text:s text:c="8"/>ll x = (left) ? left-&gt;query(l, mid, a, b) : 0;</text:p>
      <text:p text:style-name="P4"><text:s text:c="8"/>ll y = (right) ? right-&gt;query(mid+1, r, a, b) : 0;</text:p>
      <text:p text:style-name="P4"><text:s text:c="8"/>return x+y;</text:p>
      <text:p text:style-name="P4"><text:s text:c="4"/>}</text:p>
      <text:p text:style-name="P4"><text:s text:c="5"/></text:p>
      <text:p text:style-name="P4"><text:s text:c="4"/>void destroy(){//nem todo problema precisa, mas pode dar merda se nao destruir</text:p>
      <text:p text:style-name="P4"><text:s text:c="8"/>if(left) {</text:p>
      <text:p text:style-name="P4"><text:s text:c="12"/>left-&gt;destroy();</text:p>
      <text:p text:style-name="P4"><text:s text:c="12"/>free(left);</text:p>
      <text:p text:style-name="P4"><text:s text:c="8"/>}</text:p>
      <text:p text:style-name="P4"><text:s text:c="8"/>if(right) {</text:p>
      <text:p text:style-name="P4"><text:s text:c="12"/>right-&gt;destroy();</text:p>
      <text:p text:style-name="P4"><text:s text:c="12"/>free(right);</text:p>
      <text:p text:style-name="P4"><text:s text:c="8"/>}</text:p>
      <text:p text:style-name="P4"><text:s text:c="8"/>return;</text:p>
      <text:p text:style-name="P4"><text:s text:c="4"/>}</text:p>
      <text:p text:style-name="P4">};</text:p>
      <text:p text:style-name="P2"/>
      <text:p text:style-name="P2"/>
      <text:p text:style-name="P2">2.8 - Sparse Table</text:p>
      <text:p text:style-name="P2"/>
      <text:p text:style-name="P4">struct SparseTable{</text:p>
      <text:p text:style-name="P4"><text:s text:c="5"/></text:p>
      <text:p text:style-name="P4"><text:s text:c="4"/>#define N 101010</text:p>
      <text:p text:style-name="P4"><text:s text:c="4"/>#define M 20</text:p>
      <text:p text:style-name="P4"><text:s text:c="5"/></text:p>
      <text:p text:style-name="P4"><text:s text:c="4"/>int n, table[N][M];</text:p>
      <text:p text:style-name="P4"><text:s text:c="5"/></text:p>
      <text:p text:style-name="P4"><text:s text:c="4"/>SparseTable() : n(0) {}</text:p>
      <text:p text:style-name="P4"><text:s text:c="5"/></text:p>
      <text:p text:style-name="P4"><text:s text:c="4"/>SparseTable(int a) : n(a) {}</text:p>
      <text:p text:style-name="P4"><text:s/></text:p>
      <text:p text:style-name="P4"><text:s text:c="4"/>void build(){//pressupoe que table[i][0] ja esteja calculado pra todo i</text:p>
      <text:p text:style-name="P4"><text:s text:c="8"/>for(int j=1; j&lt;M; j++){</text:p>
      <text:p text:style-name="P4"><text:s text:c="12"/>for(int i=0; i+(1&lt;&lt;j)&lt;=n; i++){</text:p>
      <text:p text:style-name="P19">//0-indexado. Pra 1-indexado faça: for(int i=1; i+(1&lt;&lt;j)&lt;=n+1; i++)</text:p>
      <text:p text:style-name="P4"><text:s text:c="16"/></text:p>
      <text:p text:style-name="P20">table[i][j]= min(table[i][j-1],table[i+(1&lt;&lt;(j-1))][j-1]);</text:p>
      <text:p text:style-name="P21">//se for soma, eh so trocar min por soma</text:p>
      <text:p text:style-name="P4"><text:soft-page-break/><text:s text:c="12"/>}</text:p>
      <text:p text:style-name="P4"><text:s text:c="8"/>}</text:p>
      <text:p text:style-name="P4"><text:s text:c="4"/>}</text:p>
      <text:p text:style-name="P4"><text:s text:c="5"/></text:p>
      <text:p text:style-name="P4"><text:s text:c="4"/>int query_min(int l, int r){// pressupoe que l&lt;=r</text:p>
      <text:p text:style-name="P4"><text:s text:c="8"/>int k = 31 - __builtin_clz(r-l+1);</text:p>
      <text:p text:style-name="P16"><text:s text:c="2"/>//se as variaveis forem long long, faça 63 - __builtin_clz(r-l+1)</text:p>
      <text:p text:style-name="P4"><text:s text:c="8"/></text:p>
      <text:p text:style-name="P18"><text:s text:c="2"/>return min(table[l][k], table[r-(1&lt;&lt;k)+1][k]);</text:p>
      <text:p text:style-name="P4"><text:s text:c="4"/>}</text:p>
      <text:p text:style-name="P4"><text:s text:c="5"/></text:p>
      <text:p text:style-name="P4"><text:s text:c="4"/>int query_soma(int l, int r){</text:p>
      <text:p text:style-name="P4"><text:s text:c="4"/>//pressupoe que a sparse table calculada seja de soma</text:p>
      <text:p text:style-name="P4"><text:s text:c="4"/></text:p>
      <text:p text:style-name="P4"><text:s text:c="8"/>int ans=0;</text:p>
      <text:p text:style-name="P4"><text:s text:c="8"/>for(int j=M-1; j&gt;=0; j--){</text:p>
      <text:p text:style-name="P4"><text:s text:c="12"/>if(l+(1&lt;&lt;j) &gt; r+1) continue;</text:p>
      <text:p text:style-name="P4"><text:s text:c="12"/>ans+=table[l][j];</text:p>
      <text:p text:style-name="P4"><text:s text:c="12"/>l+=(1&lt;&lt;j);</text:p>
      <text:p text:style-name="P4"><text:s text:c="8"/>}</text:p>
      <text:p text:style-name="P4"><text:s text:c="8"/>return ans;</text:p>
      <text:p text:style-name="P4"><text:s text:c="4"/>}</text:p>
      <text:p text:style-name="P4"><text:s text:c="5"/></text:p>
      <text:p text:style-name="P4">};</text:p>
      <text:p text:style-name="P2"/>
      <text:p text:style-name="P2"/>
      <text:p text:style-name="P2">2.9 - Persistent Segment Tree - Estática</text:p>
      <text:p text:style-name="P2"/>
      <text:p text:style-name="P12">/*</text:p>
      <text:p text:style-name="P12"><text:s/>* <text:s/>SPOJ - MKTHNUM</text:p>
      <text:p text:style-name="P12"><text:s/>*/</text:p>
      <text:p text:style-name="P12"><text:s/></text:p>
      <text:p text:style-name="P12">#include &lt;bits/stdc++.h&gt;</text:p>
      <text:p text:style-name="P12"><text:s/></text:p>
      <text:p text:style-name="P12">using namespace std;</text:p>
      <text:p text:style-name="P12"><text:s/></text:p>
      <text:p text:style-name="P12">#define N 101010</text:p>
      <text:p text:style-name="P12"><text:s/></text:p>
      <text:p text:style-name="P12">struct no{</text:p>
      <text:p text:style-name="P12"><text:s text:c="4"/>int l, r, val;</text:p>
      <text:p text:style-name="P12"><text:s text:c="4"/>no() : l(0), r(0), val(0) {}</text:p>
      <text:p text:style-name="P12">}st[10101010];</text:p>
      <text:p text:style-name="P12"><text:s/></text:p>
      <text:p text:style-name="P12"><text:s/></text:p>
      <text:p text:style-name="P12">int n, q, root[N], vet[N], inv[N], aux[N], nxt;</text:p>
      <text:p text:style-name="P12"><text:s/></text:p>
      <text:p text:style-name="P12">int update(int no1, int l, int r, int pos, int v){</text:p>
      <text:p text:style-name="P12"><text:s text:c="5"/></text:p>
      <text:p text:style-name="P12"><text:s text:c="4"/>int no2 = nxt++;</text:p>
      <text:p text:style-name="P12"><text:s text:c="4"/>st[no2] = st[no1];</text:p>
      <text:p text:style-name="P12"><text:s text:c="4"/>if(l == r){</text:p>
      <text:p text:style-name="P12"><text:soft-page-break/><text:s text:c="8"/>st[no2].val+=v;</text:p>
      <text:p text:style-name="P12"><text:s text:c="8"/>return no2;</text:p>
      <text:p text:style-name="P12"><text:s text:c="4"/>}</text:p>
      <text:p text:style-name="P12"><text:s text:c="5"/></text:p>
      <text:p text:style-name="P12"><text:s text:c="4"/>int mid = (l+r)&gt;&gt;1;</text:p>
      <text:p text:style-name="P12"><text:s text:c="4"/>if(pos&lt;=mid) st[no2].l = update(st[no1].l, l, mid, pos, v);</text:p>
      <text:p text:style-name="P12"><text:s text:c="4"/>if(pos&gt;mid) st[no2].r = update(st[no1].r, mid+1, r, pos, v);</text:p>
      <text:p text:style-name="P12"><text:s text:c="5"/></text:p>
      <text:p text:style-name="P12"><text:s text:c="4"/>st[no2].val = st[st[no2].l].val + st[st[no2].r].val;</text:p>
      <text:p text:style-name="P12"><text:s text:c="4"/>return no2;</text:p>
      <text:p text:style-name="P12">}</text:p>
      <text:p text:style-name="P12"><text:s/></text:p>
      <text:p text:style-name="P12">int query_k(int no1, int no2, int l, int r, int k){</text:p>
      <text:p text:style-name="P12"><text:s text:c="4"/>if(l == r) return l;</text:p>
      <text:p text:style-name="P12"><text:s text:c="4"/>int x = st[st[no2].l].val - st[st[no1].l].val;</text:p>
      <text:p text:style-name="P12"><text:s text:c="4"/>int mid = (l+r)&gt;&gt;1;</text:p>
      <text:p text:style-name="P12"><text:s text:c="5"/></text:p>
      <text:p text:style-name="P12"><text:s text:c="5"/></text:p>
      <text:p text:style-name="P12"><text:s text:c="4"/>if(x &gt;= k) return query_k(st[no1].l, st[no2].l, l, mid, k);</text:p>
      <text:p text:style-name="P12"><text:s text:c="4"/>return query_k(st[no1].r, st[no2].r, mid+1, r, k-x);</text:p>
      <text:p text:style-name="P12">}</text:p>
      <text:p text:style-name="P12"><text:s/></text:p>
      <text:p text:style-name="P12"><text:s/></text:p>
      <text:p text:style-name="P12">int main(){</text:p>
      <text:p text:style-name="P12"><text:s text:c="5"/></text:p>
      <text:p text:style-name="P12"><text:s text:c="4"/>scanf("%d %d", &amp;n, &amp;q);</text:p>
      <text:p text:style-name="P12"><text:s text:c="4"/>for(int i=1; i&lt;=n; i++){</text:p>
      <text:p text:style-name="P12"><text:s text:c="8"/>scanf("%d", &amp;vet[i]);</text:p>
      <text:p text:style-name="P12"><text:s text:c="8"/>aux[i] = vet[i];</text:p>
      <text:p text:style-name="P12"><text:s text:c="4"/>}</text:p>
      <text:p text:style-name="P12"><text:s text:c="5"/></text:p>
      <text:p text:style-name="P12"><text:s text:c="4"/>sort(aux+1, aux+n+1);</text:p>
      <text:p text:style-name="P12"><text:s text:c="4"/>root[0] = 0;</text:p>
      <text:p text:style-name="P12"><text:s text:c="4"/>nxt = 1;</text:p>
      <text:p text:style-name="P12"><text:s text:c="4"/>for(int i=1; i&lt;=n; i++){</text:p>
      <text:p text:style-name="P12"><text:s text:c="8"/>int a = lower_bound(aux+1, aux+n+1, vet[i]) - aux;</text:p>
      <text:p text:style-name="P12"><text:s text:c="8"/>inv[a] = vet[i];</text:p>
      <text:p text:style-name="P12"><text:s text:c="8"/>vet[i] = a;</text:p>
      <text:p text:style-name="P12"><text:s text:c="8"/>root[i] = update(root[i-1], 1, n, a, 1);</text:p>
      <text:p text:style-name="P12"><text:s text:c="4"/>}</text:p>
      <text:p text:style-name="P12"><text:s text:c="5"/></text:p>
      <text:p text:style-name="P12"><text:s text:c="4"/>int a, b, c;</text:p>
      <text:p text:style-name="P12"><text:s text:c="4"/>for(int i=0; i&lt;q; i++){</text:p>
      <text:p text:style-name="P12"><text:s text:c="8"/>scanf("%d %d %d", &amp;a, &amp;b, &amp;c);</text:p>
      <text:p text:style-name="P12"><text:s text:c="8"/>printf("%d\n", inv[query_k(root[a-1], root[b], 1, n, c)]);</text:p>
      <text:p text:style-name="P12"><text:s text:c="4"/>}</text:p>
      <text:p text:style-name="P12"><text:s text:c="5"/></text:p>
      <text:p text:style-name="P12">}</text:p>
      <text:p text:style-name="P4"/>
      <text:p text:style-name="P2"/>
      <text:p text:style-name="P2"/>
      <text:p text:style-name="P2">2.10 - Persistent Segment Tree - Dinâmica</text:p>
      <text:p text:style-name="P3"/>
      <text:p text:style-name="P4">/*</text:p>
      <text:p text:style-name="P4"><text:soft-page-break/><text:s/>* <text:s/>SPOJ - MKTHNUM</text:p>
      <text:p text:style-name="P4"><text:s/>*/</text:p>
      <text:p text:style-name="P4"><text:s/></text:p>
      <text:p text:style-name="P4">#include &lt;bits/stdc++.h&gt;</text:p>
      <text:p text:style-name="P4"><text:s/></text:p>
      <text:p text:style-name="P4">using namespace std;</text:p>
      <text:p text:style-name="P4"><text:s/></text:p>
      <text:p text:style-name="P4">#define N 101010</text:p>
      <text:p text:style-name="P4">#define inf 1000000100</text:p>
      <text:p text:style-name="P4"><text:s/></text:p>
      <text:p text:style-name="P4">struct no{</text:p>
      <text:p text:style-name="P4"><text:s text:c="5"/></text:p>
      <text:p text:style-name="P4"><text:s text:c="4"/>no *left, *right;</text:p>
      <text:p text:style-name="P4"><text:s text:c="4"/>int val;</text:p>
      <text:p text:style-name="P4"><text:s text:c="5"/></text:p>
      <text:p text:style-name="P4"><text:s text:c="4"/>no() : val(0), left(NULL), right(NULL) {}</text:p>
      <text:p text:style-name="P4"><text:s text:c="5"/></text:p>
      <text:p text:style-name="P4"><text:s text:c="4"/>int join(no *a, no *b){</text:p>
      <text:p text:style-name="P4"><text:s text:c="8"/>int x = a ? a-&gt;val : 0;</text:p>
      <text:p text:style-name="P4"><text:s text:c="8"/>int y = b ? b-&gt;val : 0;</text:p>
      <text:p text:style-name="P4"><text:s text:c="8"/>return x+y;</text:p>
      <text:p text:style-name="P4"><text:s text:c="4"/>}</text:p>
      <text:p text:style-name="P4"><text:s text:c="5"/></text:p>
      <text:p text:style-name="P4"><text:s text:c="4"/>no * update(int l, int r, int pos, int v){</text:p>
      <text:p text:style-name="P4"><text:s text:c="9"/></text:p>
      <text:p text:style-name="P4"><text:s text:c="8"/>no *at = new no();</text:p>
      <text:p text:style-name="P4"><text:s text:c="8"/>*at = *this;</text:p>
      <text:p text:style-name="P4"><text:s text:c="9"/></text:p>
      <text:p text:style-name="P4"><text:s text:c="8"/>if(l == r){</text:p>
      <text:p text:style-name="P4"><text:s text:c="12"/>at-&gt;val+=v;</text:p>
      <text:p text:style-name="P4"><text:s text:c="12"/>return at;</text:p>
      <text:p text:style-name="P4"><text:s text:c="8"/>}</text:p>
      <text:p text:style-name="P4"><text:s text:c="9"/></text:p>
      <text:p text:style-name="P4"><text:s text:c="8"/>int mid = (l+r)&gt;&gt;1;</text:p>
      <text:p text:style-name="P4"><text:s text:c="9"/></text:p>
      <text:p text:style-name="P4"><text:s text:c="8"/>if(pos&lt;=mid){</text:p>
      <text:p text:style-name="P4"><text:s text:c="12"/>if(!left) left = new no();</text:p>
      <text:p text:style-name="P4"><text:s text:c="12"/>at-&gt;left = left-&gt;update(l, mid, pos, v);</text:p>
      <text:p text:style-name="P4"><text:s text:c="8"/>}else{</text:p>
      <text:p text:style-name="P4"><text:s text:c="12"/>if(!right) right = new no();</text:p>
      <text:p text:style-name="P4"><text:s text:c="12"/>at-&gt;right = right-&gt;update(mid+1, r, pos, v);</text:p>
      <text:p text:style-name="P4"><text:s text:c="8"/>}</text:p>
      <text:p text:style-name="P4"><text:s text:c="9"/></text:p>
      <text:p text:style-name="P4"><text:s text:c="8"/>at-&gt;val = join(at-&gt;left, at-&gt;right);</text:p>
      <text:p text:style-name="P4"><text:s text:c="8"/>return at;</text:p>
      <text:p text:style-name="P4"><text:s text:c="4"/>}</text:p>
      <text:p text:style-name="P4"><text:s/></text:p>
      <text:p text:style-name="P4">};</text:p>
      <text:p text:style-name="P4"><text:s/></text:p>
      <text:p text:style-name="P4"><text:soft-page-break/><text:s/></text:p>
      <text:p text:style-name="P4">no *root[N];</text:p>
      <text:p text:style-name="P4">int vet[N], aux[N], inv[N];</text:p>
      <text:p text:style-name="P4"><text:s/></text:p>
      <text:p text:style-name="P4">int query_k(no *no1, no *no2, int l, int r, int k){</text:p>
      <text:p text:style-name="P4"><text:s text:c="5"/></text:p>
      <text:p text:style-name="P4"><text:s text:c="4"/>if(l == r) return l;</text:p>
      <text:p text:style-name="P4"><text:s text:c="4"/>int a = (no1 &amp;&amp; no1-&gt;left) ? no1-&gt;left-&gt;val : 0;</text:p>
      <text:p text:style-name="P4"><text:s text:c="4"/>int b = (no2 &amp;&amp; no2-&gt;left) ? no2-&gt;left-&gt;val : 0;</text:p>
      <text:p text:style-name="P4"><text:s text:c="4"/>int x = b-a;</text:p>
      <text:p text:style-name="P4"><text:s text:c="5"/></text:p>
      <text:p text:style-name="P4"><text:s text:c="4"/>int mid = (l+r)&gt;&gt;1;</text:p>
      <text:p text:style-name="P4"><text:s text:c="4"/>if(x&gt;=k) return query_k( no1 ? no1-&gt;left : NULL, no2 ? no2-&gt;left : NULL, l, mid, k );</text:p>
      <text:p text:style-name="P4"><text:s text:c="3"/></text:p>
      <text:p text:style-name="P4"><text:s/>return query_k( no1 ? no1-&gt;right : NULL, no2 ? no2-&gt;right : NULL, mid+1, r, k-x );</text:p>
      <text:p text:style-name="P4"><text:s text:c="5"/></text:p>
      <text:p text:style-name="P4">}</text:p>
      <text:p text:style-name="P4"><text:s/></text:p>
      <text:p text:style-name="P4"><text:s/></text:p>
      <text:p text:style-name="P4">int main(){</text:p>
      <text:p text:style-name="P4"><text:s text:c="5"/></text:p>
      <text:p text:style-name="P4"><text:s text:c="4"/>int n, q;</text:p>
      <text:p text:style-name="P4"><text:s text:c="4"/>scanf("%d %d", &amp;n, &amp;q);</text:p>
      <text:p text:style-name="P4"><text:s text:c="4"/>root[0] = new no();</text:p>
      <text:p text:style-name="P4"><text:s text:c="5"/></text:p>
      <text:p text:style-name="P4"><text:s text:c="4"/>for(int i=1; i&lt;=n; i++){</text:p>
      <text:p text:style-name="P4"><text:s text:c="8"/>scanf("%d", &amp;vet[i]);</text:p>
      <text:p text:style-name="P4"><text:s text:c="8"/>aux[i] = vet[i];</text:p>
      <text:p text:style-name="P4"><text:s text:c="4"/>}</text:p>
      <text:p text:style-name="P4"><text:s text:c="4"/>int a, b, c;</text:p>
      <text:p text:style-name="P4"><text:s text:c="4"/>sort(aux+1, aux+n+1);</text:p>
      <text:p text:style-name="P4"><text:s text:c="4"/>for(int i=1; i&lt;=n; i++){</text:p>
      <text:p text:style-name="P4"><text:s text:c="8"/>a = lower_bound(aux+1, aux+n+1, vet[i]) - aux;</text:p>
      <text:p text:style-name="P4"><text:s text:c="8"/>inv[a] = vet[i];</text:p>
      <text:p text:style-name="P4"><text:s text:c="8"/>vet[i] = a;</text:p>
      <text:p text:style-name="P4"><text:s text:c="8"/>root[i] = root[i-1]-&gt;update(1, n, vet[i], 1);</text:p>
      <text:p text:style-name="P4"><text:s text:c="4"/>}</text:p>
      <text:p text:style-name="P4"><text:s text:c="5"/></text:p>
      <text:p text:style-name="P4"><text:s text:c="4"/>for(int i=0; i&lt;q; i++){</text:p>
      <text:p text:style-name="P4"><text:s text:c="8"/>scanf("%d %d %d", &amp;a, &amp;b, &amp;c);</text:p>
      <text:p text:style-name="P4"><text:s text:c="8"/>printf("%d\n", inv[query_k(root[a-1], root[b], 1, n, c)]);</text:p>
      <text:p text:style-name="P4"><text:s text:c="4"/>}</text:p>
      <text:p text:style-name="P4">}</text:p>
      <text:p text:style-name="P2"/>
      <text:p text:style-name="P2"/>
      <text:p text:style-name="P2"/>
      <text:p text:style-name="P2">2.11 - Wavelet Tree</text:p>
      <text:p text:style-name="P2"><text:soft-page-break/></text:p>
      <text:p text:style-name="P4">/*</text:p>
      <text:p text:style-name="P4"><text:s/>* <text:s/>E da final brasileira de 2016</text:p>
      <text:p text:style-name="P4"><text:s/>*/</text:p>
      <text:p text:style-name="P4"><text:s/></text:p>
      <text:p text:style-name="P4">#include &lt;bits/stdc++.h&gt;</text:p>
      <text:p text:style-name="P4"><text:s/></text:p>
      <text:p text:style-name="P4">using namespace std;</text:p>
      <text:p text:style-name="P4"><text:s/></text:p>
      <text:p text:style-name="P4">#define N 101010</text:p>
      <text:p text:style-name="P4">#define inf 1e9</text:p>
      <text:p text:style-name="P4"><text:s/></text:p>
      <text:p text:style-name="P4">int n, vet[N], q;</text:p>
      <text:p text:style-name="P4"><text:s/></text:p>
      <text:p text:style-name="P4">struct wavelet{</text:p>
      <text:p text:style-name="P4"><text:s text:c="4"/>int low, high;</text:p>
      <text:p text:style-name="P4"><text:s text:c="4"/>vector&lt;int&gt; b;</text:p>
      <text:p text:style-name="P4"><text:s text:c="4"/>wavelet *left, *right;</text:p>
      <text:p text:style-name="P4"><text:s text:c="5"/></text:p>
      <text:p text:style-name="P4"><text:s text:c="4"/>wavelet(int *from, int *to, int l, int h){//l e h sao o menor e o maior elemento do alfabeto</text:p>
      <text:p text:style-name="P4"><text:s text:c="8"/>low = l, high = h;</text:p>
      <text:p text:style-name="P4"><text:s text:c="8"/>if(from == to || l == h) return;</text:p>
      <text:p text:style-name="P4"><text:s text:c="9"/></text:p>
      <text:p text:style-name="P4"><text:s text:c="8"/>int mid = (l+h)&gt;&gt;1;</text:p>
      <text:p text:style-name="P4"><text:s text:c="9"/></text:p>
      <text:p text:style-name="P4"><text:s text:c="8"/>auto f = [mid](int i){ return i&lt;=mid; };</text:p>
      <text:p text:style-name="P4"><text:s text:c="9"/></text:p>
      <text:p text:style-name="P4"><text:s text:c="8"/>b.push_back(0);</text:p>
      <text:p text:style-name="P4"><text:s text:c="8"/>for(int *it = from; it!=to; it++){</text:p>
      <text:p text:style-name="P4"><text:s text:c="12"/>b.push_back( b.back() + f(*it) );</text:p>
      <text:p text:style-name="P4"><text:s text:c="8"/>}</text:p>
      <text:p text:style-name="P4"><text:s text:c="9"/></text:p>
      <text:p text:style-name="P4"><text:s text:c="8"/>int *pivo = stable_partition(from, to, f);</text:p>
      <text:p text:style-name="P4"><text:s text:c="8"/>left = new wavelet(from, pivo, l, mid);</text:p>
      <text:p text:style-name="P4"><text:s text:c="8"/>right = new wavelet(pivo, to, mid+1, h);</text:p>
      <text:p text:style-name="P4"><text:s text:c="4"/>}</text:p>
      <text:p text:style-name="P4"><text:s text:c="5"/></text:p>
      <text:p text:style-name="P4"><text:s text:c="4"/>int kth(int l, int r, int k){</text:p>
      <text:p text:style-name="P4"><text:s text:c="8"/>if(low == high) return low;</text:p>
      <text:p text:style-name="P4"><text:s text:c="8"/>int lb = b[l-1];</text:p>
      <text:p text:style-name="P4"><text:s text:c="8"/>int rb = b[r];</text:p>
      <text:p text:style-name="P4"><text:s text:c="8"/>int c = rb-lb;</text:p>
      <text:p text:style-name="P4"><text:s text:c="8"/>if(c&gt;=k) return left-&gt;kth(lb+1, rb, k);</text:p>
      <text:p text:style-name="P4"><text:s text:c="8"/>else return right-&gt;kth(l-lb, r-rb, k-c);</text:p>
      <text:p text:style-name="P4"><text:s text:c="4"/>}</text:p>
      <text:p text:style-name="P4"><text:s text:c="5"/></text:p>
      <text:p text:style-name="P4"><text:s text:c="4"/>bool esq(int p){</text:p>
      <text:p text:style-name="P4"><text:s text:c="8"/>return b[p] == b[p-1]+1;</text:p>
      <text:p text:style-name="P4"><text:soft-page-break/><text:s text:c="4"/>}</text:p>
      <text:p text:style-name="P4"><text:s text:c="5"/></text:p>
      <text:p text:style-name="P4"><text:s text:c="4"/>void update(int p){//swap p e p+1</text:p>
      <text:p text:style-name="P4"><text:s text:c="8"/>if(low == high) return;</text:p>
      <text:p text:style-name="P4"><text:s text:c="9"/></text:p>
      <text:p text:style-name="P4"><text:s text:c="8"/>if(esq(p) &amp;&amp; !esq(p+1)){</text:p>
      <text:p text:style-name="P4"><text:s text:c="12"/>swap(b[p], b[p+1]);</text:p>
      <text:p text:style-name="P4"><text:s text:c="12"/>b[p]--;</text:p>
      <text:p text:style-name="P4"><text:s text:c="12"/>return;</text:p>
      <text:p text:style-name="P4"><text:s text:c="8"/>}</text:p>
      <text:p text:style-name="P4"><text:s text:c="9"/></text:p>
      <text:p text:style-name="P4"><text:s text:c="8"/>if(!esq(p) &amp;&amp; esq(p+1)){</text:p>
      <text:p text:style-name="P4"><text:s text:c="12"/>b[p]++;</text:p>
      <text:p text:style-name="P4"><text:s text:c="12"/>return;</text:p>
      <text:p text:style-name="P4"><text:s text:c="8"/>}</text:p>
      <text:p text:style-name="P4"><text:s text:c="8"/>if(esq(p)) left-&gt;update(b[p]);</text:p>
      <text:p text:style-name="P4"><text:s text:c="8"/>else right-&gt;update(p-b[p]);</text:p>
      <text:p text:style-name="P4"><text:s text:c="4"/>}</text:p>
      <text:p text:style-name="P4"><text:s text:c="5"/></text:p>
      <text:p text:style-name="P4">};</text:p>
      <text:p text:style-name="P4"><text:s/></text:p>
      <text:p text:style-name="P4">int main(){</text:p>
      <text:p text:style-name="P4"><text:s text:c="5"/></text:p>
      <text:p text:style-name="P4"><text:s text:c="4"/>scanf("%d %d", &amp;n, &amp;q);</text:p>
      <text:p text:style-name="P4"><text:s text:c="4"/>for(int i=1; i&lt;=n; i++) scanf("%d", &amp;vet[i]);</text:p>
      <text:p text:style-name="P4"><text:s text:c="4"/>wavelet *root = new wavelet(vet+1, vet+n+1, 0, inf);</text:p>
      <text:p text:style-name="P4"><text:s text:c="4"/>int a, b, c;</text:p>
      <text:p text:style-name="P4"><text:s text:c="4"/>char op;</text:p>
      <text:p text:style-name="P4"><text:s text:c="4"/>while(q--){</text:p>
      <text:p text:style-name="P4"><text:s text:c="8"/>scanf(" %c", &amp;op);</text:p>
      <text:p text:style-name="P4"><text:s text:c="8"/>if(op == 'Q'){</text:p>
      <text:p text:style-name="P4"><text:s text:c="12"/>scanf("%d %d %d", &amp;a, &amp;b, &amp;c);</text:p>
      <text:p text:style-name="P4"><text:s text:c="12"/>printf("%d\n", root-&gt;kth(a, b, c));</text:p>
      <text:p text:style-name="P4"><text:s text:c="8"/>}else{</text:p>
      <text:p text:style-name="P4"><text:s text:c="12"/>scanf("%d", &amp;a);</text:p>
      <text:p text:style-name="P4"><text:s text:c="12"/>root-&gt;update(a);</text:p>
      <text:p text:style-name="P4"><text:s text:c="8"/>}</text:p>
      <text:p text:style-name="P4"><text:s text:c="4"/>}</text:p>
      <text:p text:style-name="P4">}</text:p>
      <text:p text:style-name="P2"/>
      <text:p text:style-name="P2"/>
      <text:p text:style-name="P2">2.12 - Wavelet Tree + Toggle</text:p>
      <text:p text:style-name="P2"/>
      <text:p text:style-name="P4">/*</text:p>
      <text:p text:style-name="P4"><text:s/>* <text:s/>ILKQUERY 2 - toggle</text:p>
      <text:p text:style-name="P4"><text:s/>*/</text:p>
      <text:p text:style-name="P4"><text:s/></text:p>
      <text:p text:style-name="P4">#include &lt;bits/stdc++.h&gt;</text:p>
      <text:p text:style-name="P4"><text:s/></text:p>
      <text:p text:style-name="P4"><text:soft-page-break/>using namespace std;</text:p>
      <text:p text:style-name="P4"><text:s/></text:p>
      <text:p text:style-name="P4">#define N 101010</text:p>
      <text:p text:style-name="P4">#define inf 1000000001</text:p>
      <text:p text:style-name="P4"><text:s/></text:p>
      <text:p text:style-name="P4">int vet[N], n, q, state[N];</text:p>
      <text:p text:style-name="P4"><text:s/></text:p>
      <text:p text:style-name="P4">typedef long long int ll;</text:p>
      <text:p text:style-name="P4"><text:s/></text:p>
      <text:p text:style-name="P4">struct BIT{</text:p>
      <text:p text:style-name="P4"><text:s text:c="4"/>vector&lt;int&gt; bit;</text:p>
      <text:p text:style-name="P4"><text:s text:c="4"/>int sz;</text:p>
      <text:p text:style-name="P4"><text:s text:c="5"/></text:p>
      <text:p text:style-name="P4"><text:s text:c="4"/>BIT(){ bit.clear(); sz=0;}</text:p>
      <text:p text:style-name="P4"><text:s text:c="5"/></text:p>
      <text:p text:style-name="P4"><text:s text:c="4"/>BIT(int n){</text:p>
      <text:p text:style-name="P4"><text:s text:c="8"/>sz=n;</text:p>
      <text:p text:style-name="P4"><text:s text:c="8"/>bit.assign(n+1, 0);</text:p>
      <text:p text:style-name="P4"><text:s text:c="4"/>}</text:p>
      <text:p text:style-name="P4"><text:s text:c="5"/></text:p>
      <text:p text:style-name="P4"><text:s text:c="4"/>void update(int pos, int v){</text:p>
      <text:p text:style-name="P4"><text:s text:c="8"/>for(; pos&lt;=sz; pos+= (pos&amp;(-pos))) bit[pos]+=v;</text:p>
      <text:p text:style-name="P4"><text:s text:c="4"/>}</text:p>
      <text:p text:style-name="P4"><text:s text:c="5"/></text:p>
      <text:p text:style-name="P4"><text:s text:c="4"/>int sum(int pos){</text:p>
      <text:p text:style-name="P4"><text:s text:c="8"/>int ans=0;</text:p>
      <text:p text:style-name="P4"><text:s text:c="8"/>for(; pos; pos-=(pos&amp;(-pos))) ans+=bit[pos];</text:p>
      <text:p text:style-name="P4"><text:s text:c="8"/>return ans;</text:p>
      <text:p text:style-name="P4"><text:s text:c="4"/>}</text:p>
      <text:p text:style-name="P4">};</text:p>
      <text:p text:style-name="P4"><text:s/></text:p>
      <text:p text:style-name="P4"><text:s/></text:p>
      <text:p text:style-name="P4">struct wavelet{</text:p>
      <text:p text:style-name="P4"><text:s text:c="4"/>int low, high;</text:p>
      <text:p text:style-name="P4"><text:s text:c="4"/>vector&lt;int&gt; b;</text:p>
      <text:p text:style-name="P4"><text:s text:c="4"/>BIT bit;//a bit guarda a quantidade de elementos inativos no intervalo</text:p>
      <text:p text:style-name="P4"><text:s text:c="4"/>wavelet *left, *right;</text:p>
      <text:p text:style-name="P4"><text:s text:c="5"/></text:p>
      <text:p text:style-name="P4"><text:s text:c="5"/></text:p>
      <text:p text:style-name="P4"><text:s text:c="4"/>wavelet(int *from, int *to, int l, int h){</text:p>
      <text:p text:style-name="P4"><text:s text:c="8"/>low = l, high = h;</text:p>
      <text:p text:style-name="P4"><text:s text:c="8"/>left = right = NULL;</text:p>
      <text:p text:style-name="P4"><text:s text:c="9"/></text:p>
      <text:p text:style-name="P4"><text:s text:c="8"/>bit = BIT(to-from+1);</text:p>
      <text:p text:style-name="P4"><text:s text:c="8"/>if(from == to || l==h) return;</text:p>
      <text:p text:style-name="P4"><text:s text:c="9"/></text:p>
      <text:p text:style-name="P4"><text:s text:c="9"/></text:p>
      <text:p text:style-name="P4"><text:s text:c="8"/>int mid = int( (ll(l) + ll(h) )&gt;&gt;1LL);</text:p>
      <text:p text:style-name="P4"><text:s text:c="9"/></text:p>
      <text:p text:style-name="P4"><text:soft-page-break/><text:s text:c="8"/>auto f = [mid](int i){ return i&lt;=mid; };</text:p>
      <text:p text:style-name="P4"><text:s text:c="9"/></text:p>
      <text:p text:style-name="P4"><text:s text:c="8"/>b.push_back(0);</text:p>
      <text:p text:style-name="P4"><text:s text:c="8"/>for(int *it = from; <text:s/>it!=to; <text:s/>it++){</text:p>
      <text:p text:style-name="P4"><text:s text:c="12"/>b.push_back(b.back()+f(*it));</text:p>
      <text:p text:style-name="P4"><text:s text:c="8"/>}</text:p>
      <text:p text:style-name="P4"><text:s text:c="9"/></text:p>
      <text:p text:style-name="P4"><text:s text:c="8"/>int *pivo = stable_partition(from, to, f);</text:p>
      <text:p text:style-name="P4"><text:s text:c="8"/>left = new wavelet(from, pivo, l, mid);</text:p>
      <text:p text:style-name="P4"><text:s text:c="8"/>right = new wavelet(pivo, to, mid+1, h);</text:p>
      <text:p text:style-name="P4"><text:s text:c="4"/>}</text:p>
      <text:p text:style-name="P4"><text:s text:c="5"/></text:p>
      <text:p text:style-name="P4"><text:s text:c="4"/>int count_active(int l, int r){</text:p>
      <text:p text:style-name="P4"><text:s text:c="8"/>int x= (r-l+1) - bit.sum(r) + bit.sum(l-1);//qtd de elementos ativos: |range| - qtd inativos no range</text:p>
      <text:p text:style-name="P4"><text:s text:c="8"/>return x;</text:p>
      <text:p text:style-name="P4"><text:s text:c="4"/>}</text:p>
      <text:p text:style-name="P4"><text:s text:c="5"/></text:p>
      <text:p text:style-name="P4"><text:s text:c="4"/>void toggle(int pos, int v){</text:p>
      <text:p text:style-name="P4"><text:s text:c="8"/>bit.update(pos, v);</text:p>
      <text:p text:style-name="P4"><text:s text:c="8"/>if(low == high) return;</text:p>
      <text:p text:style-name="P4"><text:s text:c="9"/></text:p>
      <text:p text:style-name="P4"><text:s text:c="8"/>int rb = b[pos];</text:p>
      <text:p text:style-name="P4"><text:s text:c="8"/>int lb = b[pos-1];</text:p>
      <text:p text:style-name="P4"><text:s text:c="8"/>int c = rb-lb;</text:p>
      <text:p text:style-name="P4"><text:s text:c="9"/></text:p>
      <text:p text:style-name="P4"><text:s text:c="8"/>if(c) left-&gt;toggle(lb+1, v);</text:p>
      <text:p text:style-name="P4"><text:s text:c="8"/>else right-&gt;toggle(pos-rb, v);</text:p>
      <text:p text:style-name="P4"><text:s text:c="4"/>}</text:p>
      <text:p text:style-name="P4"><text:s text:c="5"/></text:p>
      <text:p text:style-name="P4"><text:s text:c="4"/>int query(int l, int r, int k){//quantos elementos igual a k ativos existem no intervalo</text:p>
      <text:p text:style-name="P4"><text:s text:c="8"/>if(l&gt;r) return 0;</text:p>
      <text:p text:style-name="P4"><text:s text:c="8"/>if(low == high) return (low == k) ? count_active(l, r) : 0;</text:p>
      <text:p text:style-name="P4"><text:s text:c="9"/></text:p>
      <text:p text:style-name="P4"><text:s text:c="8"/>int mid = int( (ll(low)+ ll(high))&gt;&gt;1LL );</text:p>
      <text:p text:style-name="P4"><text:s text:c="8"/>int rb = b[r];</text:p>
      <text:p text:style-name="P4"><text:s text:c="8"/>int lb = b[l-1];</text:p>
      <text:p text:style-name="P4"><text:s text:c="8"/>if(k&lt;=mid) return (left) ? left-&gt;query(lb+1, rb, k) : 0;</text:p>
      <text:p text:style-name="P4"><text:s text:c="8"/>else return (right) ? right-&gt;query(l-lb, r-rb, k) : 0;</text:p>
      <text:p text:style-name="P4"><text:s text:c="4"/>}</text:p>
      <text:p text:style-name="P4">};</text:p>
      <text:p text:style-name="P4"><text:s/></text:p>
      <text:p text:style-name="P4">wavelet *WT;</text:p>
      <text:p text:style-name="P4"><text:s/></text:p>
      <text:p text:style-name="P4">int main(){</text:p>
      <text:p text:style-name="P4"><text:s text:c="5"/></text:p>
      <text:p text:style-name="P4"><text:s text:c="4"/>scanf("%d %d", &amp;n, &amp;q);</text:p>
      <text:p text:style-name="P4"><text:s text:c="4"/>int menor=inf, maior=-inf;</text:p>
      <text:p text:style-name="P4"><text:soft-page-break/><text:s text:c="4"/>for(int i=1; i&lt;=n; i++){</text:p>
      <text:p text:style-name="P4"><text:s text:c="8"/>scanf("%d", &amp;vet[i]);</text:p>
      <text:p text:style-name="P4"><text:s text:c="8"/>maior = max(maior, vet[i]);</text:p>
      <text:p text:style-name="P4"><text:s text:c="8"/>menor = min(menor, vet[i]);</text:p>
      <text:p text:style-name="P4"><text:s text:c="8"/>state[i] = 1;</text:p>
      <text:p text:style-name="P4"><text:s text:c="4"/>}</text:p>
      <text:p text:style-name="P4"><text:s text:c="5"/></text:p>
      <text:p text:style-name="P4"><text:s text:c="4"/>WT = new wavelet(vet+1, vet+n+1, menor, maior);</text:p>
      <text:p text:style-name="P4"><text:s text:c="5"/></text:p>
      <text:p text:style-name="P4"><text:s text:c="4"/>int op, a, b, k;</text:p>
      <text:p text:style-name="P4"><text:s text:c="4"/>while(q--){</text:p>
      <text:p text:style-name="P4"><text:s text:c="8"/>scanf("%d", &amp;op);</text:p>
      <text:p text:style-name="P4"><text:s text:c="8"/>if(op){</text:p>
      <text:p text:style-name="P4"><text:s text:c="12"/>scanf("%d", &amp;a); a++;</text:p>
      <text:p text:style-name="P4"><text:s text:c="12"/>if(state[a]) WT-&gt;toggle(a, 1);</text:p>
      <text:p text:style-name="P4"><text:s text:c="12"/>else WT-&gt;toggle(a, -1);</text:p>
      <text:p text:style-name="P4"><text:s text:c="13"/></text:p>
      <text:p text:style-name="P4"><text:s text:c="12"/>state[a]^=1;</text:p>
      <text:p text:style-name="P4"><text:s text:c="8"/>}else{</text:p>
      <text:p text:style-name="P4"><text:s text:c="12"/>scanf("%d %d %d", &amp;a, &amp;b, &amp;k); a++; b++;</text:p>
      <text:p text:style-name="P4"><text:s text:c="12"/>printf("%d\n", WT-&gt;query(a, b, k));</text:p>
      <text:p text:style-name="P4"><text:s text:c="8"/>}</text:p>
      <text:p text:style-name="P4"><text:s text:c="4"/>}</text:p>
      <text:p text:style-name="P4">}</text:p>
      <text:p text:style-name="P2"/>
      <text:p text:style-name="P2"/>
      <text:p text:style-name="P2">2.13 - Treap</text:p>
      <text:p text:style-name="P2"/>
      <text:p text:style-name="P4">#include &lt;cstdio&gt;</text:p>
      <text:p text:style-name="P4">#include &lt;set&gt;</text:p>
      <text:p text:style-name="P4">#include &lt;algorithm&gt;</text:p>
      <text:p text:style-name="P4">using namespace std;</text:p>
      <text:p text:style-name="P4"><text:s/></text:p>
      <text:p text:style-name="P4">//Treap para arvore binária de busca</text:p>
      <text:p text:style-name="P4">struct node{</text:p>
      <text:p text:style-name="P4"><text:s text:c="4"/>int x, y, size;</text:p>
      <text:p text:style-name="P4"><text:s text:c="4"/>node *l, *r;</text:p>
      <text:p text:style-name="P4"><text:s text:c="4"/>node(int _x){</text:p>
      <text:p text:style-name="P4"><text:s text:c="8"/>x = _x;</text:p>
      <text:p text:style-name="P4"><text:s text:c="8"/>y = rand();</text:p>
      <text:p text:style-name="P4"><text:s text:c="8"/>size = 1;</text:p>
      <text:p text:style-name="P4"><text:s text:c="8"/>l = r = NULL;</text:p>
      <text:p text:style-name="P4"><text:s text:c="4"/>} <text:s/></text:p>
      <text:p text:style-name="P4">};</text:p>
      <text:p text:style-name="P4"><text:s/></text:p>
      <text:p text:style-name="P4">//10 vezes mais lento que Red-Black....</text:p>
      <text:p text:style-name="P4">//Tome uma array de pontos (x,y) ordenados por x. u é ancestral de v se e somente se y(u) é maior que todos os elementos de u a v, v incluso!</text:p>
      <text:p text:style-name="P4">//Split separa entre k-1 e k.</text:p>
      <text:p text:style-name="P4"><text:soft-page-break/>class Treap{</text:p>
      <text:p text:style-name="P4">private:</text:p>
      <text:p text:style-name="P4"><text:s text:c="4"/>node* root;</text:p>
      <text:p text:style-name="P4"><text:s text:c="4"/>void refresh(node* t){</text:p>
      <text:p text:style-name="P4"><text:s text:c="8"/>if (t == NULL) return;</text:p>
      <text:p text:style-name="P4"><text:s text:c="8"/>t-&gt;size = 1;</text:p>
      <text:p text:style-name="P4"><text:s text:c="8"/>if (t-&gt;l != NULL)</text:p>
      <text:p text:style-name="P4"><text:s text:c="12"/>t-&gt;size += t-&gt;l-&gt;size;</text:p>
      <text:p text:style-name="P4"><text:s text:c="8"/>if (t-&gt;r != NULL)</text:p>
      <text:p text:style-name="P4"><text:s text:c="12"/>t-&gt;size += t-&gt;r-&gt;size;</text:p>
      <text:p text:style-name="P4"><text:s text:c="4"/>}</text:p>
      <text:p text:style-name="P4"><text:s text:c="4"/>void split(node* &amp;t, int k, node* &amp;a, node* &amp;b){</text:p>
      <text:p text:style-name="P4"><text:s text:c="8"/>node * aux;</text:p>
      <text:p text:style-name="P4"><text:s text:c="8"/>if(t == NULL){</text:p>
      <text:p text:style-name="P4"><text:s text:c="12"/>a = b = NULL;</text:p>
      <text:p text:style-name="P4"><text:s text:c="12"/>return;</text:p>
      <text:p text:style-name="P4"><text:s text:c="8"/>}</text:p>
      <text:p text:style-name="P4"><text:s text:c="8"/>else if(t-&gt;x &lt; k){</text:p>
      <text:p text:style-name="P4"><text:s text:c="12"/>split(t-&gt;r, k, aux, b);</text:p>
      <text:p text:style-name="P4"><text:s text:c="12"/>t-&gt;r = aux;</text:p>
      <text:p text:style-name="P4"><text:s text:c="12"/>refresh(t);</text:p>
      <text:p text:style-name="P4"><text:s text:c="12"/>a = t;</text:p>
      <text:p text:style-name="P4"><text:s text:c="8"/>}</text:p>
      <text:p text:style-name="P4"><text:s text:c="8"/>else{</text:p>
      <text:p text:style-name="P4"><text:s text:c="12"/>split(t-&gt;l, k, a, aux);</text:p>
      <text:p text:style-name="P4"><text:s text:c="12"/>t-&gt;l = aux;</text:p>
      <text:p text:style-name="P4"><text:s text:c="12"/>refresh(t);</text:p>
      <text:p text:style-name="P4"><text:s text:c="12"/>b = t;</text:p>
      <text:p text:style-name="P4"><text:s text:c="8"/>}</text:p>
      <text:p text:style-name="P4"><text:s text:c="4"/>}</text:p>
      <text:p text:style-name="P4"><text:s text:c="4"/>node* merge(node* &amp;a, node* &amp;b){</text:p>
      <text:p text:style-name="P4"><text:s text:c="8"/>node* aux;</text:p>
      <text:p text:style-name="P4"><text:s text:c="8"/>if(a == NULL) return b;</text:p>
      <text:p text:style-name="P4"><text:s text:c="8"/>else if(b == NULL) return a;</text:p>
      <text:p text:style-name="P4"><text:s text:c="8"/>if(a-&gt;y &lt; b-&gt;y){</text:p>
      <text:p text:style-name="P4"><text:s text:c="12"/>aux = merge(a-&gt;r, b);</text:p>
      <text:p text:style-name="P4"><text:s text:c="12"/>a-&gt;r = aux;</text:p>
      <text:p text:style-name="P4"><text:s text:c="12"/>refresh(a);</text:p>
      <text:p text:style-name="P4"><text:s text:c="12"/>return a;</text:p>
      <text:p text:style-name="P4"><text:s text:c="8"/>}</text:p>
      <text:p text:style-name="P4"><text:s text:c="8"/>else{</text:p>
      <text:p text:style-name="P4"><text:s text:c="12"/>aux = merge(a, b-&gt;l);</text:p>
      <text:p text:style-name="P4"><text:s text:c="12"/>b-&gt;l = aux;</text:p>
      <text:p text:style-name="P4"><text:s text:c="12"/>refresh(b);</text:p>
      <text:p text:style-name="P4"><text:s text:c="12"/>return b;</text:p>
      <text:p text:style-name="P4"><text:s text:c="8"/>}</text:p>
      <text:p text:style-name="P4"><text:s text:c="4"/>}</text:p>
      <text:p text:style-name="P4"><text:s text:c="4"/>node* count(node* t, int k){</text:p>
      <text:p text:style-name="P4"><text:s text:c="8"/>if(t == NULL) return NULL;</text:p>
      <text:p text:style-name="P4"><text:soft-page-break/><text:s text:c="8"/>else if(k &lt; t-&gt;x) return count(t-&gt;l, k);</text:p>
      <text:p text:style-name="P4"><text:s text:c="8"/>else if(k == t-&gt;x) return t;</text:p>
      <text:p text:style-name="P4"><text:s text:c="8"/>else return count(t-&gt;r, k);</text:p>
      <text:p text:style-name="P4"><text:s text:c="4"/>}</text:p>
      <text:p text:style-name="P4"><text:s text:c="4"/>int size(node* t){</text:p>
      <text:p text:style-name="P4"><text:s text:c="8"/>if (t == NULL) return 0;</text:p>
      <text:p text:style-name="P4"><text:s text:c="8"/>else return t-&gt;size;</text:p>
      <text:p text:style-name="P4"><text:s text:c="4"/>}</text:p>
      <text:p text:style-name="P4"><text:s text:c="4"/>node* nth_element(node* t, int n){</text:p>
      <text:p text:style-name="P4"><text:s text:c="8"/>if (t == NULL) return NULL;</text:p>
      <text:p text:style-name="P4"><text:s text:c="8"/>if(n &lt;= size(t-&gt;l)) return nth_element(t-&gt;l, n);</text:p>
      <text:p text:style-name="P4"><text:s text:c="8"/>else if(n == size(t-&gt;l) + 1) return t;</text:p>
      <text:p text:style-name="P4"><text:s text:c="8"/>else return nth_element(t-&gt;r, n-size(t-&gt;l)-1);</text:p>
      <text:p text:style-name="P4"><text:s text:c="4"/>}</text:p>
      <text:p text:style-name="P4"><text:s text:c="4"/>void del(node* &amp;t){</text:p>
      <text:p text:style-name="P4"><text:s text:c="8"/>if (t == NULL) return;</text:p>
      <text:p text:style-name="P4"><text:s text:c="8"/>if (t-&gt;l != NULL) del(t-&gt;l);</text:p>
      <text:p text:style-name="P4"><text:s text:c="8"/>if (t-&gt;r != NULL) del(t-&gt;r);</text:p>
      <text:p text:style-name="P4"><text:s text:c="8"/>delete t;</text:p>
      <text:p text:style-name="P4"><text:s text:c="8"/>t = NULL;</text:p>
      <text:p text:style-name="P4"><text:s text:c="4"/>}</text:p>
      <text:p text:style-name="P4">public:</text:p>
      <text:p text:style-name="P4"><text:s text:c="4"/>Treap(){ root = NULL; }</text:p>
      <text:p text:style-name="P4"><text:s text:c="4"/>~Treap(){ clear(); }</text:p>
      <text:p text:style-name="P4"><text:s text:c="4"/>void clear(){ del(root); }</text:p>
      <text:p text:style-name="P4"><text:s text:c="4"/>int size(){ return size(root); }</text:p>
      <text:p text:style-name="P4"><text:s text:c="4"/>bool count(int k){ return count(root, k) != NULL; }</text:p>
      <text:p text:style-name="P4"><text:s text:c="4"/>bool insert(int k){</text:p>
      <text:p text:style-name="P4"><text:s text:c="8"/>if(count(root, k) != NULL) return false;</text:p>
      <text:p text:style-name="P4"><text:s text:c="8"/>node *a, *b, *c, *d;</text:p>
      <text:p text:style-name="P4"><text:s text:c="8"/>split(root, k, a, b);</text:p>
      <text:p text:style-name="P4"><text:s text:c="8"/>c = new node(k);</text:p>
      <text:p text:style-name="P4"><text:s text:c="8"/>d = merge(a, c);</text:p>
      <text:p text:style-name="P4"><text:s text:c="8"/>root = merge(d, b);</text:p>
      <text:p text:style-name="P4"><text:s text:c="8"/>return true;</text:p>
      <text:p text:style-name="P4"><text:s text:c="4"/>}</text:p>
      <text:p text:style-name="P4"><text:s text:c="4"/>bool erase(int k){</text:p>
      <text:p text:style-name="P4"><text:s text:c="8"/>node * f = count(root, k);</text:p>
      <text:p text:style-name="P4"><text:s text:c="8"/>if(f == NULL) return false;</text:p>
      <text:p text:style-name="P4"><text:s text:c="8"/>node *a, *b, *c, *d;</text:p>
      <text:p text:style-name="P4"><text:s text:c="8"/>split(root, k, a, b);</text:p>
      <text:p text:style-name="P4"><text:s text:c="8"/>split(b, k+1, c, d);</text:p>
      <text:p text:style-name="P4"><text:s text:c="8"/>root = merge(a, d);</text:p>
      <text:p text:style-name="P4"><text:s text:c="8"/>delete f;</text:p>
      <text:p text:style-name="P4"><text:s text:c="8"/>return true;</text:p>
      <text:p text:style-name="P4"><text:s text:c="4"/>}</text:p>
      <text:p text:style-name="P4"><text:s text:c="4"/>int nth_element(int n){</text:p>
      <text:p text:style-name="P4"><text:s text:c="8"/>node* ans = nth_element(root, n);</text:p>
      <text:p text:style-name="P4"><text:s text:c="8"/>if (ans == NULL) return -1;</text:p>
      <text:p text:style-name="P4"><text:soft-page-break/><text:s text:c="8"/>else return ans-&gt;x;</text:p>
      <text:p text:style-name="P4"><text:s text:c="4"/>}</text:p>
      <text:p text:style-name="P4"><text:s/></text:p>
      <text:p text:style-name="P4">};</text:p>
      <text:p text:style-name="P4"><text:s/></text:p>
      <text:p text:style-name="P4">/*</text:p>
      <text:p text:style-name="P4"><text:s/>* TEST MATRIX</text:p>
      <text:p text:style-name="P4"><text:s/>*/</text:p>
      <text:p text:style-name="P4"><text:s/></text:p>
      <text:p text:style-name="P4">int vet[10000009];</text:p>
      <text:p text:style-name="P4"><text:s/></text:p>
      <text:p text:style-name="P4">void test(){</text:p>
      <text:p text:style-name="P4"><text:s text:c="4"/>set&lt;int&gt; s;</text:p>
      <text:p text:style-name="P4"><text:s text:c="4"/>Treap t;</text:p>
      <text:p text:style-name="P4"><text:s text:c="4"/>int N = 1000000;</text:p>
      <text:p text:style-name="P4"><text:s text:c="4"/>for(int i=0; i&lt;N; i++){</text:p>
      <text:p text:style-name="P4"><text:s text:c="8"/>int n = rand()%1000;</text:p>
      <text:p text:style-name="P4"><text:s text:c="8"/>if(!s.count(n)){</text:p>
      <text:p text:style-name="P4"><text:s text:c="12"/>s.insert(n);</text:p>
      <text:p text:style-name="P4"><text:s text:c="12"/>t.insert(n);</text:p>
      <text:p text:style-name="P4"><text:s text:c="12"/>//if(!t.insert(n)) printf("error inserting %d in treap!\n", n);</text:p>
      <text:p text:style-name="P4"><text:s text:c="12"/>//printf("inserted %d\n", n);</text:p>
      <text:p text:style-name="P4"><text:s text:c="8"/>}</text:p>
      <text:p text:style-name="P4"><text:s text:c="8"/>else{</text:p>
      <text:p text:style-name="P4"><text:s text:c="12"/>s.erase(n);</text:p>
      <text:p text:style-name="P4"><text:s text:c="12"/>t.erase(n);</text:p>
      <text:p text:style-name="P4"><text:s text:c="12"/>//if(!t.erase(n)) printf("error erasing %d in treap!\n", n);</text:p>
      <text:p text:style-name="P4"><text:s text:c="12"/>//printf("erased %d\n", n);</text:p>
      <text:p text:style-name="P4"><text:s text:c="8"/>}</text:p>
      <text:p text:style-name="P4"><text:s text:c="8"/>n = rand()%1000;</text:p>
      <text:p text:style-name="P4"><text:s text:c="8"/>if (s.count(n) != t.count(n)){</text:p>
      <text:p text:style-name="P4"><text:s text:c="12"/>printf("failed test %d, s.count(%d) = %d, t.count(%d) = %d\n", i, n, s.count(n), n, t.count(n));</text:p>
      <text:p text:style-name="P4"><text:s text:c="8"/>}</text:p>
      <text:p text:style-name="P4"><text:s text:c="4"/>}</text:p>
      <text:p text:style-name="P4"><text:s text:c="4"/>s.clear();</text:p>
      <text:p text:style-name="P4"><text:s text:c="4"/>t.clear();</text:p>
      <text:p text:style-name="P4"><text:s text:c="4"/>for(int i=0; i&lt;N; i++){</text:p>
      <text:p text:style-name="P4"><text:s text:c="8"/>vet[i] = i+1;</text:p>
      <text:p text:style-name="P4"><text:s text:c="4"/>}</text:p>
      <text:p text:style-name="P4"><text:s text:c="4"/>random_shuffle(vet, vet+N);</text:p>
      <text:p text:style-name="P4"><text:s text:c="4"/>for(int i=0; i&lt;N; i++){</text:p>
      <text:p text:style-name="P4"><text:s text:c="8"/>t.insert(vet[i]);</text:p>
      <text:p text:style-name="P4"><text:s text:c="4"/>}</text:p>
      <text:p text:style-name="P4"><text:s text:c="4"/>for(int i=1; i&lt;=N; i++){</text:p>
      <text:p text:style-name="P4"><text:s text:c="8"/>if (t.nth_element(i) != i){</text:p>
      <text:p text:style-name="P4"><text:s text:c="12"/>printf("failed test %d\n", i);</text:p>
      <text:p text:style-name="P4"><text:s text:c="8"/>}</text:p>
      <text:p text:style-name="P4"><text:s text:c="4"/>}</text:p>
      <text:p text:style-name="P4"><text:soft-page-break/>}</text:p>
      <text:p text:style-name="P4"><text:s/></text:p>
      <text:p text:style-name="P4">int main(){</text:p>
      <text:p text:style-name="P4"><text:s text:c="4"/>test();</text:p>
      <text:p text:style-name="P4"><text:s text:c="4"/>return 0;</text:p>
      <text:p text:style-name="P4">}</text:p>
      <text:p text:style-name="P2"/>
      <text:p text:style-name="P2"/>
      <text:p text:style-name="P2">2.14 - Implicit Treap</text:p>
      <text:p text:style-name="P2"/>
      <text:p text:style-name="P4">#include &lt;cstdio&gt;</text:p>
      <text:p text:style-name="P4">#include &lt;vector&gt;</text:p>
      <text:p text:style-name="P4">#include &lt;algorithm&gt;</text:p>
      <text:p text:style-name="P4">#include &lt;ctime&gt;</text:p>
      <text:p text:style-name="P4">#define INF (1 &lt;&lt; 30)</text:p>
      <text:p text:style-name="P4">using namespace std;</text:p>
      <text:p text:style-name="P4"><text:s/></text:p>
      <text:p text:style-name="P4">const int neutral = 0; //comp(x, neutral) = x</text:p>
      <text:p text:style-name="P4">int comp(int a, int b){</text:p>
      <text:p text:style-name="P4"><text:s text:c="4"/>return a + b;</text:p>
      <text:p text:style-name="P4">}</text:p>
      <text:p text:style-name="P4"><text:s/></text:p>
      <text:p text:style-name="P4">//Treap para arvore binária de busca</text:p>
      <text:p text:style-name="P4">struct node{</text:p>
      <text:p text:style-name="P4"><text:s text:c="4"/>int y, v, sum, size;</text:p>
      <text:p text:style-name="P4"><text:s text:c="4"/>bool swap;</text:p>
      <text:p text:style-name="P4"><text:s text:c="4"/>node *l, *r;</text:p>
      <text:p text:style-name="P4"><text:s text:c="4"/>node(int _v){</text:p>
      <text:p text:style-name="P4"><text:s text:c="8"/>v = sum = _v;</text:p>
      <text:p text:style-name="P4"><text:s text:c="8"/>y = rand();</text:p>
      <text:p text:style-name="P4"><text:s text:c="8"/>size = 1;</text:p>
      <text:p text:style-name="P4"><text:s text:c="8"/>l = r = NULL;</text:p>
      <text:p text:style-name="P4"><text:s text:c="8"/>swap = false;</text:p>
      <text:p text:style-name="P4"><text:s text:c="4"/>} <text:s/></text:p>
      <text:p text:style-name="P4">};</text:p>
      <text:p text:style-name="P4"><text:s/></text:p>
      <text:p text:style-name="P4">//10 vezes mais lento que Red-Black....</text:p>
      <text:p text:style-name="P4">//Tome uma array de pontos (x,y) ordenados por x. u é ancestral de v se e somente se y(u) é maior que todos os elementos de u a v, v incluso!</text:p>
      <text:p text:style-name="P4">//Split separa entre em uma árvore com k elementos e outra com size-k.</text:p>
      <text:p text:style-name="P4">class ImplicitTreap{</text:p>
      <text:p text:style-name="P4">private:</text:p>
      <text:p text:style-name="P4"><text:s text:c="4"/>node* root;</text:p>
      <text:p text:style-name="P4"><text:s text:c="4"/>void refresh(node* t){</text:p>
      <text:p text:style-name="P4"><text:s text:c="8"/>if (t == NULL) return;</text:p>
      <text:p text:style-name="P4"><text:s text:c="8"/>t-&gt;size = 1;</text:p>
      <text:p text:style-name="P4"><text:s text:c="8"/>t-&gt;sum = t-&gt;v;</text:p>
      <text:p text:style-name="P4"><text:s text:c="8"/>if (t-&gt;l != NULL){</text:p>
      <text:p text:style-name="P4"><text:s text:c="12"/>t-&gt;size += t-&gt;l-&gt;size;</text:p>
      <text:p text:style-name="P4"><text:soft-page-break/><text:s text:c="12"/>t-&gt;sum = comp(t-&gt;sum, t-&gt;l-&gt;sum);</text:p>
      <text:p text:style-name="P4"><text:s text:c="12"/>t-&gt;l-&gt;swap ^= t-&gt;swap;</text:p>
      <text:p text:style-name="P4"><text:s text:c="8"/>}</text:p>
      <text:p text:style-name="P4"><text:s text:c="8"/>if (t-&gt;r != NULL){</text:p>
      <text:p text:style-name="P4"><text:s text:c="12"/>t-&gt;size += t-&gt;r-&gt;size;</text:p>
      <text:p text:style-name="P4"><text:s text:c="12"/>t-&gt;sum = comp(t-&gt;sum, t-&gt;r-&gt;sum);</text:p>
      <text:p text:style-name="P4"><text:s text:c="12"/>t-&gt;r-&gt;swap ^= t-&gt;swap;</text:p>
      <text:p text:style-name="P4"><text:s text:c="8"/>}</text:p>
      <text:p text:style-name="P4"><text:s text:c="8"/>if (t-&gt;swap){</text:p>
      <text:p text:style-name="P4"><text:s text:c="12"/>swap(t-&gt;l, t-&gt;r);</text:p>
      <text:p text:style-name="P4"><text:s text:c="12"/>t-&gt;swap = false;</text:p>
      <text:p text:style-name="P4"><text:s text:c="8"/>}</text:p>
      <text:p text:style-name="P4"><text:s text:c="4"/>}</text:p>
      <text:p text:style-name="P4"><text:s text:c="4"/>void split(node* &amp;t, int k, node* &amp;a, node* &amp;b){</text:p>
      <text:p text:style-name="P4"><text:s text:c="8"/>refresh(t);</text:p>
      <text:p text:style-name="P4"><text:s text:c="8"/>node * aux;</text:p>
      <text:p text:style-name="P4"><text:s text:c="8"/>if(t == NULL){</text:p>
      <text:p text:style-name="P4"><text:s text:c="12"/>a = b = NULL;</text:p>
      <text:p text:style-name="P4"><text:s text:c="12"/>return;</text:p>
      <text:p text:style-name="P4"><text:s text:c="8"/>}</text:p>
      <text:p text:style-name="P4"><text:s text:c="8"/>else if(size(t-&gt;l) &lt; k){</text:p>
      <text:p text:style-name="P4"><text:s text:c="12"/>split(t-&gt;r, k-size(t-&gt;l)-1, aux, b);</text:p>
      <text:p text:style-name="P4"><text:s text:c="12"/>t-&gt;r = aux;</text:p>
      <text:p text:style-name="P4"><text:s text:c="12"/>refresh(t);</text:p>
      <text:p text:style-name="P4"><text:s text:c="12"/>a = t;</text:p>
      <text:p text:style-name="P4"><text:s text:c="8"/>}</text:p>
      <text:p text:style-name="P4"><text:s text:c="8"/>else{</text:p>
      <text:p text:style-name="P4"><text:s text:c="12"/>split(t-&gt;l, k, a, aux);</text:p>
      <text:p text:style-name="P4"><text:s text:c="12"/>t-&gt;l = aux;</text:p>
      <text:p text:style-name="P4"><text:s text:c="12"/>refresh(t);</text:p>
      <text:p text:style-name="P4"><text:s text:c="12"/>b = t;</text:p>
      <text:p text:style-name="P4"><text:s text:c="8"/>}</text:p>
      <text:p text:style-name="P4"><text:s text:c="4"/>}</text:p>
      <text:p text:style-name="P4"><text:s text:c="4"/>node* merge(node* &amp;a, node* &amp;b){</text:p>
      <text:p text:style-name="P4"><text:s text:c="8"/>refresh(a);</text:p>
      <text:p text:style-name="P4"><text:s text:c="8"/>refresh(b);</text:p>
      <text:p text:style-name="P4"><text:s text:c="8"/>node* aux;</text:p>
      <text:p text:style-name="P4"><text:s text:c="8"/>if(a == NULL) return b;</text:p>
      <text:p text:style-name="P4"><text:s text:c="8"/>else if(b == NULL) return a;</text:p>
      <text:p text:style-name="P4"><text:s text:c="8"/>if(a-&gt;y &lt; b-&gt;y){</text:p>
      <text:p text:style-name="P4"><text:s text:c="12"/>aux = merge(a-&gt;r, b);</text:p>
      <text:p text:style-name="P4"><text:s text:c="12"/>a-&gt;r = aux;</text:p>
      <text:p text:style-name="P4"><text:s text:c="12"/>refresh(a);</text:p>
      <text:p text:style-name="P4"><text:s text:c="12"/>return a;</text:p>
      <text:p text:style-name="P4"><text:s text:c="8"/>}</text:p>
      <text:p text:style-name="P4"><text:s text:c="8"/>else{</text:p>
      <text:p text:style-name="P4"><text:s text:c="12"/>aux = merge(a, b-&gt;l);</text:p>
      <text:p text:style-name="P4"><text:s text:c="12"/>b-&gt;l = aux;</text:p>
      <text:p text:style-name="P4"><text:s text:c="12"/>refresh(b);</text:p>
      <text:p text:style-name="P4"><text:soft-page-break/><text:s text:c="12"/>return b;</text:p>
      <text:p text:style-name="P4"><text:s text:c="8"/>}</text:p>
      <text:p text:style-name="P4"><text:s text:c="4"/>}</text:p>
      <text:p text:style-name="P4"><text:s text:c="4"/>node* at(node* t, int n){</text:p>
      <text:p text:style-name="P4"><text:s text:c="8"/>if (t == NULL) return NULL;</text:p>
      <text:p text:style-name="P4"><text:s text:c="8"/>refresh(t);</text:p>
      <text:p text:style-name="P4"><text:s text:c="8"/>if(n &lt; size(t-&gt;l)) return at(t-&gt;l, n);</text:p>
      <text:p text:style-name="P4"><text:s text:c="8"/>else if(n == size(t-&gt;l)) return t;</text:p>
      <text:p text:style-name="P4"><text:s text:c="8"/>else return at(t-&gt;r, n-size(t-&gt;l)-1);</text:p>
      <text:p text:style-name="P4"><text:s text:c="4"/>}</text:p>
      <text:p text:style-name="P4"><text:s text:c="4"/>int size(node* t){</text:p>
      <text:p text:style-name="P4"><text:s text:c="8"/>if (t == NULL) return 0;</text:p>
      <text:p text:style-name="P4"><text:s text:c="8"/>else return t-&gt;size;</text:p>
      <text:p text:style-name="P4"><text:s text:c="4"/>}</text:p>
      <text:p text:style-name="P4"><text:s text:c="4"/>void del(node* &amp;t){</text:p>
      <text:p text:style-name="P4"><text:s text:c="8"/>if (t == NULL) return;</text:p>
      <text:p text:style-name="P4"><text:s text:c="8"/>if (t-&gt;l != NULL) del(t-&gt;l);</text:p>
      <text:p text:style-name="P4"><text:s text:c="8"/>if (t-&gt;r != NULL) del(t-&gt;r);</text:p>
      <text:p text:style-name="P4"><text:s text:c="8"/>delete t;</text:p>
      <text:p text:style-name="P4"><text:s text:c="8"/>t = NULL;</text:p>
      <text:p text:style-name="P4"><text:s text:c="4"/>}</text:p>
      <text:p text:style-name="P4">public:</text:p>
      <text:p text:style-name="P4"><text:s text:c="4"/>ImplicitTreap(){ root = NULL; }</text:p>
      <text:p text:style-name="P4"><text:s text:c="4"/>~ImplicitTreap(){ clear(); }</text:p>
      <text:p text:style-name="P4"><text:s text:c="4"/>void clear(){ del(root); }</text:p>
      <text:p text:style-name="P4"><text:s text:c="4"/>int size(){ return size(root); }</text:p>
      <text:p text:style-name="P4"><text:s text:c="4"/>bool insertAt(int n, int v){</text:p>
      <text:p text:style-name="P4"><text:s text:c="8"/>node *a, *b, *c, *d;</text:p>
      <text:p text:style-name="P4"><text:s text:c="8"/>split(root, n, a, b);</text:p>
      <text:p text:style-name="P4"><text:s text:c="8"/>c = new node(v);</text:p>
      <text:p text:style-name="P4"><text:s text:c="8"/>d = merge(a, c);</text:p>
      <text:p text:style-name="P4"><text:s text:c="8"/>root = merge(d, b);</text:p>
      <text:p text:style-name="P4"><text:s text:c="8"/>return true;</text:p>
      <text:p text:style-name="P4"><text:s text:c="4"/>}</text:p>
      <text:p text:style-name="P4"><text:s text:c="4"/>bool erase(int n){</text:p>
      <text:p text:style-name="P4"><text:s text:c="8"/>node *a, *b, *c, *d;</text:p>
      <text:p text:style-name="P4"><text:s text:c="8"/>split(root, n, a, b);</text:p>
      <text:p text:style-name="P4"><text:s text:c="8"/>split(b, 1, c, d);</text:p>
      <text:p text:style-name="P4"><text:s text:c="8"/>root = merge(a, d);</text:p>
      <text:p text:style-name="P4"><text:s text:c="8"/>if (c == NULL) return false;</text:p>
      <text:p text:style-name="P4"><text:s text:c="8"/>delete c;</text:p>
      <text:p text:style-name="P4"><text:s text:c="8"/>return true;</text:p>
      <text:p text:style-name="P4"><text:s text:c="4"/>}</text:p>
      <text:p text:style-name="P4"><text:s text:c="4"/>int at(int n){</text:p>
      <text:p text:style-name="P4"><text:s text:c="8"/>node* ans = at(root, n);</text:p>
      <text:p text:style-name="P4"><text:s text:c="8"/>if (ans == NULL) return -1;</text:p>
      <text:p text:style-name="P4"><text:s text:c="8"/>else return ans-&gt;v;</text:p>
      <text:p text:style-name="P4"><text:s text:c="4"/>}</text:p>
      <text:p text:style-name="P4"><text:s text:c="4"/>int query(int l, int r){</text:p>
      <text:p text:style-name="P4"><text:soft-page-break/><text:s text:c="8"/>if (l&gt;r) swap(l, r);</text:p>
      <text:p text:style-name="P4"><text:s text:c="8"/>node *a, *b, *c, *d;</text:p>
      <text:p text:style-name="P4"><text:s text:c="8"/>split(root, l, a, d);</text:p>
      <text:p text:style-name="P4"><text:s text:c="8"/>split(d, r-l+1, b, c);</text:p>
      <text:p text:style-name="P4"><text:s text:c="8"/>int ans = (b != NULL ? b-&gt;sum : neutral);</text:p>
      <text:p text:style-name="P4"><text:s text:c="8"/>d = merge(b, c);</text:p>
      <text:p text:style-name="P4"><text:s text:c="8"/>root = merge(a, d);</text:p>
      <text:p text:style-name="P4"><text:s text:c="8"/>return ans;</text:p>
      <text:p text:style-name="P4"><text:s text:c="4"/>}</text:p>
      <text:p text:style-name="P4"><text:s text:c="4"/>void reverse(int l, int r){</text:p>
      <text:p text:style-name="P4"><text:s text:c="8"/>if (l&gt;r) swap(l, r);</text:p>
      <text:p text:style-name="P4"><text:s text:c="8"/>node *a, *b, *c, *d;</text:p>
      <text:p text:style-name="P4"><text:s text:c="8"/>split(root, l, a, d);</text:p>
      <text:p text:style-name="P4"><text:s text:c="8"/>split(d, r-l+1, b, c);</text:p>
      <text:p text:style-name="P4"><text:s text:c="8"/>if(b != NULL) b-&gt;swap ^= 1;</text:p>
      <text:p text:style-name="P4"><text:s text:c="8"/>d = merge(b, c);</text:p>
      <text:p text:style-name="P4"><text:s text:c="8"/>root = merge(a, d);</text:p>
      <text:p text:style-name="P4"><text:s text:c="4"/>}</text:p>
      <text:p text:style-name="P4">};</text:p>
      <text:p text:style-name="P4"><text:s/></text:p>
      <text:p text:style-name="P4">/*</text:p>
      <text:p text:style-name="P4"><text:s/>* TEST MATRIX</text:p>
      <text:p text:style-name="P4"><text:s/>*/</text:p>
      <text:p text:style-name="P4"><text:s/></text:p>
      <text:p text:style-name="P4">bool test(){</text:p>
      <text:p text:style-name="P4"><text:s text:c="4"/>srand(time(NULL));</text:p>
      <text:p text:style-name="P4"><text:s text:c="4"/>vector&lt;int&gt; v;</text:p>
      <text:p text:style-name="P4"><text:s text:c="4"/>ImplicitTreap t;</text:p>
      <text:p text:style-name="P4"><text:s text:c="4"/>int N = 10000;</text:p>
      <text:p text:style-name="P4"><text:s text:c="4"/>vector&lt;int&gt;::iterator it;</text:p>
      <text:p text:style-name="P4"><text:s text:c="4"/>bool toprint = false;</text:p>
      <text:p text:style-name="P4"><text:s text:c="4"/>for(int i=0, n, k, l, r; i&lt;N; i++){</text:p>
      <text:p text:style-name="P4"><text:s text:c="8"/>if (i%5 == 0 &amp;&amp; i &gt; 0){</text:p>
      <text:p text:style-name="P4"><text:s text:c="12"/>n = rand()%((int)v.size());</text:p>
      <text:p text:style-name="P4"><text:s text:c="12"/>if (toprint) printf("deleting v[%d] = %d\n", n, v[n]);</text:p>
      <text:p text:style-name="P4"><text:s text:c="12"/>it = v.begin()+n;</text:p>
      <text:p text:style-name="P4"><text:s text:c="12"/>v.erase(it);</text:p>
      <text:p text:style-name="P4"><text:s text:c="12"/>t.erase(n);</text:p>
      <text:p text:style-name="P4"><text:s text:c="8"/>}</text:p>
      <text:p text:style-name="P4"><text:s text:c="8"/>else if (i%5 == 4){</text:p>
      <text:p text:style-name="P4"><text:s text:c="12"/>l = rand()%((int)v.size());</text:p>
      <text:p text:style-name="P4"><text:s text:c="12"/>r = rand()%((int)v.size());</text:p>
      <text:p text:style-name="P4"><text:s text:c="12"/>if (l&gt;r) swap(l, r);</text:p>
      <text:p text:style-name="P4"><text:s text:c="12"/>if (toprint) printf("reversing %d to %d\n", l, r);</text:p>
      <text:p text:style-name="P4"><text:s text:c="12"/>for(int j=l; j&lt;=r &amp;&amp; j&lt;=r-j+l; j++){</text:p>
      <text:p text:style-name="P4"><text:s text:c="16"/>swap(v[j], v[r-j+l]);</text:p>
      <text:p text:style-name="P4"><text:s text:c="12"/>}</text:p>
      <text:p text:style-name="P4"><text:s text:c="12"/>t.reverse(l, r);</text:p>
      <text:p text:style-name="P4"><text:s text:c="8"/>}</text:p>
      <text:p text:style-name="P4"><text:soft-page-break/><text:s text:c="8"/>else{</text:p>
      <text:p text:style-name="P4"><text:s text:c="12"/>n = rand()%((int)v.size()+1);</text:p>
      <text:p text:style-name="P4"><text:s text:c="12"/>k = rand()%1000;</text:p>
      <text:p text:style-name="P4"><text:s text:c="12"/>if (toprint) printf("inserting %d in pos %d\n", k, n);</text:p>
      <text:p text:style-name="P4"><text:s text:c="12"/>it = v.begin()+n;</text:p>
      <text:p text:style-name="P4"><text:s text:c="12"/>v.insert(it, k);</text:p>
      <text:p text:style-name="P4"><text:s text:c="12"/>t.insertAt(n, k);</text:p>
      <text:p text:style-name="P4"><text:s text:c="8"/>}</text:p>
      <text:p text:style-name="P4"><text:s text:c="8"/>if (toprint) printf("array: ");</text:p>
      <text:p text:style-name="P4"><text:s text:c="8"/>for(int j=0; j&lt;(int)v.size(); j++){</text:p>
      <text:p text:style-name="P4"><text:s text:c="12"/>if (toprint) printf("%d ", v[j]);</text:p>
      <text:p text:style-name="P4"><text:s text:c="12"/>if (v[j] != t.at(j)){</text:p>
      <text:p text:style-name="P4"><text:s text:c="16"/>printf("test %d failed, v[%d] = %d, t.at(%d) = %d\n", i+1, j, v[j], j, t.at(j));</text:p>
      <text:p text:style-name="P4"><text:s text:c="16"/>return false;</text:p>
      <text:p text:style-name="P4"><text:s text:c="12"/>}</text:p>
      <text:p text:style-name="P4"><text:s text:c="8"/>}</text:p>
      <text:p text:style-name="P4"><text:s text:c="8"/>if (toprint) printf("\n");</text:p>
      <text:p text:style-name="P4"><text:s text:c="8"/>l = rand()%((int)v.size());</text:p>
      <text:p text:style-name="P4"><text:s text:c="8"/>r = rand()%((int)v.size());</text:p>
      <text:p text:style-name="P4"><text:s text:c="8"/>if (l&gt;r) swap(l, r);</text:p>
      <text:p text:style-name="P4"><text:s text:c="8"/>int ans = neutral;</text:p>
      <text:p text:style-name="P4"><text:s text:c="8"/>for(int j=l; j&lt;=r; j++){</text:p>
      <text:p text:style-name="P4"><text:s text:c="12"/>ans = comp(ans, v[j]);</text:p>
      <text:p text:style-name="P4"><text:s text:c="8"/>}</text:p>
      <text:p text:style-name="P4"><text:s text:c="8"/>if (toprint) printf("sum(%d, %d) = %d = %d\n", l, r, ans, t.query(l, r));</text:p>
      <text:p text:style-name="P4"><text:s text:c="8"/>if (ans != t.query(l, r)){</text:p>
      <text:p text:style-name="P4"><text:s text:c="12"/>printf("test %d failed, ans(%d, %d) = %d = %d\n", i, l, r, ans, t.query(l, r));</text:p>
      <text:p text:style-name="P4"><text:s text:c="12"/>return false;</text:p>
      <text:p text:style-name="P4"><text:s text:c="8"/>}</text:p>
      <text:p text:style-name="P4"><text:s text:c="4"/>}</text:p>
      <text:p text:style-name="P4"><text:s text:c="4"/>return true;</text:p>
      <text:p text:style-name="P4">}</text:p>
      <text:p text:style-name="P4"><text:s/></text:p>
      <text:p text:style-name="P4">int main(){</text:p>
      <text:p text:style-name="P4"><text:s text:c="4"/>if(test()) printf("all tests passed\n");</text:p>
      <text:p text:style-name="P4"><text:s text:c="4"/>return 0;</text:p>
      <text:p text:style-name="P4">}</text:p>
      <text:p text:style-name="P2"/>
      <text:p text:style-name="P2">3 - Max Flow</text:p>
      <text:p text:style-name="P2"/>
      <text:p text:style-name="P2">3.1 - Dinic</text:p>
      <text:p text:style-name="P4">#define N 50500//depende do problema</text:p>
      <text:p text:style-name="P4">#define M 10100100//depende do problema</text:p>
      <text:p text:style-name="P4">#define inf 10101010</text:p>
      <text:p text:style-name="P4"><text:s/></text:p>
      <text:p text:style-name="P4">typedef pair&lt;int, int&gt; ii;</text:p>
      <text:p text:style-name="P4"><text:soft-page-break/><text:s/></text:p>
      <text:p text:style-name="P4"><text:s/></text:p>
      <text:p text:style-name="P4">struct ed{</text:p>
      <text:p text:style-name="P4"><text:s text:c="4"/>int to, c, f;</text:p>
      <text:p text:style-name="P4">}edge[M];</text:p>
      <text:p text:style-name="P4"><text:s/></text:p>
      <text:p text:style-name="P4">int n, m, ptr[N], dist[N], curr, s, t;</text:p>
      <text:p text:style-name="P4">vector&lt;int&gt; adj[N];</text:p>
      <text:p text:style-name="P4">queue&lt;int&gt; q;</text:p>
      <text:p text:style-name="P4"><text:s/></text:p>
      <text:p text:style-name="P4"><text:s/></text:p>
      <text:p text:style-name="P4">void add_edge(int a, int b, int c, int r){</text:p>
      <text:p text:style-name="P4"><text:s text:c="5"/></text:p>
      <text:p text:style-name="P4"><text:s text:c="4"/>edge[curr].to = b;</text:p>
      <text:p text:style-name="P4"><text:s text:c="4"/>edge[curr].c = c;</text:p>
      <text:p text:style-name="P4"><text:s text:c="4"/>edge[curr].f = 0;</text:p>
      <text:p text:style-name="P4"><text:s text:c="4"/>adj[a].push_back(curr++);</text:p>
      <text:p text:style-name="P4"><text:s text:c="5"/></text:p>
      <text:p text:style-name="P4"><text:s text:c="4"/>edge[curr].to = a;</text:p>
      <text:p text:style-name="P4"><text:s text:c="4"/>edge[curr].c = r;</text:p>
      <text:p text:style-name="P4"><text:s text:c="4"/>edge[curr].f = 0;</text:p>
      <text:p text:style-name="P4"><text:s text:c="4"/>adj[b].push_back(curr++);</text:p>
      <text:p text:style-name="P4">}</text:p>
      <text:p text:style-name="P4"><text:s/></text:p>
      <text:p text:style-name="P4">void build_graph(){</text:p>
      <text:p text:style-name="P4"><text:s text:c="5"/></text:p>
      <text:p text:style-name="P4"><text:s text:c="4"/>s = curr = 0;</text:p>
      <text:p text:style-name="P4"><text:s text:c="4"/>t = N-2;</text:p>
      <text:p text:style-name="P4"><text:s text:c="4"/>//modelagem do grafo</text:p>
      <text:p text:style-name="P4">}</text:p>
      <text:p text:style-name="P4"><text:s/></text:p>
      <text:p text:style-name="P4">bool bfs(){</text:p>
      <text:p text:style-name="P4"><text:s text:c="5"/></text:p>
      <text:p text:style-name="P4"><text:s text:c="4"/>q.push(s);</text:p>
      <text:p text:style-name="P4"><text:s text:c="4"/>memset(dist, -1, sizeof dist);</text:p>
      <text:p text:style-name="P4"><text:s text:c="4"/>dist[s] = 0;</text:p>
      <text:p text:style-name="P4"><text:s text:c="5"/></text:p>
      <text:p text:style-name="P4"><text:s text:c="4"/>while(q.size()){</text:p>
      <text:p text:style-name="P4"><text:s text:c="8"/>int u =q.front(); q.pop();</text:p>
      <text:p text:style-name="P4"><text:s text:c="9"/></text:p>
      <text:p text:style-name="P4"><text:s text:c="8"/>for(int i=0; i&lt;adj[u].size(); i++){</text:p>
      <text:p text:style-name="P4"><text:s text:c="12"/>int e = adj[u][i];</text:p>
      <text:p text:style-name="P4"><text:s text:c="12"/>int v = edge[e].to;</text:p>
      <text:p text:style-name="P4"><text:s text:c="12"/>int w = edge[e].c - edge[e].f;</text:p>
      <text:p text:style-name="P4"><text:s text:c="13"/></text:p>
      <text:p text:style-name="P4"><text:s text:c="12"/>if(dist[v] != -1 || w&lt;=0) continue;</text:p>
      <text:p text:style-name="P4"><text:s text:c="13"/></text:p>
      <text:p text:style-name="P4"><text:s text:c="12"/>q.push(v);</text:p>
      <text:p text:style-name="P4"><text:s text:c="12"/>dist[v] = dist[u]+1;</text:p>
      <text:p text:style-name="P4"><text:soft-page-break/><text:s text:c="8"/>}</text:p>
      <text:p text:style-name="P4"><text:s text:c="4"/>}</text:p>
      <text:p text:style-name="P4"><text:s text:c="5"/></text:p>
      <text:p text:style-name="P4"><text:s text:c="4"/>return dist[t]!=-1;</text:p>
      <text:p text:style-name="P4">}</text:p>
      <text:p text:style-name="P4"><text:s/></text:p>
      <text:p text:style-name="P4"><text:s/></text:p>
      <text:p text:style-name="P4">int dfs(int u, int f){</text:p>
      <text:p text:style-name="P4"><text:s text:c="5"/></text:p>
      <text:p text:style-name="P4"><text:s text:c="4"/>if(u == t) return f;</text:p>
      <text:p text:style-name="P4"><text:s text:c="5"/></text:p>
      <text:p text:style-name="P4"><text:s text:c="4"/>for(; ptr[u]&lt;adj[u].size(); ptr[u]++){</text:p>
      <text:p text:style-name="P4"><text:s text:c="9"/></text:p>
      <text:p text:style-name="P4"><text:s text:c="8"/>int e = adj[u][ptr[u]];</text:p>
      <text:p text:style-name="P4"><text:s text:c="8"/>int v = edge[e].to;</text:p>
      <text:p text:style-name="P4"><text:s text:c="8"/>int w = edge[e].c - edge[e].f;</text:p>
      <text:p text:style-name="P4"><text:s text:c="9"/></text:p>
      <text:p text:style-name="P4"><text:s text:c="8"/>if(dist[v]!=dist[u]+1) continue;</text:p>
      <text:p text:style-name="P4"><text:s text:c="9"/></text:p>
      <text:p text:style-name="P4"><text:s text:c="8"/>if(w&gt;0){</text:p>
      <text:p text:style-name="P4"><text:s text:c="12"/>if(int a = dfs(v, min(f, w))){</text:p>
      <text:p text:style-name="P4"><text:s text:c="16"/>edge[e].f+=a;</text:p>
      <text:p text:style-name="P4"><text:s text:c="16"/>edge[e^1].f-=a;</text:p>
      <text:p text:style-name="P4"><text:s text:c="16"/>return a;</text:p>
      <text:p text:style-name="P4"><text:s text:c="12"/>}</text:p>
      <text:p text:style-name="P4"><text:s text:c="8"/>}</text:p>
      <text:p text:style-name="P4"><text:s text:c="4"/>}</text:p>
      <text:p text:style-name="P4"><text:s text:c="4"/>return 0;</text:p>
      <text:p text:style-name="P4">}</text:p>
      <text:p text:style-name="P4"><text:s/></text:p>
      <text:p text:style-name="P4"><text:s/></text:p>
      <text:p text:style-name="P4">int dinic(){</text:p>
      <text:p text:style-name="P4"><text:s text:c="5"/></text:p>
      <text:p text:style-name="P4"><text:s text:c="4"/>int flow = 0;</text:p>
      <text:p text:style-name="P4"><text:s text:c="5"/></text:p>
      <text:p text:style-name="P4"><text:s text:c="4"/>while(1){</text:p>
      <text:p text:style-name="P4"><text:s text:c="9"/></text:p>
      <text:p text:style-name="P4"><text:s text:c="8"/>if(!bfs()) break;</text:p>
      <text:p text:style-name="P4"><text:s text:c="9"/></text:p>
      <text:p text:style-name="P4"><text:s text:c="8"/>memset(ptr, 0, sizeof ptr);</text:p>
      <text:p text:style-name="P4"><text:s text:c="9"/></text:p>
      <text:p text:style-name="P4"><text:s text:c="8"/>while(int a = dfs(s, inf)){</text:p>
      <text:p text:style-name="P4"><text:s text:c="12"/>flow+=a;</text:p>
      <text:p text:style-name="P4"><text:s text:c="8"/>}</text:p>
      <text:p text:style-name="P4"><text:s text:c="4"/>}</text:p>
      <text:p text:style-name="P4"><text:s text:c="4"/>return flow;</text:p>
      <text:p text:style-name="P4">}</text:p>
      <text:p text:style-name="P4"><text:s/></text:p>
      <text:p text:style-name="P4"><text:s/></text:p>
      <text:p text:style-name="P4"><text:soft-page-break/><text:s/></text:p>
      <text:p text:style-name="P4">int main(){</text:p>
      <text:p text:style-name="P4"><text:s text:c="5"/></text:p>
      <text:p text:style-name="P4"><text:s text:c="4"/>//le grafo</text:p>
      <text:p text:style-name="P4"><text:s text:c="4"/>build_graph();</text:p>
      <text:p text:style-name="P4"><text:s text:c="5"/></text:p>
      <text:p text:style-name="P4"><text:s text:c="4"/>int mf = dinic();</text:p>
      <text:p text:style-name="P4"><text:s text:c="5"/></text:p>
      <text:p text:style-name="P4">}</text:p>
      <text:p text:style-name="P2"/>
      <text:p text:style-name="P2"/>
      <text:p text:style-name="P2">3.2 - Edmonds Karp</text:p>
      <text:p text:style-name="P2"/>
      <text:p text:style-name="P4">struct ed{</text:p>
      <text:p text:style-name="P4"><text:s text:c="4"/>int to, c, f;</text:p>
      <text:p text:style-name="P4">}edge[M];</text:p>
      <text:p text:style-name="P4"><text:s/></text:p>
      <text:p text:style-name="P4"><text:s/></text:p>
      <text:p text:style-name="P4">int n, m, seen[N], tempo, curr, p[N], nxt[N], dist[N], s, t;</text:p>
      <text:p text:style-name="P4">vector&lt;int&gt; adj[N];</text:p>
      <text:p text:style-name="P4"><text:s/></text:p>
      <text:p text:style-name="P4"><text:s/></text:p>
      <text:p text:style-name="P4">void add_edge(int a, int b, int c, int rev){</text:p>
      <text:p text:style-name="P4"><text:s text:c="5"/></text:p>
      <text:p text:style-name="P4"><text:s text:c="4"/>edge[curr].to = b;</text:p>
      <text:p text:style-name="P4"><text:s text:c="4"/>edge[curr].c = c;</text:p>
      <text:p text:style-name="P4"><text:s text:c="4"/>edge[curr].f = 0;</text:p>
      <text:p text:style-name="P4"><text:s text:c="4"/>adj[a].push_back(curr++);</text:p>
      <text:p text:style-name="P4"><text:s text:c="5"/></text:p>
      <text:p text:style-name="P4"><text:s text:c="4"/>edge[curr].to = a;</text:p>
      <text:p text:style-name="P4"><text:s text:c="4"/>edge[curr].c = rev;</text:p>
      <text:p text:style-name="P4"><text:s text:c="4"/>edge[curr].f = 0;</text:p>
      <text:p text:style-name="P4"><text:s text:c="4"/>adj[b].push_back(curr++);</text:p>
      <text:p text:style-name="P4">}</text:p>
      <text:p text:style-name="P4"><text:s/></text:p>
      <text:p text:style-name="P4">build_graph(){</text:p>
      <text:p text:style-name="P4"><text:tab/>//depende do problema</text:p>
      <text:p text:style-name="P4">}</text:p>
      <text:p text:style-name="P4"/>
      <text:p text:style-name="P4">int augment(){</text:p>
      <text:p text:style-name="P4"><text:s text:c="4"/>int ans = inf;</text:p>
      <text:p text:style-name="P4"><text:s text:c="4"/>for(int u=t, e = p[u]; <text:s/><text:tab/>u!=s; <text:s text:c="3"/><text:tab/>u = edge[e^1].to, e = p[u]){</text:p>
      <text:p text:style-name="P4"><text:s text:c="8"/>int w = edge[e].c - edge[e].f;</text:p>
      <text:p text:style-name="P4"><text:s text:c="8"/>ans = min(ans, w);</text:p>
      <text:p text:style-name="P4"><text:s text:c="4"/>}</text:p>
      <text:p text:style-name="P4"><text:s/></text:p>
      <text:p text:style-name="P4"><text:s text:c="4"/>for(int u=t, e = p[u]; <text:s/><text:tab/>u!=s; <text:s text:c="3"/><text:tab/>u = edge[e^1].to, e = p[u]){</text:p>
      <text:p text:style-name="P4"><text:s text:c="8"/>edge[e].f+=ans;</text:p>
      <text:p text:style-name="P4"><text:s text:c="8"/>edge[e^1].f-=ans;</text:p>
      <text:p text:style-name="P4"><text:soft-page-break/><text:s text:c="4"/>}</text:p>
      <text:p text:style-name="P4"><text:s text:c="4"/>return ans;</text:p>
      <text:p text:style-name="P4">}</text:p>
      <text:p text:style-name="P4"><text:s/></text:p>
      <text:p text:style-name="P4">int bfs(){</text:p>
      <text:p text:style-name="P4"><text:s text:c="5"/></text:p>
      <text:p text:style-name="P4"><text:s text:c="4"/>p[t] = -1;</text:p>
      <text:p text:style-name="P4"><text:s text:c="4"/>queue&lt;int&gt; q;</text:p>
      <text:p text:style-name="P4"><text:s text:c="4"/>q.push(s);</text:p>
      <text:p text:style-name="P4"><text:s text:c="5"/></text:p>
      <text:p text:style-name="P4"><text:s text:c="4"/>while(q.size()){</text:p>
      <text:p text:style-name="P4"><text:s text:c="8"/>int u = q.front(); q.pop();</text:p>
      <text:p text:style-name="P4"><text:s text:c="8"/>if(u == t) break;</text:p>
      <text:p text:style-name="P4"><text:s text:c="8"/>for(int i=0; i&lt;adj[u].size(); i++){</text:p>
      <text:p text:style-name="P4"><text:s text:c="12"/>int e = adj[u][i];</text:p>
      <text:p text:style-name="P4"><text:s text:c="12"/>int v = edge[e].to;</text:p>
      <text:p text:style-name="P4"><text:s text:c="12"/>if(seen[v] &lt; tempo &amp;&amp; edge[e].c - edge[e].f &gt; 0){</text:p>
      <text:p text:style-name="P4"><text:s text:c="16"/>q.push(v);</text:p>
      <text:p text:style-name="P4"><text:s text:c="16"/>seen[v] = tempo;</text:p>
      <text:p text:style-name="P4"><text:s text:c="16"/>p[v] = e;</text:p>
      <text:p text:style-name="P4"><text:s text:c="12"/>}</text:p>
      <text:p text:style-name="P4"><text:s text:c="8"/>}</text:p>
      <text:p text:style-name="P4"><text:s text:c="4"/>}</text:p>
      <text:p text:style-name="P4"><text:s text:c="4"/>if(p[t] == -1) return 0;</text:p>
      <text:p text:style-name="P4"><text:s text:c="4"/>return augment();</text:p>
      <text:p text:style-name="P4">}</text:p>
      <text:p text:style-name="P4"><text:s/></text:p>
      <text:p text:style-name="P4"><text:s/></text:p>
      <text:p text:style-name="P4">int edmonds_karp(){</text:p>
      <text:p text:style-name="P4"><text:s text:c="4"/>int flow=0;</text:p>
      <text:p text:style-name="P4"><text:s text:c="4"/>memset(seen, 0, sizeof seen);</text:p>
      <text:p text:style-name="P4"><text:s text:c="4"/>tempo = 1;</text:p>
      <text:p text:style-name="P4"><text:s text:c="5"/></text:p>
      <text:p text:style-name="P4"><text:s text:c="4"/>while(int a = bfs()){</text:p>
      <text:p text:style-name="P4"><text:s text:c="8"/>flow+=a;</text:p>
      <text:p text:style-name="P4"><text:s text:c="8"/>tempo++;</text:p>
      <text:p text:style-name="P4"><text:s text:c="4"/>}</text:p>
      <text:p text:style-name="P4"><text:s text:c="4"/>return flow;</text:p>
      <text:p text:style-name="P4">}</text:p>
      <text:p text:style-name="P4"><text:s/></text:p>
      <text:p text:style-name="P4"><text:s/></text:p>
      <text:p text:style-name="P4">int main(){</text:p>
      <text:p text:style-name="P4"><text:s text:c="5"/></text:p>
      <text:p text:style-name="P4"><text:s text:c="4"/>cin &gt;&gt; n &gt;&gt; m;</text:p>
      <text:p text:style-name="P4"><text:s text:c="4"/>build_graph();</text:p>
      <text:p text:style-name="P4"><text:s text:c="4"/>cout &lt;&lt; "Max flow = " &lt;&lt; edmonds_karp() &lt;&lt; endl;</text:p>
      <text:p text:style-name="P4">}</text:p>
      <text:p text:style-name="P2"/>
      <text:p text:style-name="P2"/>
      <text:p text:style-name="P2"><text:soft-page-break/>3.3 - Ford Fulkerson</text:p>
      <text:p text:style-name="P2"/>
      <text:p text:style-name="P4">#define N 10040//depende do problema</text:p>
      <text:p text:style-name="P4">#define M 1010101//depende do problema</text:p>
      <text:p text:style-name="P4">#define inf 10101010//depende do problema</text:p>
      <text:p text:style-name="P4"><text:s/></text:p>
      <text:p text:style-name="P4">struct ed{</text:p>
      <text:p text:style-name="P4"><text:s text:c="4"/>int to, c, f;</text:p>
      <text:p text:style-name="P4">}edge[M];</text:p>
      <text:p text:style-name="P4"><text:s/></text:p>
      <text:p text:style-name="P4"><text:s/></text:p>
      <text:p text:style-name="P4">int n, curr, seen[N], tempo, s, t;</text:p>
      <text:p text:style-name="P4">vector&lt;int&gt; adj[N];</text:p>
      <text:p text:style-name="P4"><text:s/></text:p>
      <text:p text:style-name="P4"><text:s/></text:p>
      <text:p text:style-name="P4">void add_edge(int a, int b, int c, int r){</text:p>
      <text:p text:style-name="P4"><text:s text:c="5"/></text:p>
      <text:p text:style-name="P4"><text:s text:c="4"/>edge[curr].to = b;</text:p>
      <text:p text:style-name="P4"><text:s text:c="4"/>edge[curr].c = c;</text:p>
      <text:p text:style-name="P4"><text:s text:c="4"/>edge[curr].f = 0;</text:p>
      <text:p text:style-name="P4"><text:s text:c="4"/>adj[a].push_back(curr++);</text:p>
      <text:p text:style-name="P4"><text:s text:c="5"/></text:p>
      <text:p text:style-name="P4"><text:s text:c="4"/>edge[curr].to = a;</text:p>
      <text:p text:style-name="P4"><text:s text:c="4"/>edge[curr].c = r;</text:p>
      <text:p text:style-name="P4"><text:s text:c="4"/>edge[curr].f = 0;</text:p>
      <text:p text:style-name="P4"><text:s text:c="4"/>adj[b].push_back(curr++);</text:p>
      <text:p text:style-name="P4">}</text:p>
      <text:p text:style-name="P4"><text:s/></text:p>
      <text:p text:style-name="P4"><text:s/></text:p>
      <text:p text:style-name="P4">void build_graph(){</text:p>
      <text:p text:style-name="P4"><text:s text:c="5"/></text:p>
      <text:p text:style-name="P4"><text:s text:c="4"/>s = curr = 0;</text:p>
      <text:p text:style-name="P4"><text:s text:c="4"/>t = N-2;</text:p>
      <text:p text:style-name="P4"><text:s text:c="4"/>//modelagem do grafo</text:p>
      <text:p text:style-name="P4">}</text:p>
      <text:p text:style-name="P4"><text:s/></text:p>
      <text:p text:style-name="P4">int dfs(int u, int f){</text:p>
      <text:p text:style-name="P4"><text:s text:c="5"/></text:p>
      <text:p text:style-name="P4"><text:s text:c="4"/>if(u == t) return f;</text:p>
      <text:p text:style-name="P4"><text:s text:c="5"/></text:p>
      <text:p text:style-name="P4"><text:s text:c="4"/>seen[u] = tempo;</text:p>
      <text:p text:style-name="P4"><text:s text:c="5"/></text:p>
      <text:p text:style-name="P4"><text:s text:c="4"/>for(int i=0; i&lt;adj[u].size(); i++){</text:p>
      <text:p text:style-name="P4"><text:s text:c="8"/>int e = adj[u][i];</text:p>
      <text:p text:style-name="P4"><text:s text:c="8"/>int v = edge[e].to;</text:p>
      <text:p text:style-name="P4"><text:s text:c="8"/>int w = edge[e].c - edge[e].f;</text:p>
      <text:p text:style-name="P4"><text:s text:c="9"/></text:p>
      <text:p text:style-name="P4"><text:s text:c="8"/>if(seen[v]&lt;tempo &amp;&amp; w&gt;0){</text:p>
      <text:p text:style-name="P4"><text:s text:c="12"/>if(int a = dfs(v, min(f, w))){</text:p>
      <text:p text:style-name="P4"><text:soft-page-break/><text:s text:c="16"/>edge[e].f+=a;</text:p>
      <text:p text:style-name="P4"><text:s text:c="16"/>edge[e^1].f-=a;</text:p>
      <text:p text:style-name="P4"><text:s text:c="16"/>return a;</text:p>
      <text:p text:style-name="P4"><text:s text:c="12"/>}</text:p>
      <text:p text:style-name="P4"><text:s text:c="8"/>}</text:p>
      <text:p text:style-name="P4"><text:s text:c="4"/>}</text:p>
      <text:p text:style-name="P4"><text:s text:c="4"/>return 0;</text:p>
      <text:p text:style-name="P4">}</text:p>
      <text:p text:style-name="P4"><text:s/></text:p>
      <text:p text:style-name="P4"><text:s/></text:p>
      <text:p text:style-name="P4">int ford_fulk(){</text:p>
      <text:p text:style-name="P4"><text:s text:c="5"/></text:p>
      <text:p text:style-name="P4"><text:s text:c="4"/>memset(seen, 0, sizeof seen);</text:p>
      <text:p text:style-name="P4"><text:s text:c="4"/>tempo = 1;</text:p>
      <text:p text:style-name="P4"><text:s text:c="4"/>int flow = 0;</text:p>
      <text:p text:style-name="P4"><text:s text:c="5"/></text:p>
      <text:p text:style-name="P4"><text:s text:c="4"/>while(int a = dfs(s, inf)){</text:p>
      <text:p text:style-name="P4"><text:s text:c="8"/>flow+=a;</text:p>
      <text:p text:style-name="P4"><text:s text:c="8"/>tempo++;</text:p>
      <text:p text:style-name="P4"><text:s text:c="4"/>}</text:p>
      <text:p text:style-name="P4"><text:s text:c="4"/>return flow;</text:p>
      <text:p text:style-name="P4">}</text:p>
      <text:p text:style-name="P4"><text:s/></text:p>
      <text:p text:style-name="P4"><text:s/></text:p>
      <text:p text:style-name="P4">int main(){</text:p>
      <text:p text:style-name="P4"><text:s text:c="5"/></text:p>
      <text:p text:style-name="P4"><text:s text:c="5"/></text:p>
      <text:p text:style-name="P4"><text:s text:c="4"/>//le grafo</text:p>
      <text:p text:style-name="P4"><text:s text:c="5"/></text:p>
      <text:p text:style-name="P4"><text:s text:c="4"/>//monta o grafo</text:p>
      <text:p text:style-name="P4"><text:s text:c="5"/></text:p>
      <text:p text:style-name="P4"><text:s text:c="4"/>build_graph();</text:p>
      <text:p text:style-name="P4"><text:s text:c="5"/></text:p>
      <text:p text:style-name="P4"><text:s text:c="4"/>int mf = ford_fulk();</text:p>
      <text:p text:style-name="P4">}</text:p>
      <text:p text:style-name="P2"/>
      <text:p text:style-name="P2"/>
      <text:p text:style-name="P2">3.4 - Min Cost Max Flow</text:p>
      <text:p text:style-name="P2"/>
      <text:p text:style-name="P4">struct ed{</text:p>
      <text:p text:style-name="P4"><text:s text:c="4"/>ll to, c, f, cost;</text:p>
      <text:p text:style-name="P4">}edge[M];</text:p>
      <text:p text:style-name="P4"><text:s/></text:p>
      <text:p text:style-name="P4"><text:s/></text:p>
      <text:p text:style-name="P4">ll n, k, dist[N], p[N], seen[N], curr, s, t;</text:p>
      <text:p text:style-name="P4">vector&lt;int&gt; adj[N];</text:p>
      <text:p text:style-name="P4"><text:s/></text:p>
      <text:p text:style-name="P4">void add_edge(ll a, ll b, ll c, ll cost){//arestas indo com custo positivo, e voltando com custo negativo</text:p>
      <text:p text:style-name="P4"><text:soft-page-break/><text:s text:c="5"/></text:p>
      <text:p text:style-name="P4"><text:s text:c="4"/>edge[curr] = {b, c, 0, cost};</text:p>
      <text:p text:style-name="P4"><text:s text:c="4"/>adj[a].push_back(curr++);</text:p>
      <text:p text:style-name="P4"><text:s text:c="5"/></text:p>
      <text:p text:style-name="P4"><text:s text:c="4"/>edge[curr] = {a, 0, 0, -cost};</text:p>
      <text:p text:style-name="P4"><text:s text:c="4"/>adj[b].push_back(curr++);</text:p>
      <text:p text:style-name="P4">}</text:p>
      <text:p text:style-name="P4"><text:s/></text:p>
      <text:p text:style-name="P4"><text:s/></text:p>
      <text:p text:style-name="P4">void build_graph(){</text:p>
      <text:p text:style-name="P4"><text:s text:c="5"/></text:p>
      <text:p text:style-name="P4"><text:s text:c="4"/>s = curr = 0;</text:p>
      <text:p text:style-name="P4"><text:s text:c="4"/>t = N-2;</text:p>
      <text:p text:style-name="P4"><text:s text:c="4"/>//modelagem do grafo</text:p>
      <text:p text:style-name="P4">}</text:p>
      <text:p text:style-name="P4"><text:s/></text:p>
      <text:p text:style-name="P4">ll augment(){</text:p>
      <text:p text:style-name="P4"><text:s text:c="4"/>ll mf = inf;</text:p>
      <text:p text:style-name="P4"><text:s text:c="4"/>ll ans = 0;</text:p>
      <text:p text:style-name="P4"><text:s text:c="4"/>for(ll u = t, e = p[u]; u!=s; u = edge[e^1].to, e = p[u]){</text:p>
      <text:p text:style-name="P4"><text:s text:c="8"/>mf = min(mf, edge[e].c - edge[e].f);</text:p>
      <text:p text:style-name="P4"><text:s text:c="4"/>}</text:p>
      <text:p text:style-name="P4"><text:s text:c="4"/>for(ll u = t, e = p[u]; u!=s; u = edge[e^1].to, e = p[u]){</text:p>
      <text:p text:style-name="P4"><text:s text:c="8"/>ans += mf*edge[e].cost;</text:p>
      <text:p text:style-name="P4"><text:s text:c="8"/>edge[e].f+=mf;</text:p>
      <text:p text:style-name="P4"><text:s text:c="8"/>edge[e^1].f-=mf;</text:p>
      <text:p text:style-name="P4"><text:s text:c="4"/>}</text:p>
      <text:p text:style-name="P4"><text:s text:c="4"/>return ans;</text:p>
      <text:p text:style-name="P4">}</text:p>
      <text:p text:style-name="P4"><text:s/></text:p>
      <text:p text:style-name="P4">ll SPF(){</text:p>
      <text:p text:style-name="P4"><text:s text:c="5"/></text:p>
      <text:p text:style-name="P4"><text:s text:c="4"/>for(ll i=0; i&lt;N; i++) dist[i] = inf;</text:p>
      <text:p text:style-name="P4"><text:s text:c="4"/>p[s] = p[t] = -1;</text:p>
      <text:p text:style-name="P4"><text:s text:c="5"/></text:p>
      <text:p text:style-name="P4"><text:s text:c="4"/>dist[s] = 0; <text:s/>seen[s] = 1;</text:p>
      <text:p text:style-name="P4"><text:s text:c="4"/>queue&lt;int&gt; q; q.push(s);</text:p>
      <text:p text:style-name="P4"><text:s text:c="5"/></text:p>
      <text:p text:style-name="P4"><text:s text:c="4"/>while(q.size()){</text:p>
      <text:p text:style-name="P4"><text:s text:c="9"/></text:p>
      <text:p text:style-name="P4"><text:s text:c="8"/>ll u = q.front(); q.pop();</text:p>
      <text:p text:style-name="P4"><text:s text:c="9"/></text:p>
      <text:p text:style-name="P4"><text:s text:c="8"/>seen[u] = 0;</text:p>
      <text:p text:style-name="P4"><text:s text:c="8"/>for(ll i=0; i&lt;adj[u].size(); i++){</text:p>
      <text:p text:style-name="P4"><text:s text:c="12"/>ll e = adj[u][i];</text:p>
      <text:p text:style-name="P4"><text:s text:c="12"/>ll v = edge[e].to;</text:p>
      <text:p text:style-name="P4"><text:s text:c="12"/>ll w = edge[e].c - edge[e].f;</text:p>
      <text:p text:style-name="P4"><text:s text:c="13"/></text:p>
      <text:p text:style-name="P4"><text:s text:c="12"/>if(w&gt;0 &amp;&amp; dist[v] &gt; dist[u]+edge[e].cost){</text:p>
      <text:p text:style-name="P4"><text:soft-page-break/><text:s text:c="16"/>dist[v] = dist[u]+edge[e].cost;</text:p>
      <text:p text:style-name="P4"><text:s text:c="16"/>p[v] = e;</text:p>
      <text:p text:style-name="P4"><text:s text:c="16"/>if(!seen[v]){</text:p>
      <text:p text:style-name="P4"><text:s text:c="20"/>seen[v] = 1;</text:p>
      <text:p text:style-name="P4"><text:s text:c="20"/>q.push(v);</text:p>
      <text:p text:style-name="P4"><text:s text:c="16"/>}</text:p>
      <text:p text:style-name="P4"><text:s text:c="12"/>}</text:p>
      <text:p text:style-name="P4"><text:s text:c="8"/>}</text:p>
      <text:p text:style-name="P4"><text:s text:c="9"/></text:p>
      <text:p text:style-name="P4"><text:s text:c="4"/>}</text:p>
      <text:p text:style-name="P4"><text:s text:c="5"/></text:p>
      <text:p text:style-name="P4"><text:s text:c="4"/>if(p[t] == -1) return inf;</text:p>
      <text:p text:style-name="P4"><text:s text:c="4"/>return augment();</text:p>
      <text:p text:style-name="P4"><text:s text:c="5"/></text:p>
      <text:p text:style-name="P4">}</text:p>
      <text:p text:style-name="P4"><text:s/></text:p>
      <text:p text:style-name="P4">ll MCMF(){</text:p>
      <text:p text:style-name="P4"><text:s text:c="4"/>ll ans = 0;</text:p>
      <text:p text:style-name="P4"><text:s text:c="4"/>while(1) {</text:p>
      <text:p text:style-name="P4"><text:s text:c="8"/>ll a = SPF();</text:p>
      <text:p text:style-name="P4"><text:s text:c="8"/>if(a == inf) break;</text:p>
      <text:p text:style-name="P4"><text:s text:c="8"/>ans+=a;</text:p>
      <text:p text:style-name="P4"><text:s text:c="4"/>}</text:p>
      <text:p text:style-name="P4"><text:s text:c="4"/>return ans;</text:p>
      <text:p text:style-name="P4">}</text:p>
      <text:p text:style-name="P4"><text:s/></text:p>
      <text:p text:style-name="P4"><text:s/></text:p>
      <text:p text:style-name="P4">int main(){</text:p>
      <text:p text:style-name="P4"><text:s text:c="5"/></text:p>
      <text:p text:style-name="P4"><text:s text:c="5"/></text:p>
      <text:p text:style-name="P4"><text:s text:c="4"/>//leitura do grafo</text:p>
      <text:p text:style-name="P4"><text:s text:c="5"/></text:p>
      <text:p text:style-name="P4"><text:s text:c="4"/>build_graph();</text:p>
      <text:p text:style-name="P4"><text:s text:c="5"/></text:p>
      <text:p text:style-name="P4"><text:s text:c="4"/>ll x = MCMF();</text:p>
      <text:p text:style-name="P4"><text:s text:c="5"/></text:p>
      <text:p text:style-name="P4"><text:s text:c="4"/>//</text:p>
      <text:p text:style-name="P4">}</text:p>
      <text:p text:style-name="P2"/>
      <text:p text:style-name="P2"/>
      <text:p text:style-name="P2">3.5 - Resumão de flow</text:p>
      <text:p text:style-name="P3"/>
      <text:p text:style-name="P13">RESUMO DOS ALGORITMOS CLASSICOS DE FLOW</text:p>
      <text:p text:style-name="P5">Min-Path-Cover:</text:p>
      <text:p text:style-name="P5"/>
      <text:p text:style-name="P5">Minimo numero de caminhos para visitar todos os vertices num DAG</text:p>
      <text:p text:style-name="P5">Constroi o grafo bipartido Vout / Vin, add todas as arestas u-v:</text:p>
      <text:p text:style-name="P5">out(u) - in(v).</text:p>
      <text:p text:style-name="P5">add aresta s-out(u) pra todo u, e in(u)-t pra todo u.</text:p>
      <text:p text:style-name="P5">Todas as arestas com capacidade 1.</text:p>
      <text:p text:style-name="P5"><text:soft-page-break/></text:p>
      <text:p text:style-name="P5">Edge-disjoint/independent paths</text:p>
      <text:p text:style-name="P5"/>
      <text:p text:style-name="P5">Encontre o maior numero de caminhos que nao compartilham nenhuma aresta(edge-disjoint) no caminho de s-t, num grafo qualquer.</text:p>
      <text:p text:style-name="P5">Encontre o maior numero de caminhos que nao compartilham nenhuma aresta e nenhum vertice(independent path) no caminho de s-t, num grafo qualquer.</text:p>
      <text:p text:style-name="P5">Coloque o peso de cada aresta igual a 1, e pra independent paths coloque capacidade 1 em cada vertice tambem.</text:p>
      <text:p text:style-name="P5"/>
      <text:p text:style-name="P5">Max Weighted Independent Set</text:p>
      <text:p text:style-name="P5">Grafo bipartido, <text:s/>cada vertice tem um peso, coloque peso[u] como</text:p>
      <text:p text:style-name="P5">capacidade da aresta s-u, e todas as outras arestas como infinito.</text:p>
      <text:p text:style-name="P5"/>
      <text:p text:style-name="P13">COMPLEXIDADE DOS ALGORITMOS</text:p>
      <text:p text:style-name="P5">grafos genéricos:</text:p>
      <text:p text:style-name="P5">Ford fulkerson: O(f*E)</text:p>
      <text:p text:style-name="P5">Edmonds Karp: VE^2</text:p>
      <text:p text:style-name="P5">Dinic: V^2E</text:p>
      <text:p text:style-name="P5">Pra grafos bipartidos a complexidade do Dinic é O(sqrt(V)*E), e a do Ford geralmente é V^2 dependendo do problema.</text:p>
      <text:p text:style-name="P2"/>
      <text:p text:style-name="P2"/>
      <text:p text:style-name="P2"/>
      <text:p text:style-name="P2"/>
      <text:p text:style-name="P2">4 - Grafos</text:p>
      <text:p text:style-name="P2"><text:tab/></text:p>
      <text:p text:style-name="P2">4.1 - Bellman Ford</text:p>
      <text:p text:style-name="P2"/>
      <text:p text:style-name="P4">vii Grafo[MAXN];</text:p>
      <text:p text:style-name="P4">int dist[MAXN];</text:p>
      <text:p text:style-name="P4">int parent[MAXN];</text:p>
      <text:p text:style-name="P4">vi pathToDest;</text:p>
      <text:p text:style-name="P4">int n;</text:p>
      <text:p text:style-name="P4">bool hasNegativeCycle;</text:p>
      <text:p text:style-name="P4"><text:s/></text:p>
      <text:p text:style-name="P4">int BellmanFord(int source, int dest){</text:p>
      <text:p text:style-name="P4"><text:s text:c="4"/>int custo, v;</text:p>
      <text:p text:style-name="P4"><text:s text:c="4"/>hasNegativeCycle = false;</text:p>
      <text:p text:style-name="P4"><text:s text:c="4"/>for (int i = 0; i &lt; n; i++){</text:p>
      <text:p text:style-name="P4"><text:s text:c="8"/>dist[i] = 1e8;</text:p>
      <text:p text:style-name="P4"><text:s text:c="8"/>parent[i] = -1;</text:p>
      <text:p text:style-name="P4"><text:s text:c="4"/>}</text:p>
      <text:p text:style-name="P4"><text:s text:c="4"/>dist[source]=0;</text:p>
      <text:p text:style-name="P4"><text:s text:c="4"/>parent[source]=source;</text:p>
      <text:p text:style-name="P4"><text:s text:c="5"/></text:p>
      <text:p text:style-name="P4"><text:s text:c="4"/>for (int j = 0; j &lt; n-1; j++)//roda n-1 vezes</text:p>
      <text:p text:style-name="P4"><text:s text:c="4"/>{</text:p>
      <text:p text:style-name="P4"><text:s text:c="8"/>for (int u = 0; u &lt; n; u++)</text:p>
      <text:p text:style-name="P4"><text:s text:c="8"/>{</text:p>
      <text:p text:style-name="P4"><text:soft-page-break/><text:s text:c="12"/>for (int i = 0; i &lt; Grafo[u].size(); i++)</text:p>
      <text:p text:style-name="P4"><text:s text:c="12"/>{</text:p>
      <text:p text:style-name="P4"><text:s text:c="16"/>v = Grafo[u][i].first;</text:p>
      <text:p text:style-name="P4"><text:s text:c="16"/>custo = Grafo[u][i].second;</text:p>
      <text:p text:style-name="P4"><text:s text:c="16"/>if(dist[v] &gt; dist[u] + custo){</text:p>
      <text:p text:style-name="P4"><text:s text:c="20"/>dist[v] = dist[u] + custo;</text:p>
      <text:p text:style-name="P4"><text:s text:c="20"/>parent[v] = u;</text:p>
      <text:p text:style-name="P4"><text:s text:c="16"/>}</text:p>
      <text:p text:style-name="P4"><text:s text:c="12"/>} <text:s text:c="6"/><text:tab/></text:p>
      <text:p text:style-name="P4"><text:s text:c="8"/>} <text:s text:c="2"/><text:tab/></text:p>
      <text:p text:style-name="P4"><text:s text:c="4"/>}</text:p>
      <text:p text:style-name="P4"><text:s text:c="5"/></text:p>
      <text:p text:style-name="P4"><text:s text:c="4"/>//se quiser saber quais vertices estao no ciclo é só adicionar outr for de 0 até 5, por exemplo, e ver qual distancia diminuiu. Se rodar só uma vez dependendo da configuração das aresta pode ser que não ache todos do ciclo, por isso é melhor rodar uma quantidade X de vezes, o ideal seria X = n</text:p>
      <text:p text:style-name="P4"><text:s text:c="4"/></text:p>
      <text:p text:style-name="P22"><text:s text:c="4"/>for (int u = 0; !hasNegativeCycle &amp;&amp; u &lt; n; u++)</text:p>
      <text:p text:style-name="P4"><text:s text:c="4"/>{</text:p>
      <text:p text:style-name="P4"><text:s text:c="8"/>for (int i = 0; !hasNegativeCycle &amp;&amp; i &lt; Grafo[u].size(); i++)</text:p>
      <text:p text:style-name="P4"><text:s text:c="8"/>{</text:p>
      <text:p text:style-name="P4"><text:s text:c="12"/>v = Grafo[u][i].first;</text:p>
      <text:p text:style-name="P4"><text:s text:c="12"/>custo = Grafo[u][i].second;</text:p>
      <text:p text:style-name="P4"><text:s text:c="13"/></text:p>
      <text:p text:style-name="P4"><text:s text:c="12"/>if(dist[v] &gt; dist[u] + custo)//se depois de n-1 iterações ainda existe um caminho menor, existe um ciclo negativo</text:p>
      <text:p text:style-name="P4"><text:s text:c="16"/>hasNegativeCycle = true; <text:s text:c="7"/><text:tab/></text:p>
      <text:p text:style-name="P4"><text:s text:c="8"/>} <text:s text:c="2"/><text:tab/></text:p>
      <text:p text:style-name="P4"><text:s text:c="4"/>}</text:p>
      <text:p text:style-name="P4"><text:s text:c="5"/></text:p>
      <text:p text:style-name="P4"><text:s text:c="4"/>if(!hasNegativeCycle){</text:p>
      <text:p text:style-name="P4"><text:s text:c="8"/>pathToDest.clear();</text:p>
      <text:p text:style-name="P4"><text:s text:c="8"/>v = dest;</text:p>
      <text:p text:style-name="P4"><text:s text:c="8"/>while(v!=source){</text:p>
      <text:p text:style-name="P4"><text:s text:c="12"/>pathToDest.push_back(v);</text:p>
      <text:p text:style-name="P4"><text:s text:c="12"/>v = parent[v];</text:p>
      <text:p text:style-name="P4"><text:s text:c="12"/>//~ cout &lt;&lt; v &lt;&lt; endl;</text:p>
      <text:p text:style-name="P4"><text:s text:c="8"/>}</text:p>
      <text:p text:style-name="P4"><text:s text:c="8"/>pathToDest.push_back(source);</text:p>
      <text:p text:style-name="P4"><text:s text:c="4"/>}</text:p>
      <text:p text:style-name="P4"><text:s text:c="4"/>return dist[dest];</text:p>
      <text:p text:style-name="P4">}</text:p>
      <text:p text:style-name="P4"><text:s/></text:p>
      <text:p text:style-name="P4">/*</text:p>
      <text:p text:style-name="P4">limpa();</text:p>
      <text:p text:style-name="P4">BellmanFord(origem, destino) retorna o menor caminho. Se tiver ciclo negativo a variável hasNegativeCycle vai ser true.</text:p>
      <text:p text:style-name="P4">*/</text:p>
      <text:p text:style-name="P2"/>
      <text:p text:style-name="P2"><text:soft-page-break/></text:p>
      <text:p text:style-name="P2">4.2 - Centroid Decomposition</text:p>
      <text:p text:style-name="P2"/>
      <text:p text:style-name="P4">/*</text:p>
      <text:p text:style-name="P4"><text:s/>* <text:s/>Cf 161D : quantos pares de vertices com distancia = k</text:p>
      <text:p text:style-name="P4"><text:s/>*/</text:p>
      <text:p text:style-name="P4"><text:s/></text:p>
      <text:p text:style-name="P4">//ATENCAO: Prestar atenção nos caminhos que começam no centroid, e na contribuição de cada centroid na resposta final</text:p>
      <text:p text:style-name="P4"><text:s/></text:p>
      <text:p text:style-name="P4">int n, k, dist[N], h[N], sz[N], block[N];</text:p>
      <text:p text:style-name="P4">ll answer;</text:p>
      <text:p text:style-name="P4">vector&lt;int&gt; adj[N];</text:p>
      <text:p text:style-name="P4"><text:s/></text:p>
      <text:p text:style-name="P4"><text:s/></text:p>
      <text:p text:style-name="P4">void build_sz(int u, int p){</text:p>
      <text:p text:style-name="P4"><text:s text:c="4"/>sz[u] = 1;</text:p>
      <text:p text:style-name="P4"><text:s text:c="4"/>for(int v : adj[u]){</text:p>
      <text:p text:style-name="P4"><text:s text:c="8"/>if(v == p || block[v]) continue;</text:p>
      <text:p text:style-name="P4"><text:s text:c="8"/>build_sz(v, u);</text:p>
      <text:p text:style-name="P4"><text:s text:c="8"/>sz[u]+=sz[v];</text:p>
      <text:p text:style-name="P4"><text:s text:c="4"/>}</text:p>
      <text:p text:style-name="P4">}</text:p>
      <text:p text:style-name="P4"><text:s/></text:p>
      <text:p text:style-name="P4">int find_centroid(int u, int p, int tam){</text:p>
      <text:p text:style-name="P4"><text:s text:c="4"/>for(int v : adj[u]){</text:p>
      <text:p text:style-name="P4"><text:s text:c="8"/>if(v == p || block[v]) continue;</text:p>
      <text:p text:style-name="P4"><text:s text:c="8"/>if(sz[v]*2 &gt; tam) return find_centroid(v, u, tam);</text:p>
      <text:p text:style-name="P4"><text:s text:c="4"/>}</text:p>
      <text:p text:style-name="P4"><text:s text:c="4"/>return u;</text:p>
      <text:p text:style-name="P4">}</text:p>
      <text:p text:style-name="P4"><text:s/></text:p>
      <text:p text:style-name="P4">void dfs(int u, int p, int d){</text:p>
      <text:p text:style-name="P4"><text:s text:c="4"/>dist[d]++;</text:p>
      <text:p text:style-name="P4"><text:s text:c="4"/>for(int v : adj[u]){</text:p>
      <text:p text:style-name="P4"><text:s text:c="8"/>if(v == p || block[v]) continue;</text:p>
      <text:p text:style-name="P4"><text:s text:c="8"/>dfs(v, u, d+1);</text:p>
      <text:p text:style-name="P4"><text:s text:c="4"/>}</text:p>
      <text:p text:style-name="P4">}</text:p>
      <text:p text:style-name="P4"><text:s/></text:p>
      <text:p text:style-name="P4">void solve(int u, int p, int d){</text:p>
      <text:p text:style-name="P4"><text:s text:c="5"/></text:p>
      <text:p text:style-name="P4"><text:s text:c="4"/>if(d&gt;=k) return;</text:p>
      <text:p text:style-name="P4"><text:s text:c="4"/>answer+= (ll)dist[k-d];</text:p>
      <text:p text:style-name="P4"><text:s text:c="4"/>for(int v : adj[u]){</text:p>
      <text:p text:style-name="P4"><text:s text:c="8"/>if(v == p || block[v]) continue;</text:p>
      <text:p text:style-name="P4"><text:s text:c="8"/>solve(v, u, d+1);</text:p>
      <text:p text:style-name="P4"><text:s text:c="4"/>}</text:p>
      <text:p text:style-name="P4">}</text:p>
      <text:p text:style-name="P4"><text:soft-page-break/><text:s/></text:p>
      <text:p text:style-name="P4">void decompose(int u){</text:p>
      <text:p text:style-name="P4"><text:s text:c="5"/></text:p>
      <text:p text:style-name="P4"><text:s text:c="4"/>build_sz(u, u);</text:p>
      <text:p text:style-name="P4"><text:s text:c="4"/>u = find_centroid(u, u, sz[u]);</text:p>
      <text:p text:style-name="P4"><text:s text:c="4"/>block[u] = 1;</text:p>
      <text:p text:style-name="P4"><text:s text:c="5"/></text:p>
      <text:p text:style-name="P4"><text:s text:c="4"/>for(int v : adj[u]){</text:p>
      <text:p text:style-name="P4"><text:s text:c="8"/>if(block[v]) continue;</text:p>
      <text:p text:style-name="P4"><text:s text:c="8"/>solve(v, u, 1);</text:p>
      <text:p text:style-name="P4"><text:s text:c="8"/>dfs(v, u, 1);</text:p>
      <text:p text:style-name="P4"><text:s text:c="4"/>}</text:p>
      <text:p text:style-name="P4"><text:s text:c="5"/></text:p>
      <text:p text:style-name="P4"><text:s text:c="4"/>answer+= (ll)dist[k];</text:p>
      <text:p text:style-name="P4"><text:s text:c="4"/>for(int i=1; dist[i] &gt; 0; i++) dist[i] = 0;</text:p>
      <text:p text:style-name="P4"><text:s text:c="5"/></text:p>
      <text:p text:style-name="P4"><text:s text:c="4"/>for(int v : adj[u]){</text:p>
      <text:p text:style-name="P4"><text:s text:c="8"/>if(block[v]) continue;</text:p>
      <text:p text:style-name="P4"><text:s text:c="8"/>decompose(v);</text:p>
      <text:p text:style-name="P4"><text:s text:c="4"/>}</text:p>
      <text:p text:style-name="P4">}</text:p>
      <text:p text:style-name="P4"><text:s/></text:p>
      <text:p text:style-name="P4"><text:s/></text:p>
      <text:p text:style-name="P4">int main(){</text:p>
      <text:p text:style-name="P4"><text:s text:c="5"/></text:p>
      <text:p text:style-name="P4"><text:s text:c="4"/>int a, b;</text:p>
      <text:p text:style-name="P4"><text:s text:c="4"/>scanf("%d %d", &amp;n, &amp;k);</text:p>
      <text:p text:style-name="P4"><text:s text:c="4"/>for(int i=1; i&lt;n; i++){</text:p>
      <text:p text:style-name="P4"><text:s text:c="8"/>scanf("%d %d", &amp;a, &amp;b);</text:p>
      <text:p text:style-name="P4"><text:s text:c="8"/>adj[a].push_back(b);</text:p>
      <text:p text:style-name="P4"><text:s text:c="8"/>adj[b].push_back(a);</text:p>
      <text:p text:style-name="P4"><text:s text:c="4"/>}</text:p>
      <text:p text:style-name="P4"><text:s text:c="5"/></text:p>
      <text:p text:style-name="P4"><text:s text:c="4"/>answer = 0;</text:p>
      <text:p text:style-name="P4"><text:s text:c="4"/>decompose(1);</text:p>
      <text:p text:style-name="P4"><text:s text:c="4"/>printf("%lld\n", answer);</text:p>
      <text:p text:style-name="P4">}</text:p>
      <text:p text:style-name="P2"/>
      <text:p text:style-name="P2"/>
      <text:p text:style-name="P2">4.3 - Dijkstra</text:p>
      <text:p text:style-name="P4"/>
      <text:p text:style-name="P4"/>
      <text:p text:style-name="P4">int n, m, dist[N], pai[N], s, t;</text:p>
      <text:p text:style-name="P4">vector&lt;ii&gt; adj[N];</text:p>
      <text:p text:style-name="P4"><text:s/></text:p>
      <text:p text:style-name="P4">int dijkstra(){</text:p>
      <text:p text:style-name="P4"><text:s text:c="4"/>memset(pai, -1, sizeof pai);</text:p>
      <text:p text:style-name="P4"><text:s text:c="4"/>for(int i=0; i&lt;n; i++) dist[i] = inf;</text:p>
      <text:p text:style-name="P4"><text:s text:c="5"/></text:p>
      <text:p text:style-name="P4"><text:soft-page-break/><text:s text:c="4"/>dist[s] = 0;</text:p>
      <text:p text:style-name="P4"><text:s text:c="4"/>priority_queue&lt; ii, vector&lt;ii&gt;, greater&lt;ii&gt; &gt; pq;</text:p>
      <text:p text:style-name="P4"><text:s text:c="4"/>pq.push(ii(0, s));</text:p>
      <text:p text:style-name="P4"><text:s text:c="5"/></text:p>
      <text:p text:style-name="P4"><text:s text:c="4"/>while(pq.size()){</text:p>
      <text:p text:style-name="P4"><text:s text:c="8"/>ii foo = pq.top(); pq.pop();</text:p>
      <text:p text:style-name="P4"><text:s text:c="8"/>int u = foo.S, d = foo.F;</text:p>
      <text:p text:style-name="P4"><text:s text:c="9"/></text:p>
      <text:p text:style-name="P4"><text:s text:c="8"/>if(dist[u] &lt; d) continue;</text:p>
      <text:p text:style-name="P4"><text:s text:c="8"/>for(ii f : adj[u]){</text:p>
      <text:p text:style-name="P4"><text:s text:c="12"/>int v = f.F, w = f.S;</text:p>
      <text:p text:style-name="P4"><text:s text:c="12"/>if(dist[v] &gt; dist[u]+w){</text:p>
      <text:p text:style-name="P4"><text:s text:c="16"/>pai[v] = u;</text:p>
      <text:p text:style-name="P4"><text:s text:c="16"/>dist[v] = dist[u]+w;</text:p>
      <text:p text:style-name="P4"><text:s text:c="16"/>pq.push(ii(dist[v], v));</text:p>
      <text:p text:style-name="P4"><text:s text:c="12"/>}</text:p>
      <text:p text:style-name="P4"><text:s text:c="8"/>}</text:p>
      <text:p text:style-name="P4"><text:s text:c="4"/>}</text:p>
      <text:p text:style-name="P4"><text:s text:c="4"/>return (pai[t] == -1) ? -1 : dist[t];</text:p>
      <text:p text:style-name="P4">}</text:p>
      <text:p text:style-name="P2"/>
      <text:p text:style-name="P2"/>
      <text:p text:style-name="P2">4.4 - Flood Fill</text:p>
      <text:p text:style-name="P4"/>
      <text:p text:style-name="P4">char vis[MAXN][MAXN];</text:p>
      <text:p text:style-name="P4">char grid[MAXN][MAXN];</text:p>
      <text:p text:style-name="P4">int n, m;</text:p>
      <text:p text:style-name="P4">int dx[]={1,0,-1,0};</text:p>
      <text:p text:style-name="P4">int dy[]={0,1,0,-1};</text:p>
      <text:p text:style-name="P4"><text:s/></text:p>
      <text:p text:style-name="P4">bool pode(int x, int y){</text:p>
      <text:p text:style-name="P4"><text:s text:c="4"/>return x&gt;=0 &amp;&amp; x&lt;n &amp;&amp; y&gt;=0 &amp;&amp; y&lt;m &amp;&amp; !vis[x][y] &amp;&amp; grid[x][y] == 'A';</text:p>
      <text:p text:style-name="P4">}</text:p>
      <text:p text:style-name="P4"><text:s/></text:p>
      <text:p text:style-name="P4">void dfs(int x, int y){</text:p>
      <text:p text:style-name="P4"><text:s text:c="4"/>vis[x][y] = 1;</text:p>
      <text:p text:style-name="P4"><text:s text:c="4"/>grid[x][y] = 'T';</text:p>
      <text:p text:style-name="P4"><text:s text:c="5"/></text:p>
      <text:p text:style-name="P4"><text:s text:c="4"/>for (int i = 0; i &lt; 4; i++)</text:p>
      <text:p text:style-name="P4"><text:s text:c="4"/>{</text:p>
      <text:p text:style-name="P4"><text:s text:c="8"/>if(pode(x+dx[i], y+dy[i])){</text:p>
      <text:p text:style-name="P4"><text:s text:c="12"/>dfs(x+dx[i], y+dy[i]);</text:p>
      <text:p text:style-name="P4"><text:s text:c="8"/>}</text:p>
      <text:p text:style-name="P4"><text:s text:c="4"/>}</text:p>
      <text:p text:style-name="P4">}</text:p>
      <text:p text:style-name="P2"/>
      <text:p text:style-name="P2"/>
      <text:p text:style-name="P2"><text:soft-page-break/>4.5 - Floyd Warshall - All Pairs of Shortest Paths + Recuperação de caminho</text:p>
      <text:p text:style-name="P4"/>
      <text:p text:style-name="P4">int n;</text:p>
      <text:p text:style-name="P4">int dist[MAXN][MAXN];</text:p>
      <text:p text:style-name="P4">int pai[MAXN][MAXN];</text:p>
      <text:p text:style-name="P4"><text:s/></text:p>
      <text:p text:style-name="P4">void reset(){</text:p>
      <text:p text:style-name="P4"><text:s text:c="4"/>for(int i = 0; i &lt; n; i++)</text:p>
      <text:p text:style-name="P4"><text:s text:c="4"/>{</text:p>
      <text:p text:style-name="P4"><text:s text:c="8"/>for(int j = 0; j &lt; n; j++) {</text:p>
      <text:p text:style-name="P4"><text:s text:c="12"/>dist[i][j] = INF;</text:p>
      <text:p text:style-name="P4"><text:s text:c="12"/>if(i==j) dist[i][j]=0;</text:p>
      <text:p text:style-name="P4"><text:s text:c="13"/></text:p>
      <text:p text:style-name="P4"><text:s text:c="12"/>pai[i][j] = i;</text:p>
      <text:p text:style-name="P4"><text:s text:c="8"/>}</text:p>
      <text:p text:style-name="P4"><text:s text:c="4"/>}</text:p>
      <text:p text:style-name="P4">}</text:p>
      <text:p text:style-name="P4"><text:s/></text:p>
      <text:p text:style-name="P4">void printPath(int i, int j) {</text:p>
      <text:p text:style-name="P4"><text:s text:c="4"/>if (i != j) printPath(i, pai[i][j]);</text:p>
      <text:p text:style-name="P4"><text:s text:c="4"/>printf(" %d", j+1);</text:p>
      <text:p text:style-name="P4">}</text:p>
      <text:p text:style-name="P4"><text:s/></text:p>
      <text:p text:style-name="P4">int main(){</text:p>
      <text:p text:style-name="P4"><text:s text:c="4"/>int m;</text:p>
      <text:p text:style-name="P4"><text:s text:c="4"/>cin &gt;&gt; n &gt;&gt; m;</text:p>
      <text:p text:style-name="P4"><text:s text:c="4"/>reset();</text:p>
      <text:p text:style-name="P4"><text:s text:c="5"/></text:p>
      <text:p text:style-name="P4"><text:s text:c="4"/>int u, v, w;</text:p>
      <text:p text:style-name="P4"><text:s text:c="4"/>for (int i = 0; i &lt; m; i++)</text:p>
      <text:p text:style-name="P4"><text:s text:c="4"/>{</text:p>
      <text:p text:style-name="P4"><text:s text:c="8"/>cin &gt;&gt; u &gt;&gt; v &gt;&gt; w;</text:p>
      <text:p text:style-name="P4"><text:s text:c="8"/>u--; v--;</text:p>
      <text:p text:style-name="P4"><text:s text:c="8"/>dist[u][v] = w;</text:p>
      <text:p text:style-name="P4"><text:s text:c="8"/>dist[v][u] = w;</text:p>
      <text:p text:style-name="P4"><text:s text:c="4"/>}</text:p>
      <text:p text:style-name="P4"><text:s text:c="5"/></text:p>
      <text:p text:style-name="P4"><text:s text:c="4"/>for(int k = 0; k &lt; n; k++){</text:p>
      <text:p text:style-name="P4"><text:s text:c="8"/>for(int i = 0; i &lt; n; i++) {</text:p>
      <text:p text:style-name="P4"><text:s text:c="12"/>for(int j = 0; j &lt; n; j++) {</text:p>
      <text:p text:style-name="P4"><text:s text:c="16"/>if(dist[i][k] + dist[k][j] &lt; dist[i][j]) {</text:p>
      <text:p text:style-name="P4"><text:s text:c="20"/>dist[i][j] = dist[i][k] + dist[k][j];</text:p>
      <text:p text:style-name="P4"><text:s text:c="20"/>pai[i][j] = pai[k][j];</text:p>
      <text:p text:style-name="P4"><text:s text:c="16"/>}</text:p>
      <text:p text:style-name="P4"><text:s text:c="12"/>}</text:p>
      <text:p text:style-name="P4"><text:s text:c="8"/>}</text:p>
      <text:p text:style-name="P4"><text:s text:c="4"/>}</text:p>
      <text:p text:style-name="P4"><text:s text:c="5"/></text:p>
      <text:p text:style-name="P4"><text:soft-page-break/><text:s text:c="4"/>while (cin &gt;&gt; u &gt;&gt; v)</text:p>
      <text:p text:style-name="P4"><text:s text:c="4"/>{</text:p>
      <text:p text:style-name="P4"><text:s text:c="8"/>u--; v--;</text:p>
      <text:p text:style-name="P4"><text:s text:c="8"/>cout &lt;&lt; "dist = " &lt;&lt; dist[u][v] &lt;&lt; "\n";</text:p>
      <text:p text:style-name="P4"><text:s text:c="8"/>cout &lt;&lt; "path = "; printPath(u, v); cout &lt;&lt; "\n";</text:p>
      <text:p text:style-name="P4"><text:s text:c="4"/>}</text:p>
      <text:p text:style-name="P4"><text:s text:c="5"/></text:p>
      <text:p text:style-name="P2"/>
      <text:p text:style-name="P2"/>
      <text:p text:style-name="P6">4.6 - Floyd Warshall - Fecho Transitivo</text:p>
      <text:p text:style-name="P2"/>
      <text:p text:style-name="P4">//inicializa com 1 onde tem aresta e 0 onde não tem</text:p>
      <text:p text:style-name="P4"><text:s/></text:p>
      <text:p text:style-name="P4">for (int k = 0; k &lt; V; k++)</text:p>
      <text:p text:style-name="P4"><text:s text:c="4"/>for (int i = 0; i &lt; V; i++)</text:p>
      <text:p text:style-name="P4"><text:s text:c="8"/>for (int j = 0; j &lt; V; j++)</text:p>
      <text:p text:style-name="P4"><text:s text:c="12"/>dist[i][j] |= (dist[i][k] &amp; dist[k][j]);</text:p>
      <text:p text:style-name="P2"/>
      <text:p text:style-name="P2"/>
      <text:p text:style-name="P2">4.7 - Floyd Warshall - Minimax</text:p>
      <text:p text:style-name="P2"/>
      <text:p text:style-name="P4">Minimax: arv. ger. min e maior aresta</text:p>
      <text:p text:style-name="P4">Maximin: arv. ger. max e menor aresta</text:p>
      <text:p text:style-name="P4">*/</text:p>
      <text:p text:style-name="P4">int N, E;</text:p>
      <text:p text:style-name="P4">int main()</text:p>
      <text:p text:style-name="P4">{</text:p>
      <text:p text:style-name="P4"><text:s text:c="4"/>int i, u, v, w, q;</text:p>
      <text:p text:style-name="P4"><text:s text:c="4"/>int g[200][200];</text:p>
      <text:p text:style-name="P4"><text:s text:c="4"/>int caso=1;</text:p>
      <text:p text:style-name="P4"><text:s/></text:p>
      <text:p text:style-name="P4"><text:s text:c="4"/>while(scanf("%d %d %d", &amp;N, &amp;E, &amp;q), N != 0) { </text:p>
      <text:p text:style-name="P4"><text:s text:c="8"/>for (int i = 1; i &lt;= N; i++)</text:p>
      <text:p text:style-name="P4"><text:s text:c="8"/>{</text:p>
      <text:p text:style-name="P4"><text:s text:c="12"/>for (int j = 1; j &lt;= N; j++)</text:p>
      <text:p text:style-name="P4"><text:s text:c="12"/>{</text:p>
      <text:p text:style-name="P4"><text:s text:c="16"/>g[i][j]=10000000;</text:p>
      <text:p text:style-name="P4"><text:s text:c="16"/>if(i==j) g[i][j]=0;</text:p>
      <text:p text:style-name="P4"><text:s text:c="12"/>} <text:s text:c="6"/><text:tab/></text:p>
      <text:p text:style-name="P4"><text:s text:c="8"/>}</text:p>
      <text:p text:style-name="P4"><text:s/></text:p>
      <text:p text:style-name="P4"><text:s text:c="8"/>for(i = 0; i &lt; E; i++) {</text:p>
      <text:p text:style-name="P4"><text:s text:c="12"/>scanf("%d %d %d", &amp;u, &amp;v, &amp;w);</text:p>
      <text:p text:style-name="P4"><text:s text:c="12"/>g[u][v]=w;</text:p>
      <text:p text:style-name="P4"><text:s text:c="12"/>g[v][u]=w;</text:p>
      <text:p text:style-name="P4"><text:s text:c="8"/>}</text:p>
      <text:p text:style-name="P4"><text:s text:c="9"/></text:p>
      <text:p text:style-name="P4"><text:s text:c="8"/>for(int k = 1; k &lt;= N; k++)</text:p>
      <text:p text:style-name="P4"><text:soft-page-break/><text:s text:c="11"/>for(int i = 1; i &lt;= N; i++)</text:p>
      <text:p text:style-name="P4"><text:s text:c="14"/>for(int j = 1; j &lt;= N; j++)</text:p>
      <text:p text:style-name="P4"><text:s text:c="17"/>g[i][j] = min(g[i][j], max(g[i][k], g[k][j]));//pega a maior aresta do caminho (so existe um caminho, é uma arvore) <text:s text:c="3"/><text:tab/></text:p>
      <text:p text:style-name="P4"><text:s text:c="4"/>}</text:p>
      <text:p text:style-name="P4"><text:s/></text:p>
      <text:p text:style-name="P4"><text:s text:c="4"/>return 0;</text:p>
      <text:p text:style-name="P4">}</text:p>
      <text:p text:style-name="P2"/>
      <text:p text:style-name="P2"/>
      <text:p text:style-name="P2">4.8 - Kosaraju - Componentes Fortemente Conexas</text:p>
      <text:p text:style-name="P2"/>
      <text:p text:style-name="P4">int n, m;</text:p>
      <text:p text:style-name="P4">vector&lt;int&gt; g[MAXN];</text:p>
      <text:p text:style-name="P4">vector&lt;int&gt; t[MAXN];//grafo transposto</text:p>
      <text:p text:style-name="P4">char vis[MAXN];</text:p>
      <text:p text:style-name="P4">stack&lt;int&gt; p;</text:p>
      <text:p text:style-name="P4"><text:s/></text:p>
      <text:p text:style-name="P4">void dfs(int u, int op){</text:p>
      <text:p text:style-name="P4"><text:s text:c="4"/>vis[u] = 1;</text:p>
      <text:p text:style-name="P4"><text:s text:c="5"/></text:p>
      <text:p text:style-name="P4"><text:s text:c="4"/>int v;</text:p>
      <text:p text:style-name="P4"><text:s text:c="4"/>if(op == 1){</text:p>
      <text:p text:style-name="P4"><text:s text:c="8"/>for (int i = 0; i &lt; g[u].size(); i++)</text:p>
      <text:p text:style-name="P4"><text:s text:c="8"/>{</text:p>
      <text:p text:style-name="P4"><text:s text:c="12"/>v = g[u][i];</text:p>
      <text:p text:style-name="P4"><text:s text:c="12"/>if(!vis[v]){</text:p>
      <text:p text:style-name="P4"><text:s text:c="16"/>dfs(v, op);</text:p>
      <text:p text:style-name="P4"><text:s text:c="12"/>}</text:p>
      <text:p text:style-name="P4"><text:s text:c="8"/>}</text:p>
      <text:p text:style-name="P4"><text:s text:c="8"/>p.push(u);</text:p>
      <text:p text:style-name="P4"><text:s text:c="4"/>}else{</text:p>
      <text:p text:style-name="P4"><text:s text:c="8"/>for (int i = 0; i &lt; t[u].size(); i++)</text:p>
      <text:p text:style-name="P4"><text:s text:c="8"/>{</text:p>
      <text:p text:style-name="P4"><text:s text:c="12"/>v = t[u][i];</text:p>
      <text:p text:style-name="P4"><text:s text:c="12"/>if(!vis[v]){</text:p>
      <text:p text:style-name="P4"><text:s text:c="16"/>dfs(v, op);</text:p>
      <text:p text:style-name="P4"><text:s text:c="12"/>}</text:p>
      <text:p text:style-name="P4"><text:s text:c="8"/>}</text:p>
      <text:p text:style-name="P4"><text:s text:c="4"/>}</text:p>
      <text:p text:style-name="P4">}</text:p>
      <text:p text:style-name="P4"><text:s/></text:p>
      <text:p text:style-name="P4">int kosaraju(){//retorna quantas componentes fortemente conexas existe</text:p>
      <text:p text:style-name="P4"><text:s text:c="4"/>memset(vis, 0, sizeof vis);</text:p>
      <text:p text:style-name="P4"><text:s text:c="5"/></text:p>
      <text:p text:style-name="P4"><text:s text:c="4"/>while (!p.empty())</text:p>
      <text:p text:style-name="P4"><text:s text:c="8"/>p.pop();</text:p>
      <text:p text:style-name="P4"><text:s text:c="5"/></text:p>
      <text:p text:style-name="P4"><text:s text:c="4"/>for (int i = 0; i &lt; n; i++)</text:p>
      <text:p text:style-name="P4"><text:soft-page-break/><text:s text:c="4"/>{</text:p>
      <text:p text:style-name="P4"><text:s text:c="8"/>if(!vis[i]) dfs(i, 1);</text:p>
      <text:p text:style-name="P4"><text:s text:c="4"/>}</text:p>
      <text:p text:style-name="P4"><text:s text:c="5"/></text:p>
      <text:p text:style-name="P4"><text:s text:c="4"/>int u;</text:p>
      <text:p text:style-name="P4"><text:s text:c="4"/>int qtd = 0;</text:p>
      <text:p text:style-name="P4"><text:s text:c="4"/>memset(vis, 0, sizeof vis);</text:p>
      <text:p text:style-name="P4"><text:s text:c="4"/>while (!p.empty())</text:p>
      <text:p text:style-name="P4"><text:s text:c="4"/>{</text:p>
      <text:p text:style-name="P4"><text:s text:c="8"/>u = p.top();</text:p>
      <text:p text:style-name="P4"><text:s text:c="8"/>p.pop();</text:p>
      <text:p text:style-name="P4"><text:s text:c="8"/>if(!vis[u]){</text:p>
      <text:p text:style-name="P4"><text:s text:c="12"/>qtd++;</text:p>
      <text:p text:style-name="P4"><text:s text:c="12"/>dfs(u, 0);</text:p>
      <text:p text:style-name="P4"><text:s text:c="8"/>}</text:p>
      <text:p text:style-name="P4"><text:s text:c="4"/>}</text:p>
      <text:p text:style-name="P4"><text:s text:c="5"/></text:p>
      <text:p text:style-name="P4"><text:s text:c="4"/>return qtd;</text:p>
      <text:p text:style-name="P4">}</text:p>
      <text:p text:style-name="P4"><text:s/></text:p>
      <text:p text:style-name="P4">void reset(){</text:p>
      <text:p text:style-name="P4"><text:s text:c="4"/>for (int i = 0; i &lt; n; i++)</text:p>
      <text:p text:style-name="P4"><text:s text:c="4"/>{</text:p>
      <text:p text:style-name="P4"><text:s text:c="8"/>g[i].clear();</text:p>
      <text:p text:style-name="P4"><text:s text:c="8"/>t[i].clear();</text:p>
      <text:p text:style-name="P4"><text:s text:c="4"/>}</text:p>
      <text:p text:style-name="P4">}</text:p>
      <text:p text:style-name="P4"><text:s/></text:p>
      <text:p text:style-name="P4">int main(){</text:p>
      <text:p text:style-name="P4"><text:s text:c="4"/>reset();</text:p>
      <text:p text:style-name="P4"><text:s text:c="4"/>//le o grafo normal e transposto</text:p>
      <text:p text:style-name="P4"><text:s text:c="4"/>int ans = kosaraju();</text:p>
      <text:p text:style-name="P4"><text:s text:c="5"/></text:p>
      <text:p text:style-name="P4"><text:s text:c="4"/>return 0;</text:p>
      <text:p text:style-name="P4">}</text:p>
      <text:p text:style-name="P2"/>
      <text:p text:style-name="P2"/>
      <text:p text:style-name="P2">4.9 - LCA (logN Padrão)</text:p>
      <text:p text:style-name="P4"/>
      <text:p text:style-name="P4">ll lca[N][LOGMAX], h[N];</text:p>
      <text:p text:style-name="P4">ll minAresta[N][LOGMAX];</text:p>
      <text:p text:style-name="P4"><text:s/></text:p>
      <text:p text:style-name="P4">void dfs(ll x, ll ult, ll peso_ult_x) {</text:p>
      <text:p text:style-name="P4"><text:s text:c="4"/>lca[x][0] = ult;</text:p>
      <text:p text:style-name="P4"><text:s text:c="4"/>minAresta[x][0] = peso_ult_x;</text:p>
      <text:p text:style-name="P4"><text:s text:c="5"/></text:p>
      <text:p text:style-name="P4"><text:s text:c="4"/>for(ll i = 1; i &lt; LOGMAX; ++i){</text:p>
      <text:p text:style-name="P4"><text:s text:c="8"/>lca[x][i] = lca[lca[x][i - 1]][i - 1];</text:p>
      <text:p text:style-name="P4"><text:s text:c="8"/>minAresta[x][i] = min(minAresta[x][i-1], minAresta[lca[x][i-1]][i-1]);</text:p>
      <text:p text:style-name="P4"><text:soft-page-break/><text:s text:c="4"/>}</text:p>
      <text:p text:style-name="P4"><text:s text:c="4"/>ll y;</text:p>
      <text:p text:style-name="P4"><text:s text:c="4"/>for(ll i=0; i&lt;g[x].size(); i++) {</text:p>
      <text:p text:style-name="P4"><text:s text:c="8"/>y = g[x][i].first;</text:p>
      <text:p text:style-name="P4"><text:s text:c="8"/>if(y == ult) continue;</text:p>
      <text:p text:style-name="P4"><text:s text:c="8"/>h[y] = h[x] + 1;</text:p>
      <text:p text:style-name="P4"><text:s text:c="8"/>dfs(y, x, g[x][i].second);</text:p>
      <text:p text:style-name="P4"><text:s text:c="4"/>}</text:p>
      <text:p text:style-name="P4">}</text:p>
      <text:p text:style-name="P4"><text:s/></text:p>
      <text:p text:style-name="P4">ll getLca(ll a, ll b) {</text:p>
      <text:p text:style-name="P4"><text:s text:c="4"/>menorAresta = 10000000;</text:p>
      <text:p text:style-name="P4"><text:s text:c="4"/>if(h[a] &lt; h[b]) swap(a, b);</text:p>
      <text:p text:style-name="P4"><text:s text:c="4"/>ll d = h[a] - h[b];</text:p>
      <text:p text:style-name="P4"><text:s text:c="4"/>for(ll i = LOGMAX - 1; i &gt;= 0; --i){</text:p>
      <text:p text:style-name="P4"><text:s text:c="8"/>if((d &gt;&gt; i) &amp; 1){</text:p>
      <text:p text:style-name="P4"><text:s text:c="12"/>menorAresta = min(menorAresta, minAresta[a][i]);</text:p>
      <text:p text:style-name="P4"><text:s text:c="12"/>a = lca[a][i];</text:p>
      <text:p text:style-name="P4"><text:s text:c="8"/>}</text:p>
      <text:p text:style-name="P4"><text:s text:c="4"/>}</text:p>
      <text:p text:style-name="P4"><text:s text:c="4"/>if(a == b) return a;</text:p>
      <text:p text:style-name="P4"><text:s text:c="4"/>for(ll i = LOGMAX - 1; i &gt;= 0; --i){</text:p>
      <text:p text:style-name="P4"><text:s text:c="8"/>if(lca[a][i] != lca[b][i]){</text:p>
      <text:p text:style-name="P4"><text:s text:c="12"/>menorAresta = min(menorAresta, minAresta[a][i]);</text:p>
      <text:p text:style-name="P4"><text:s text:c="12"/>menorAresta = min(menorAresta, minAresta[b][i]);</text:p>
      <text:p text:style-name="P4"><text:s text:c="12"/>a = lca[a][i];</text:p>
      <text:p text:style-name="P4"><text:s text:c="12"/>b = lca[b][i];</text:p>
      <text:p text:style-name="P4"><text:s text:c="8"/>}</text:p>
      <text:p text:style-name="P4"><text:s text:c="4"/>}</text:p>
      <text:p text:style-name="P4"><text:s text:c="4"/>menorAresta = min(menorAresta, minAresta[a][0]);</text:p>
      <text:p text:style-name="P4"><text:s text:c="4"/>menorAresta = min(menorAresta, minAresta[b][0]);</text:p>
      <text:p text:style-name="P4"><text:s text:c="4"/>return lca[a][0];</text:p>
      <text:p text:style-name="P4">}</text:p>
      <text:p text:style-name="P2"/>
      <text:p text:style-name="P2">4.10 - LCA com RMQ Query O(1)</text:p>
      <text:p text:style-name="P2"/>
      <text:p text:style-name="P4">//SPOJ LCA</text:p>
      <text:p text:style-name="P4"><text:s/></text:p>
      <text:p text:style-name="P4">#include &lt;bits/stdc++.h&gt;</text:p>
      <text:p text:style-name="P4"><text:s/></text:p>
      <text:p text:style-name="P4">using namespace std;</text:p>
      <text:p text:style-name="P4"><text:s/></text:p>
      <text:p text:style-name="P4">#define N 101010</text:p>
      <text:p text:style-name="P4">#define M 22</text:p>
      <text:p text:style-name="P4"><text:s/></text:p>
      <text:p text:style-name="P4">int n, vet[N&lt;&lt;1], in[N], h[N&lt;&lt;1], dist[N], table[N&lt;&lt;1][M], tempo;</text:p>
      <text:p text:style-name="P4">vector&lt;int&gt; adj[N];</text:p>
      <text:p text:style-name="P4"><text:s/></text:p>
      <text:p text:style-name="P4">void dfs(int u, int d, int pai){</text:p>
      <text:p text:style-name="P4"><text:soft-page-break/><text:s text:c="5"/></text:p>
      <text:p text:style-name="P4"><text:s text:c="4"/>in[u] = tempo;</text:p>
      <text:p text:style-name="P4"><text:s text:c="4"/>h[tempo] = dist[u] = d+1;</text:p>
      <text:p text:style-name="P4"><text:s text:c="4"/>vet[tempo++] = u;</text:p>
      <text:p text:style-name="P4"><text:s text:c="5"/></text:p>
      <text:p text:style-name="P4"><text:s text:c="4"/>for(int v : adj[u]){</text:p>
      <text:p text:style-name="P4"><text:s text:c="8"/>if(v == pai) continue;</text:p>
      <text:p text:style-name="P4"><text:s text:c="8"/>dfs(v, d+1, u);</text:p>
      <text:p text:style-name="P4"><text:s text:c="8"/>h[tempo] = d+1;</text:p>
      <text:p text:style-name="P4"><text:s text:c="8"/>vet[tempo++] = u;</text:p>
      <text:p text:style-name="P4"><text:s text:c="4"/>}</text:p>
      <text:p text:style-name="P4">}</text:p>
      <text:p text:style-name="P4"><text:s/></text:p>
      <text:p text:style-name="P4">void build_table(){</text:p>
      <text:p text:style-name="P4"><text:s text:c="4"/>int sz = tempo;</text:p>
      <text:p text:style-name="P4"><text:s text:c="4"/>for(int i=0; i&lt;sz; i++) table[i][0] = vet[i];</text:p>
      <text:p text:style-name="P4"><text:s text:c="4"/>for(int j=1; j&lt;M; j++){</text:p>
      <text:p text:style-name="P4"><text:s text:c="8"/>for(int i=0; i+(1&lt;&lt;j)&lt;=sz; i++){</text:p>
      <text:p text:style-name="P4"><text:s text:c="12"/>int u = table[i][j-1];</text:p>
      <text:p text:style-name="P4"><text:s text:c="12"/>int v = table[i+(1&lt;&lt;(j-1))][j-1];</text:p>
      <text:p text:style-name="P4"><text:s text:c="12"/>table[i][j] = (dist[u] &lt; dist[v]) ? u : v;</text:p>
      <text:p text:style-name="P4"><text:s text:c="8"/>}</text:p>
      <text:p text:style-name="P4"><text:s text:c="4"/>}</text:p>
      <text:p text:style-name="P4">}</text:p>
      <text:p text:style-name="P4"><text:s/></text:p>
      <text:p text:style-name="P4">int query(int l, int r){</text:p>
      <text:p text:style-name="P4"><text:s text:c="4"/>int k = 31 - __builtin_clz(r-l+1);</text:p>
      <text:p text:style-name="P4"><text:s text:c="4"/>int u = table[l][k];</text:p>
      <text:p text:style-name="P4"><text:s text:c="4"/>int v = table[r-(1&lt;&lt;k)+1][k];</text:p>
      <text:p text:style-name="P4"><text:s text:c="4"/>return (dist[u] &lt; dist[v]) ? u : v;</text:p>
      <text:p text:style-name="P4">}</text:p>
      <text:p text:style-name="P4"><text:s/></text:p>
      <text:p text:style-name="P4">int get_lca(int u, int v){</text:p>
      <text:p text:style-name="P4"><text:s text:c="4"/>if(in[u] &gt; in[v]) swap(u, v);</text:p>
      <text:p text:style-name="P4"><text:s text:c="4"/>return query(in[u], in[v]);</text:p>
      <text:p text:style-name="P4">}</text:p>
      <text:p text:style-name="P4"><text:s/></text:p>
      <text:p text:style-name="P4">int main(){</text:p>
      <text:p text:style-name="P4"><text:s text:c="5"/><text:tab/> <text:s/>//le a árvore</text:p>
      <text:p text:style-name="P4"><text:tab/> <text:s/>tempo = 0;</text:p>
      <text:p text:style-name="P4"><text:tab/> <text:s/>dfs(1, 0, -1);//supondo que a raiz da arvore seja o vertice 1</text:p>
      <text:p text:style-name="P4"><text:s text:c="8"/>build_table();</text:p>
      <text:p text:style-name="P4"><text:s text:c="5"/></text:p>
      <text:p text:style-name="P4">}</text:p>
      <text:p text:style-name="P2"/>
      <text:p text:style-name="P2"/>
      <text:p text:style-name="P2">4.11 - MST - Árvore Geradora Mínima</text:p>
      <text:p text:style-name="P4"/>
      <text:p text:style-name="P4">int n, comp[N], m;</text:p>
      <text:p text:style-name="P4"><text:soft-page-break/>vector&lt;iii&gt; edge;</text:p>
      <text:p text:style-name="P4"><text:s/></text:p>
      <text:p text:style-name="P4">void init(){</text:p>
      <text:p text:style-name="P4"><text:s text:c="4"/>edge.clear();</text:p>
      <text:p text:style-name="P4"><text:s text:c="4"/>for(int i=0; i&lt;=n; i++) comp[i] = i;</text:p>
      <text:p text:style-name="P4">}</text:p>
      <text:p text:style-name="P4"><text:s/></text:p>
      <text:p text:style-name="P4">int find(int i){</text:p>
      <text:p text:style-name="P4"><text:s text:c="4"/>return (comp[i] == i) ? i : comp[i] = find(comp[i]);</text:p>
      <text:p text:style-name="P4">}</text:p>
      <text:p text:style-name="P4"><text:s/></text:p>
      <text:p text:style-name="P4">bool same(int i, int j) {</text:p>
      <text:p text:style-name="P4"><text:s text:c="4"/>return find(i) == find(j);</text:p>
      <text:p text:style-name="P4">}</text:p>
      <text:p text:style-name="P4"><text:s/></text:p>
      <text:p text:style-name="P4">void join(int i, int j){</text:p>
      <text:p text:style-name="P4"><text:s text:c="4"/>comp[find(i)] = find(j);</text:p>
      <text:p text:style-name="P4">}</text:p>
      <text:p text:style-name="P4"><text:s/></text:p>
      <text:p text:style-name="P4">int MST(){</text:p>
      <text:p text:style-name="P4"><text:s text:c="5"/></text:p>
      <text:p text:style-name="P4"><text:s text:c="4"/>sort(edge.begin(), edge.end());</text:p>
      <text:p text:style-name="P4"><text:s text:c="4"/>int ans=0;</text:p>
      <text:p text:style-name="P4"><text:s text:c="4"/>for(int i=0; i&lt;m; i++){</text:p>
      <text:p text:style-name="P4"><text:s text:c="8"/>int u = edge[i].S.F, v = edge[i].S.S, w = edge[i].F;</text:p>
      <text:p text:style-name="P4"><text:s text:c="8"/>if(!same(u, v)){</text:p>
      <text:p text:style-name="P4"><text:s text:c="12"/>join(u, v);</text:p>
      <text:p text:style-name="P4"><text:s text:c="12"/>ans+=w;</text:p>
      <text:p text:style-name="P4"><text:s text:c="8"/>}</text:p>
      <text:p text:style-name="P4"><text:s text:c="4"/>}</text:p>
      <text:p text:style-name="P4"><text:s text:c="4"/>return ans;</text:p>
      <text:p text:style-name="P4">}</text:p>
      <text:p text:style-name="P4"><text:s/></text:p>
      <text:p text:style-name="P4">int main(){</text:p>
      <text:p text:style-name="P4"><text:s text:c="4"/>while(scanf("%d %d", &amp;n, &amp;m)){</text:p>
      <text:p text:style-name="P4"><text:s text:c="8"/>if(!n &amp;&amp; !m) break;</text:p>
      <text:p text:style-name="P4"><text:s text:c="8"/>init();</text:p>
      <text:p text:style-name="P4"><text:s text:c="8"/>int a, b, c, tot=0;</text:p>
      <text:p text:style-name="P4"><text:s text:c="8"/>for(int i=0; i&lt;m; i++){</text:p>
      <text:p text:style-name="P4"><text:s text:c="12"/>scanf("%d %d %d", &amp;a,&amp;b,&amp;c);</text:p>
      <text:p text:style-name="P4"><text:s text:c="12"/>edge.push_back(iii(c, ii(a, b)));</text:p>
      <text:p text:style-name="P4"><text:s text:c="12"/>tot+=c;</text:p>
      <text:p text:style-name="P4"><text:s text:c="8"/>}</text:p>
      <text:p text:style-name="P4"><text:s text:c="9"/></text:p>
      <text:p text:style-name="P4"><text:s text:c="8"/>printf("%d\n", tot-MST());</text:p>
      <text:p text:style-name="P4"><text:s text:c="4"/>}</text:p>
      <text:p text:style-name="P4"><text:s text:c="5"/></text:p>
      <text:p text:style-name="P4">}</text:p>
      <text:p text:style-name="P2"/>
      <text:p text:style-name="P2"><text:soft-page-break/></text:p>
      <text:p text:style-name="P2">4.12 - Ordenação Topológica - DFS</text:p>
      <text:p text:style-name="P2"/>
      <text:p text:style-name="P4">int n, m;</text:p>
      <text:p text:style-name="P4">vector&lt;int&gt; g[MAXN];</text:p>
      <text:p text:style-name="P4">char vis[MAXN];</text:p>
      <text:p text:style-name="P4">vector&lt;int&gt; ts;</text:p>
      <text:p text:style-name="P4"><text:s/></text:p>
      <text:p text:style-name="P4">void dfs(int u){</text:p>
      <text:p text:style-name="P4"><text:s text:c="4"/>vis[u] = 1;</text:p>
      <text:p text:style-name="P4"><text:s text:c="5"/></text:p>
      <text:p text:style-name="P4"><text:s text:c="4"/>int v;</text:p>
      <text:p text:style-name="P4"><text:s text:c="4"/>for (int i = 0; i &lt; g[u].size(); i++)</text:p>
      <text:p text:style-name="P4"><text:s text:c="4"/>{</text:p>
      <text:p text:style-name="P4"><text:s text:c="8"/>v = g[u][i];</text:p>
      <text:p text:style-name="P4"><text:s text:c="8"/>if(!vis[v]){</text:p>
      <text:p text:style-name="P4"><text:s text:c="12"/>dfs(v);</text:p>
      <text:p text:style-name="P4"><text:s text:c="8"/>}</text:p>
      <text:p text:style-name="P4"><text:s text:c="4"/>}</text:p>
      <text:p text:style-name="P4"><text:s text:c="4"/>ts.pb(u);</text:p>
      <text:p text:style-name="P4">}</text:p>
      <text:p text:style-name="P4"><text:s/></text:p>
      <text:p text:style-name="P4">int main(){</text:p>
      <text:p text:style-name="P4"><text:s text:c="4"/>// le o grafo</text:p>
      <text:p text:style-name="P4"><text:s text:c="4"/>// chama dfs</text:p>
      <text:p text:style-name="P4"><text:s text:c="4"/>// ordenação topológica invertida vai estar em ts <text:s/></text:p>
      <text:p text:style-name="P4"><text:s text:c="4"/>return 0;</text:p>
      <text:p text:style-name="P4">}</text:p>
      <text:p text:style-name="P2"/>
      <text:p text:style-name="P2"/>
      <text:p text:style-name="P2">4.13 - Ordenação Topológica - Kahn</text:p>
      <text:p text:style-name="P6"/>
      <text:p text:style-name="P4">int grauEntrada[MAXN], u, v;</text:p>
      <text:p text:style-name="P4">vector&lt;int&gt; g[MAXN];</text:p>
      <text:p text:style-name="P4">vector&lt;int&gt; topoSort;</text:p>
      <text:p text:style-name="P4">/*</text:p>
      <text:p text:style-name="P4"><text:s text:c="4"/>- Mantem na fila os vertices que nao tem aresta de entrada</text:p>
      <text:p text:style-name="P4"><text:s text:c="4"/>- Remove todas as arestas que saem de u, e diminui o grau de entrada de cada vizinho v de u</text:p>
      <text:p text:style-name="P4"><text:s text:c="4"/>- Se v passou a ter grau de entrada 0, adiciona ele na fila</text:p>
      <text:p text:style-name="P4"><text:s text:c="4"/>- Repete o processo até a fila esvaziar</text:p>
      <text:p text:style-name="P4">*/</text:p>
      <text:p text:style-name="P4"><text:s/></text:p>
      <text:p text:style-name="P4">void Kahn(){</text:p>
      <text:p text:style-name="P4"><text:s text:c="4"/>queue&lt;int&gt; q;</text:p>
      <text:p text:style-name="P4"><text:s text:c="4"/>for (int i = 0; i &lt; n; i++)</text:p>
      <text:p text:style-name="P4"><text:s text:c="4"/>{</text:p>
      <text:p text:style-name="P4"><text:s text:c="8"/>if(grauEntrada[i]==0) q.push(i);</text:p>
      <text:p text:style-name="P4"><text:soft-page-break/><text:s text:c="4"/>}</text:p>
      <text:p text:style-name="P4"><text:s text:c="5"/></text:p>
      <text:p text:style-name="P4"><text:s text:c="4"/>while (!q.empty())</text:p>
      <text:p text:style-name="P4"><text:s text:c="4"/>{</text:p>
      <text:p text:style-name="P4"><text:s text:c="8"/>u = q.front(); q.pop();</text:p>
      <text:p text:style-name="P4"><text:s text:c="8"/>topoSort.pb(u);</text:p>
      <text:p text:style-name="P4"><text:s text:c="9"/></text:p>
      <text:p text:style-name="P4"><text:s text:c="8"/>for (int i = 0; i &lt; g[u].size(); i++)</text:p>
      <text:p text:style-name="P4"><text:s text:c="8"/>{</text:p>
      <text:p text:style-name="P4"><text:s text:c="12"/>v = g[u][i];</text:p>
      <text:p text:style-name="P4"><text:s text:c="12"/>grauEntrada[v]--;</text:p>
      <text:p text:style-name="P4"><text:s text:c="12"/>if(grauEntrada[v]==0){</text:p>
      <text:p text:style-name="P4"><text:s text:c="16"/>q.push(v);</text:p>
      <text:p text:style-name="P4"><text:s text:c="12"/>}</text:p>
      <text:p text:style-name="P4"><text:s text:c="8"/>} <text:s text:c="2"/><text:tab/></text:p>
      <text:p text:style-name="P4"><text:s text:c="8"/>g[u].clear();</text:p>
      <text:p text:style-name="P4"><text:s text:c="4"/>} <text:s/></text:p>
      <text:p text:style-name="P4">}</text:p>
      <text:p text:style-name="P4"><text:s/></text:p>
      <text:p text:style-name="P4">void limpa(){</text:p>
      <text:p text:style-name="P4"><text:s text:c="4"/>for (int i = 0; i &lt; n; i++)</text:p>
      <text:p text:style-name="P4"><text:s text:c="4"/>{</text:p>
      <text:p text:style-name="P4"><text:s text:c="8"/>g[i].clear();</text:p>
      <text:p text:style-name="P4"><text:s text:c="8"/>grauEntrada[i]=0;</text:p>
      <text:p text:style-name="P4"><text:s text:c="4"/>}</text:p>
      <text:p text:style-name="P4"><text:s text:c="4"/>nome.clear();</text:p>
      <text:p text:style-name="P4"><text:s text:c="4"/>mapa.clear();</text:p>
      <text:p text:style-name="P4"><text:s text:c="4"/>topoSort.clear();</text:p>
      <text:p text:style-name="P4">}</text:p>
      <text:p text:style-name="P4"><text:s/></text:p>
      <text:p text:style-name="P4">int main()</text:p>
      <text:p text:style-name="P4">{</text:p>
      <text:p text:style-name="P4"><text:s text:c="4"/>limpa();</text:p>
      <text:p text:style-name="P4"><text:s text:c="4"/>//monta grafo</text:p>
      <text:p text:style-name="P4"><text:s text:c="4"/>Kahn();</text:p>
      <text:p text:style-name="P4"><text:s text:c="4"/>//percorre topoSort e printa</text:p>
      <text:p text:style-name="P4"><text:s text:c="4"/>return 0;</text:p>
      <text:p text:style-name="P4">}</text:p>
      <text:p text:style-name="P6"/>
      <text:p text:style-name="P6"/>
      <text:p text:style-name="P6">4.14 - Tarjan - Pontos/Pontes de articulação</text:p>
      <text:p text:style-name="P6"/>
      <text:p text:style-name="P4">#define N 101010</text:p>
      <text:p text:style-name="P4">#define GRAY 1</text:p>
      <text:p text:style-name="P4"><text:s/></text:p>
      <text:p text:style-name="P4">int n, m, seen[N], in[N], low[N], tempo, root, bridges, AP;</text:p>
      <text:p text:style-name="P4">vector&lt;int&gt; adj[N];</text:p>
      <text:p text:style-name="P4"><text:s/></text:p>
      <text:p text:style-name="P4">void tarjan(int u, int p){</text:p>
      <text:p text:style-name="P4"><text:soft-page-break/><text:s text:c="5"/></text:p>
      <text:p text:style-name="P4"><text:s text:c="4"/>seen[u] = GRAY;</text:p>
      <text:p text:style-name="P4"><text:s text:c="4"/>in[u] = low[u] = tempo++;</text:p>
      <text:p text:style-name="P4"><text:s text:c="4"/>int any, child=any=0;</text:p>
      <text:p text:style-name="P4"><text:s text:c="5"/></text:p>
      <text:p text:style-name="P4"><text:s text:c="4"/>for(int v : adj[u]){</text:p>
      <text:p text:style-name="P4"><text:s text:c="8"/>if(v == p) continue;</text:p>
      <text:p text:style-name="P4"><text:s text:c="9"/></text:p>
      <text:p text:style-name="P4"><text:s text:c="8"/>if(!seen[v]){</text:p>
      <text:p text:style-name="P4"><text:s text:c="12"/>child++;</text:p>
      <text:p text:style-name="P4"><text:s text:c="12"/>tarjan(v, u);</text:p>
      <text:p text:style-name="P4"><text:s text:c="13"/></text:p>
      <text:p text:style-name="P4"><text:s text:c="12"/>low[u] = min(low[u], low[v]);</text:p>
      <text:p text:style-name="P4"><text:s text:c="13"/></text:p>
      <text:p text:style-name="P4"><text:s text:c="12"/>if(low[v] &gt;= in[u]) any=1;</text:p>
      <text:p text:style-name="P4"><text:s text:c="12"/>if(low[v] &gt; in[u]) bridges++;</text:p>
      <text:p text:style-name="P4"><text:s text:c="9"/></text:p>
      <text:p text:style-name="P4"><text:s text:c="8"/>}else low[u] = min(low[u], in[v]);</text:p>
      <text:p text:style-name="P4"><text:s text:c="4"/>}</text:p>
      <text:p text:style-name="P4"><text:s text:c="5"/></text:p>
      <text:p text:style-name="P4"><text:s text:c="4"/>if(child&gt;1 &amp;&amp; u == root) AP++;//caso especial: raiz é um vertice de articulacao</text:p>
      <text:p text:style-name="P4"><text:s text:c="4"/>else if(any &amp;&amp; u!=root) AP++;</text:p>
      <text:p text:style-name="P4">}</text:p>
      <text:p text:style-name="P4"><text:s/></text:p>
      <text:p text:style-name="P4"><text:s/></text:p>
      <text:p text:style-name="P4">int main(){</text:p>
      <text:p text:style-name="P4"><text:s text:c="4"/>int a, b;</text:p>
      <text:p text:style-name="P4"><text:s text:c="4"/>scanf("%d %d", &amp;n, &amp;m);</text:p>
      <text:p text:style-name="P4"><text:s text:c="4"/>for(int i=0;i&lt;m; i++){</text:p>
      <text:p text:style-name="P4"><text:s text:c="8"/>scanf("%d %d", &amp;a, &amp;b);</text:p>
      <text:p text:style-name="P4"><text:s text:c="8"/>adj[a].push_back(b);</text:p>
      <text:p text:style-name="P4"><text:s text:c="8"/>adj[b].push_back(a);</text:p>
      <text:p text:style-name="P4"><text:s text:c="4"/>}</text:p>
      <text:p text:style-name="P4"><text:s text:c="5"/></text:p>
      <text:p text:style-name="P4"><text:s text:c="4"/>root = 1;</text:p>
      <text:p text:style-name="P4"><text:s text:c="4"/>bridges = tempo = AP = 0;</text:p>
      <text:p text:style-name="P4"><text:s text:c="4"/>tarjan(1, 0);</text:p>
      <text:p text:style-name="P4"><text:s text:c="5"/></text:p>
      <text:p text:style-name="P4"><text:s text:c="4"/>printf("Articulation points: %d\n", AP);</text:p>
      <text:p text:style-name="P4"><text:s text:c="4"/>printf("Bridges: %d\n", bridges);</text:p>
      <text:p text:style-name="P4">}</text:p>
      <text:p text:style-name="P6"/>
      <text:p text:style-name="P6"/>
      <text:p text:style-name="P6">4.15 - Tarjan - Componentes Fortemente Conexas</text:p>
      <text:p text:style-name="P6"/>
      <text:p text:style-name="P4">#define N 101010</text:p>
      <text:p text:style-name="P4">#define GRAY 1</text:p>
      <text:p text:style-name="P4">#define BLACK 2</text:p>
      <text:p text:style-name="P4"><text:soft-page-break/><text:s/></text:p>
      <text:p text:style-name="P4">int n, m, seen[N], low[N], in[N], comp[N], tempo, comp_cont;</text:p>
      <text:p text:style-name="P4">vector&lt;int&gt; adj[N];</text:p>
      <text:p text:style-name="P4">stack&lt;int&gt; pilha;</text:p>
      <text:p text:style-name="P4"><text:s/></text:p>
      <text:p text:style-name="P4">void tarjan_scc(int u){</text:p>
      <text:p text:style-name="P4"><text:s text:c="5"/></text:p>
      <text:p text:style-name="P4"><text:s text:c="4"/>seen[u] = GRAY;</text:p>
      <text:p text:style-name="P4"><text:s text:c="4"/>in[u] = low[u] = tempo++;</text:p>
      <text:p text:style-name="P4"><text:s text:c="4"/>pilha.push(u);</text:p>
      <text:p text:style-name="P4"><text:s text:c="5"/></text:p>
      <text:p text:style-name="P4"><text:s text:c="4"/>for(int v : adj[u]){</text:p>
      <text:p text:style-name="P4"><text:s text:c="8"/>if(seen[v] == BLACK) continue;</text:p>
      <text:p text:style-name="P4"><text:s text:c="9"/></text:p>
      <text:p text:style-name="P4"><text:s text:c="8"/>if(!seen[v]){</text:p>
      <text:p text:style-name="P4"><text:s text:c="12"/>tarjan_scc(v);</text:p>
      <text:p text:style-name="P4"><text:s text:c="13"/></text:p>
      <text:p text:style-name="P4"><text:s text:c="12"/>low[u] = min(low[v], low[u]);</text:p>
      <text:p text:style-name="P4"><text:s text:c="8"/>}else low[u] = min(low[u], in[v]);</text:p>
      <text:p text:style-name="P4"><text:s text:c="4"/>}</text:p>
      <text:p text:style-name="P4"><text:s text:c="5"/></text:p>
      <text:p text:style-name="P4"><text:s text:c="4"/>if(low[u] == in[u]){</text:p>
      <text:p text:style-name="P4"><text:s text:c="8"/>comp_cont++;</text:p>
      <text:p text:style-name="P4"><text:s text:c="8"/>while(pilha.size()){</text:p>
      <text:p text:style-name="P4"><text:s text:c="12"/>int v = pilha.top(); pilha.pop();</text:p>
      <text:p text:style-name="P4"><text:s text:c="12"/>seen[v] = BLACK;</text:p>
      <text:p text:style-name="P4"><text:s text:c="12"/>comp[v] = comp_cont;</text:p>
      <text:p text:style-name="P4"><text:s text:c="12"/>if(u == v) break;</text:p>
      <text:p text:style-name="P4"><text:s text:c="8"/>}</text:p>
      <text:p text:style-name="P4"><text:s text:c="4"/>}</text:p>
      <text:p text:style-name="P4"><text:s text:c="5"/></text:p>
      <text:p text:style-name="P4">}</text:p>
      <text:p text:style-name="P4"><text:s/></text:p>
      <text:p text:style-name="P4"><text:s/></text:p>
      <text:p text:style-name="P4">int main(){</text:p>
      <text:p text:style-name="P4"><text:s text:c="4"/>int a, b, op;</text:p>
      <text:p text:style-name="P4"><text:s text:c="4"/>scanf("%d %d", &amp;n, &amp;m);</text:p>
      <text:p text:style-name="P4"><text:s text:c="4"/>for(int i=0; i&lt;m; i++){//recebe um grafo direcionado</text:p>
      <text:p text:style-name="P4"><text:s text:c="8"/>scanf("%d %d", &amp;a, &amp;b);</text:p>
      <text:p text:style-name="P4"><text:s text:c="8"/>adj[a].push_back(b);</text:p>
      <text:p text:style-name="P4"><text:s text:c="4"/>}</text:p>
      <text:p text:style-name="P4"><text:s text:c="5"/></text:p>
      <text:p text:style-name="P4"><text:s text:c="4"/>memset(seen, 0, sizeof seen);</text:p>
      <text:p text:style-name="P4"><text:s text:c="4"/>comp_cont=tempo=0;</text:p>
      <text:p text:style-name="P4"><text:s text:c="5"/></text:p>
      <text:p text:style-name="P4"><text:s text:c="4"/>for(int i=1; i&lt;=n; i++){</text:p>
      <text:p text:style-name="P4"><text:s text:c="8"/>if(!seen[i]) tarjan_scc(i);</text:p>
      <text:p text:style-name="P4"><text:s text:c="4"/>}</text:p>
      <text:p text:style-name="P4"><text:s text:c="4"/>printf("%d\n", comp_cont == 1);//printa 1 se for fortemente conexo</text:p>
      <text:p text:style-name="P4"><text:soft-page-break/>}</text:p>
      <text:p text:style-name="P6"/>
      <text:p text:style-name="P6"/>
      <text:p text:style-name="P6">4.16 - Tarjan - Grafo das Componentes Biconectadas</text:p>
      <text:p text:style-name="P7"/>
      <text:p text:style-name="P7">// O Grafo gerado eh uma árvore (ou uma floresta se for desconexo)</text:p>
      <text:p text:style-name="P4"/>
      <text:p text:style-name="P4">#define N 101010</text:p>
      <text:p text:style-name="P4">#define GRAY 1</text:p>
      <text:p text:style-name="P4"><text:s/></text:p>
      <text:p text:style-name="P4">int n, seen[N], in[N], low[N], id[N], tempo, bridges, diametro;</text:p>
      <text:p text:style-name="P4">vector&lt;int&gt; adj[N], tr[N];//tr: arvore das componentes biconectadas</text:p>
      <text:p text:style-name="P4">stack&lt;int&gt; pilha;</text:p>
      <text:p text:style-name="P4"><text:s/></text:p>
      <text:p text:style-name="P4">void tarjan(int u, int p, int op){//op == 0: calcula pra cada vertice qual componente que ele faz parte (id)</text:p>
      <text:p text:style-name="P4"><text:s text:c="5"/></text:p>
      <text:p text:style-name="P4"><text:s text:c="4"/>seen[u] = GRAY;</text:p>
      <text:p text:style-name="P4"><text:s text:c="4"/>in[u] = low[u] = tempo++;</text:p>
      <text:p text:style-name="P4"><text:s text:c="5"/></text:p>
      <text:p text:style-name="P4"><text:s text:c="4"/>if(!op) pilha.push(u);</text:p>
      <text:p text:style-name="P4"><text:s text:c="5"/></text:p>
      <text:p text:style-name="P4"><text:s text:c="4"/>for(int v : adj[u]){</text:p>
      <text:p text:style-name="P4"><text:s text:c="8"/>if(v == p) continue;</text:p>
      <text:p text:style-name="P4"><text:s text:c="9"/></text:p>
      <text:p text:style-name="P4"><text:s text:c="8"/>if(!seen[v]){</text:p>
      <text:p text:style-name="P4"><text:s text:c="12"/>tarjan(v, u, op);</text:p>
      <text:p text:style-name="P4"><text:s text:c="13"/></text:p>
      <text:p text:style-name="P4"><text:s text:c="12"/>if(!op &amp;&amp; low[v] &gt; in[u]){</text:p>
      <text:p text:style-name="P4"><text:s text:c="16"/>while(pilha.size()){</text:p>
      <text:p text:style-name="P4"><text:s text:c="20"/>int x = pilha.top(); pilha.pop();</text:p>
      <text:p text:style-name="P4"><text:s text:c="20"/>id[x] = v;</text:p>
      <text:p text:style-name="P4"><text:s text:c="20"/>if(v == x) break;</text:p>
      <text:p text:style-name="P4"><text:s text:c="16"/>}</text:p>
      <text:p text:style-name="P4"><text:s text:c="12"/>}</text:p>
      <text:p text:style-name="P4"><text:s text:c="12"/>if(op &amp;&amp; low[v]&gt;in[u]){</text:p>
      <text:p text:style-name="P4"><text:s text:c="16"/>tr[id[u]].push_back(id[v]);</text:p>
      <text:p text:style-name="P4"><text:s text:c="16"/>tr[id[v]].push_back(id[u]);</text:p>
      <text:p text:style-name="P4"><text:s text:c="12"/>}</text:p>
      <text:p text:style-name="P4"><text:s text:c="13"/></text:p>
      <text:p text:style-name="P4"><text:s text:c="12"/>low[u] = min(low[u], low[v]);</text:p>
      <text:p text:style-name="P4"><text:s text:c="8"/>}else low[u] = min(low[u], in[v]);</text:p>
      <text:p text:style-name="P4"><text:s text:c="4"/>}</text:p>
      <text:p text:style-name="P4">}</text:p>
      <text:p text:style-name="P4"><text:s/></text:p>
      <text:p text:style-name="P4">void build_tarjan(int op){</text:p>
      <text:p text:style-name="P4"><text:s text:c="4"/>tempo = bridges = 0;</text:p>
      <text:p text:style-name="P4"><text:s text:c="4"/>memset(seen, 0, sizeof seen);</text:p>
      <text:p text:style-name="P4"><text:s text:c="5"/></text:p>
      <text:p text:style-name="P4"><text:soft-page-break/><text:s text:c="4"/>tarjan(1, 0, op);</text:p>
      <text:p text:style-name="P4"><text:s text:c="5"/></text:p>
      <text:p text:style-name="P4"><text:s text:c="4"/>if(op) return;</text:p>
      <text:p text:style-name="P4"><text:s text:c="4"/>while(pilha.size()){</text:p>
      <text:p text:style-name="P4"><text:s text:c="8"/>int x = pilha.top(); pilha.pop();</text:p>
      <text:p text:style-name="P4"><text:s text:c="8"/>id[x] = 1;</text:p>
      <text:p text:style-name="P4"><text:s text:c="4"/>}</text:p>
      <text:p text:style-name="P4">}</text:p>
      <text:p text:style-name="P4"><text:s/></text:p>
      <text:p text:style-name="P4">int main(){</text:p>
      <text:p text:style-name="P4"><text:s text:c="5"/></text:p>
      <text:p text:style-name="P4"><text:s text:c="4"/>int a, b, tc, m;</text:p>
      <text:p text:style-name="P4"><text:s text:c="4"/>scanf("%d %d", &amp;n, &amp;m);</text:p>
      <text:p text:style-name="P4"><text:s text:c="4"/>for(int i=0; i&lt;m; i++){</text:p>
      <text:p text:style-name="P4"><text:s text:c="8"/>scanf("%d %d", &amp;a, &amp;b);</text:p>
      <text:p text:style-name="P4"><text:s text:c="8"/>adj[a].push_back(b);</text:p>
      <text:p text:style-name="P4"><text:s text:c="8"/>adj[b].push_back(a);</text:p>
      <text:p text:style-name="P4"><text:s text:c="4"/>}</text:p>
      <text:p text:style-name="P4"><text:s text:c="5"/></text:p>
      <text:p text:style-name="P4"><text:s text:c="4"/>build_tarjan(0);</text:p>
      <text:p text:style-name="P4"><text:s text:c="4"/>build_tarjan(1);</text:p>
      <text:p text:style-name="P4"><text:s text:c="5"/></text:p>
      <text:p text:style-name="P4"><text:s text:c="4"/>//processa a arvore</text:p>
      <text:p text:style-name="P4">}</text:p>
      <text:p text:style-name="P6"/>
      <text:p text:style-name="P6"/>
      <text:p text:style-name="P6">4.17 - Tarjan - Grafo das Componentes Fortemente Conexas</text:p>
      <text:p text:style-name="P6"/>
      <text:p text:style-name="P4">//responde qual vertice alcanca a maior quantidade de vertices num grafo com N&lt;=100000</text:p>
      <text:p text:style-name="P4"><text:s/></text:p>
      <text:p text:style-name="P4">#include &lt;bits/stdc++.h&gt;</text:p>
      <text:p text:style-name="P4"><text:s/></text:p>
      <text:p text:style-name="P4">using namespace std;</text:p>
      <text:p text:style-name="P4"><text:s/></text:p>
      <text:p text:style-name="P4">#define N 101010</text:p>
      <text:p text:style-name="P4">#define GRAY 1</text:p>
      <text:p text:style-name="P4">#define BLACK 2</text:p>
      <text:p text:style-name="P4"><text:s/></text:p>
      <text:p text:style-name="P4">int n, m, seen[N], low[N], dp[N], in[N], comp[N], sz[N], tempo, comp_cont;</text:p>
      <text:p text:style-name="P4">vector&lt;int&gt; adj[N], g[N];//adj eh o grafo normal, g eh o grafo das componentes</text:p>
      <text:p text:style-name="P4">stack&lt;int&gt; pilha;</text:p>
      <text:p text:style-name="P4"><text:s/></text:p>
      <text:p text:style-name="P4">void tarjan_scc(int u, int op){//op == 0: calcula as scc de cada vertice, op == 1: monta o grafo das scc</text:p>
      <text:p text:style-name="P4"><text:s text:c="5"/></text:p>
      <text:p text:style-name="P4"><text:s text:c="4"/>seen[u] = GRAY;</text:p>
      <text:p text:style-name="P4"><text:s text:c="4"/>in[u] = low[u] = tempo++;</text:p>
      <text:p text:style-name="P4"><text:s text:c="4"/>pilha.push(u);</text:p>
      <text:p text:style-name="P4"><text:soft-page-break/><text:s text:c="5"/></text:p>
      <text:p text:style-name="P4"><text:s text:c="4"/>for(int v : adj[u]){</text:p>
      <text:p text:style-name="P4"><text:s text:c="8"/>if(seen[v] == BLACK) {</text:p>
      <text:p text:style-name="P4"><text:s text:c="12"/>if(op == 1) <text:s text:c="2"/>g[comp[u]].push_back(comp[v]);</text:p>
      <text:p text:style-name="P4"><text:s text:c="12"/>continue;</text:p>
      <text:p text:style-name="P4"><text:s text:c="8"/>}</text:p>
      <text:p text:style-name="P4"><text:s text:c="9"/></text:p>
      <text:p text:style-name="P4"><text:s text:c="8"/>if(!seen[v]){</text:p>
      <text:p text:style-name="P4"><text:s text:c="12"/>tarjan_scc(v, op);</text:p>
      <text:p text:style-name="P4"><text:s text:c="13"/></text:p>
      <text:p text:style-name="P4"><text:s text:c="12"/>if(op == 1 &amp;&amp; seen[v] == BLACK){</text:p>
      <text:p text:style-name="P4"><text:s text:c="16"/>g[comp[u]].push_back(comp[v]);</text:p>
      <text:p text:style-name="P4"><text:s text:c="12"/>}</text:p>
      <text:p text:style-name="P4"><text:s/></text:p>
      <text:p text:style-name="P4"><text:s text:c="12"/>low[u] = min(low[v], low[u]);</text:p>
      <text:p text:style-name="P4"><text:s text:c="8"/>}else low[u] = min(low[u], in[v]);</text:p>
      <text:p text:style-name="P4"><text:s text:c="4"/>}</text:p>
      <text:p text:style-name="P4"><text:s text:c="5"/></text:p>
      <text:p text:style-name="P4"><text:s text:c="4"/>if(low[u] == in[u]){</text:p>
      <text:p text:style-name="P4"><text:s text:c="8"/>comp_cont++;</text:p>
      <text:p text:style-name="P4"><text:s/></text:p>
      <text:p text:style-name="P4"><text:s text:c="8"/>while(pilha.size()){</text:p>
      <text:p text:style-name="P4"><text:s text:c="12"/>int v = pilha.top(); pilha.pop();</text:p>
      <text:p text:style-name="P4"><text:s text:c="12"/>seen[v] = BLACK;</text:p>
      <text:p text:style-name="P4"><text:s text:c="13"/></text:p>
      <text:p text:style-name="P4"><text:s text:c="12"/>if(!op) comp[v] = comp_cont;</text:p>
      <text:p text:style-name="P4"><text:s text:c="12"/>if(!op) sz[comp_cont]++;</text:p>
      <text:p text:style-name="P4"><text:s/></text:p>
      <text:p text:style-name="P4"><text:s/></text:p>
      <text:p text:style-name="P4"><text:s text:c="12"/>if(u == v) break;</text:p>
      <text:p text:style-name="P4"><text:s text:c="8"/>}</text:p>
      <text:p text:style-name="P4"><text:s text:c="4"/>}</text:p>
      <text:p text:style-name="P4"><text:s text:c="5"/></text:p>
      <text:p text:style-name="P4">}</text:p>
      <text:p text:style-name="P4"><text:s/></text:p>
      <text:p text:style-name="P4"><text:s/></text:p>
      <text:p text:style-name="P4">void build_tarjan(int op){</text:p>
      <text:p text:style-name="P4"><text:s text:c="4"/>memset(seen, 0, sizeof seen);</text:p>
      <text:p text:style-name="P4"><text:s text:c="4"/>comp_cont=tempo=0;</text:p>
      <text:p text:style-name="P4"><text:s text:c="5"/></text:p>
      <text:p text:style-name="P4"><text:s text:c="4"/>for(int i=1; i&lt;=n; i++){</text:p>
      <text:p text:style-name="P4"><text:s text:c="8"/>if(!seen[i]) tarjan_scc(i, op);</text:p>
      <text:p text:style-name="P4"><text:s text:c="4"/>}</text:p>
      <text:p text:style-name="P4"><text:s text:c="5"/></text:p>
      <text:p text:style-name="P4"><text:s text:c="4"/>if(!op) return;</text:p>
      <text:p text:style-name="P4"><text:s text:c="5"/></text:p>
      <text:p text:style-name="P4"><text:s text:c="4"/>for(int i=1; i&lt;=comp_cont; i++){//tira as arestas repetidas do grafo das scc</text:p>
      <text:p text:style-name="P4"><text:s text:c="8"/>if(!g[i].size()) continue;</text:p>
      <text:p text:style-name="P4"><text:soft-page-break/><text:s text:c="9"/></text:p>
      <text:p text:style-name="P4"><text:s text:c="8"/>sort(g[i].begin(), g[i].end());</text:p>
      <text:p text:style-name="P4"><text:s text:c="9"/></text:p>
      <text:p text:style-name="P4"><text:s text:c="8"/>g[i].resize( distance( g[i].begin(), <text:s/>unique(g[i].begin(), g[i].end()) <text:s/>) );//tira repetições</text:p>
      <text:p text:style-name="P4"><text:s text:c="4"/>}</text:p>
      <text:p text:style-name="P4">}</text:p>
      <text:p text:style-name="P4"><text:s/></text:p>
      <text:p text:style-name="P4"><text:s/></text:p>
      <text:p text:style-name="P4">void solve(int u){</text:p>
      <text:p text:style-name="P4"><text:s text:c="4"/>if(dp[u]!=0) return;</text:p>
      <text:p text:style-name="P4"><text:s text:c="4"/>dp[u] = sz[u];</text:p>
      <text:p text:style-name="P4"><text:s text:c="4"/>for(int v : g[u]){</text:p>
      <text:p text:style-name="P4"><text:s text:c="8"/>solve(v);</text:p>
      <text:p text:style-name="P4"><text:s text:c="8"/>dp[u]+=dp[v];</text:p>
      <text:p text:style-name="P4"><text:s text:c="4"/>}</text:p>
      <text:p text:style-name="P4">}</text:p>
      <text:p text:style-name="P4"><text:s/></text:p>
      <text:p text:style-name="P4"><text:s/></text:p>
      <text:p text:style-name="P4">int main(){</text:p>
      <text:p text:style-name="P4"><text:s text:c="4"/>int a, b, op;</text:p>
      <text:p text:style-name="P4"><text:s text:c="4"/>scanf("%d %d", &amp;n, &amp;m);</text:p>
      <text:p text:style-name="P4"><text:s text:c="4"/>for(int i=0; i&lt;m; i++){//recebe um grafo direcionado</text:p>
      <text:p text:style-name="P4"><text:s text:c="8"/>scanf("%d %d %d", &amp;a, &amp;b, &amp;op);</text:p>
      <text:p text:style-name="P4"><text:s text:c="8"/>adj[a].push_back(b);</text:p>
      <text:p text:style-name="P4"><text:s text:c="8"/>if(op == 2) adj[b].push_back(a);</text:p>
      <text:p text:style-name="P4"><text:s text:c="4"/>}</text:p>
      <text:p text:style-name="P4"><text:s text:c="5"/></text:p>
      <text:p text:style-name="P4"><text:s text:c="4"/>build_tarjan(0);</text:p>
      <text:p text:style-name="P4"><text:s text:c="4"/>build_tarjan(1);</text:p>
      <text:p text:style-name="P4"><text:s text:c="4"/>memset(dp, 0, sizeof dp);</text:p>
      <text:p text:style-name="P4"><text:s text:c="5"/></text:p>
      <text:p text:style-name="P4"><text:s text:c="4"/>for(int i=1; i&lt;=comp_cont; i++) solve(i);</text:p>
      <text:p text:style-name="P4"><text:s text:c="5"/></text:p>
      <text:p text:style-name="P4"><text:s text:c="4"/>int ans=1;</text:p>
      <text:p text:style-name="P4"><text:s text:c="4"/>for(int i=1; i&lt;=n; i++){</text:p>
      <text:p text:style-name="P4"><text:s text:c="8"/>if(dp[comp[i]] &gt; dp[comp[ans]]) ans=i;</text:p>
      <text:p text:style-name="P4"><text:s text:c="4"/>}</text:p>
      <text:p text:style-name="P4"><text:s text:c="5"/></text:p>
      <text:p text:style-name="P4"><text:s text:c="4"/>printf("%d\n", ans);</text:p>
      <text:p text:style-name="P4">}</text:p>
      <text:p text:style-name="P6"/>
      <text:p text:style-name="P6"/>
      <text:p text:style-name="P6">4.18 - Shortest Path Faster - Menor caminho chinês</text:p>
      <text:p text:style-name="P6"/>
      <text:p text:style-name="P4">int n, m, dist[N], pai[N], in[N], s, t;</text:p>
      <text:p text:style-name="P4">vector&lt;ii&gt; adj[N];</text:p>
      <text:p text:style-name="P4"><text:s/></text:p>
      <text:p text:style-name="P4">int SPF(){</text:p>
      <text:p text:style-name="P4"><text:soft-page-break/><text:s text:c="4"/>memset(pai, -1, sizeof pai);</text:p>
      <text:p text:style-name="P4"><text:s text:c="4"/>memset(in, 0, sizeof in);</text:p>
      <text:p text:style-name="P4"><text:s text:c="4"/>for(int i=0; i&lt;n; i++) dist[i] = inf;</text:p>
      <text:p text:style-name="P4"><text:s text:c="4"/>dist[s] = 0;</text:p>
      <text:p text:style-name="P4"><text:s text:c="4"/>queue&lt;int&gt; q;</text:p>
      <text:p text:style-name="P4"><text:s text:c="4"/>q.push(s);</text:p>
      <text:p text:style-name="P4"><text:s text:c="5"/></text:p>
      <text:p text:style-name="P4"><text:s text:c="4"/>while(q.size()){</text:p>
      <text:p text:style-name="P4"><text:s text:c="8"/>int u = q.front(); q.pop();</text:p>
      <text:p text:style-name="P4"><text:s text:c="9"/></text:p>
      <text:p text:style-name="P4"><text:s text:c="8"/>in[u] = 0;</text:p>
      <text:p text:style-name="P4"><text:s text:c="8"/>for(ii f : adj[u]){</text:p>
      <text:p text:style-name="P4"><text:s text:c="12"/>int v = f.F, w = f.S;</text:p>
      <text:p text:style-name="P4"><text:s text:c="12"/>if(dist[v] &gt; dist[u]+w){</text:p>
      <text:p text:style-name="P4"><text:s text:c="16"/>pai[v] = u;</text:p>
      <text:p text:style-name="P4"><text:s text:c="16"/>dist[v] = dist[u]+w;</text:p>
      <text:p text:style-name="P4"><text:s text:c="16"/>if(!in[v]){</text:p>
      <text:p text:style-name="P4"><text:s text:c="20"/>q.push(v);</text:p>
      <text:p text:style-name="P4"><text:s text:c="20"/>in[v] = 1;</text:p>
      <text:p text:style-name="P4"><text:s text:c="16"/>}</text:p>
      <text:p text:style-name="P4"><text:s text:c="12"/>}</text:p>
      <text:p text:style-name="P4"><text:s text:c="8"/>}</text:p>
      <text:p text:style-name="P4"><text:s text:c="4"/>}</text:p>
      <text:p text:style-name="P4"><text:s text:c="4"/>return (pai[t] == -1) ? -1 : dist[t];</text:p>
      <text:p text:style-name="P4">}</text:p>
      <text:p text:style-name="P4"><text:s/></text:p>
      <text:p text:style-name="P4">int main(){</text:p>
      <text:p text:style-name="P4"><text:s text:c="4"/>int tc, a, b, c, x=1;</text:p>
      <text:p text:style-name="P4"><text:s text:c="4"/>scanf("%d", &amp;tc);</text:p>
      <text:p text:style-name="P4"><text:s text:c="4"/>while(tc--){</text:p>
      <text:p text:style-name="P4"><text:s text:c="8"/>scanf("%d %d %d %d", &amp;n, &amp;m, &amp;s, &amp;t);</text:p>
      <text:p text:style-name="P4"><text:s text:c="8"/>for(int i=0; i&lt;=n; i++) adj[i].clear();</text:p>
      <text:p text:style-name="P4"><text:s text:c="8"/>for(int i=0; i&lt;m; i++){</text:p>
      <text:p text:style-name="P4"><text:s text:c="12"/>scanf("%d %d %d", &amp;a, &amp;b, &amp;c);</text:p>
      <text:p text:style-name="P4"><text:s text:c="12"/>adj[a].push_back(ii(b, c));</text:p>
      <text:p text:style-name="P4"><text:s text:c="12"/>adj[b].push_back(ii(a, c));</text:p>
      <text:p text:style-name="P4"><text:s text:c="8"/>}</text:p>
      <text:p text:style-name="P4"><text:s text:c="8"/>a = SPF();</text:p>
      <text:p text:style-name="P4"><text:s text:c="9"/></text:p>
      <text:p text:style-name="P4"><text:s text:c="8"/>if(a&gt;=0) printf("Case #%d: %d\n", x++, a);</text:p>
      <text:p text:style-name="P4"><text:s text:c="8"/>else printf("Case #%d: unreachable\n", x++);</text:p>
      <text:p text:style-name="P4"><text:s text:c="4"/>}</text:p>
      <text:p text:style-name="P4">}</text:p>
      <text:p text:style-name="P6"/>
      <text:p text:style-name="P6"/>
      <text:p text:style-name="P6">4.19 - Union Find</text:p>
      <text:p text:style-name="P6"/>
      <text:p text:style-name="P4">int n, sz[N], comp[N], cont_comp, maior;</text:p>
      <text:p text:style-name="P4"><text:s/></text:p>
      <text:p text:style-name="P4"><text:soft-page-break/>void init(){</text:p>
      <text:p text:style-name="P4"><text:s text:c="4"/>cont_comp = n;</text:p>
      <text:p text:style-name="P4"><text:s text:c="4"/>maior = 1;</text:p>
      <text:p text:style-name="P4"><text:s text:c="4"/>for(int i=0; i&lt;=n; i++) {</text:p>
      <text:p text:style-name="P4"><text:s text:c="8"/>comp[i] = i;</text:p>
      <text:p text:style-name="P4"><text:s text:c="8"/>sz[i] = 1;</text:p>
      <text:p text:style-name="P4"><text:s text:c="4"/>}</text:p>
      <text:p text:style-name="P4">}</text:p>
      <text:p text:style-name="P4"><text:s/></text:p>
      <text:p text:style-name="P4">int find(int i){</text:p>
      <text:p text:style-name="P4"><text:s text:c="4"/>return (comp[i] == i) ? i : comp[i] = find(comp[i]);</text:p>
      <text:p text:style-name="P4">}</text:p>
      <text:p text:style-name="P4"><text:s/></text:p>
      <text:p text:style-name="P4">bool same(int i, int j){</text:p>
      <text:p text:style-name="P4"><text:s text:c="4"/>return find(i) == find(j);</text:p>
      <text:p text:style-name="P4">}</text:p>
      <text:p text:style-name="P4"><text:s/></text:p>
      <text:p text:style-name="P4">void join(int i, int j){</text:p>
      <text:p text:style-name="P4"><text:s text:c="4"/>int x = find(i), y = find(j);</text:p>
      <text:p text:style-name="P4"><text:s text:c="4"/>if(x == y) return;</text:p>
      <text:p text:style-name="P4"><text:s text:c="5"/></text:p>
      <text:p text:style-name="P4"><text:s text:c="4"/>comp[y] = x;</text:p>
      <text:p text:style-name="P4"><text:s text:c="4"/>sz[x]+=sz[y];</text:p>
      <text:p text:style-name="P4"><text:s text:c="4"/>sz[y] = 0;</text:p>
      <text:p text:style-name="P4"><text:s text:c="4"/>cont_comp--;</text:p>
      <text:p text:style-name="P4"><text:s text:c="4"/>maior = max(maior, sz[x]);</text:p>
      <text:p text:style-name="P4">}</text:p>
      <text:p text:style-name="P4"><text:s/></text:p>
      <text:p text:style-name="P4">int main(){</text:p>
      <text:p text:style-name="P4"><text:s text:c="4"/>int q, a, b;</text:p>
      <text:p text:style-name="P4"><text:s text:c="4"/>char op;</text:p>
      <text:p text:style-name="P4"><text:s text:c="4"/>scanf("%d %d", &amp;n, &amp;q);</text:p>
      <text:p text:style-name="P4"><text:s text:c="5"/></text:p>
      <text:p text:style-name="P4"><text:s text:c="4"/>init();</text:p>
      <text:p text:style-name="P4"><text:s text:c="5"/></text:p>
      <text:p text:style-name="P4"><text:s text:c="4"/>while(q--){</text:p>
      <text:p text:style-name="P4"><text:s text:c="8"/>scanf(" %c", &amp;op);</text:p>
      <text:p text:style-name="P4"><text:s text:c="8"/>if(op == 'T'){</text:p>
      <text:p text:style-name="P4"><text:s text:c="12"/>printf("%d %d\n", cont_comp, maior);</text:p>
      <text:p text:style-name="P4"><text:s text:c="12"/>continue;</text:p>
      <text:p text:style-name="P4"><text:s text:c="8"/>}</text:p>
      <text:p text:style-name="P4"><text:s text:c="8"/>scanf("%d %d", &amp;a, &amp;b);</text:p>
      <text:p text:style-name="P4"><text:s text:c="9"/></text:p>
      <text:p text:style-name="P4"><text:s text:c="8"/>if(op=='F') {</text:p>
      <text:p text:style-name="P4"><text:s text:c="12"/>join(a, b);</text:p>
      <text:p text:style-name="P4"><text:s text:c="8"/>}else{</text:p>
      <text:p text:style-name="P4"><text:s text:c="12"/>printf(find(a) == find(b) ? "sim\n" : "nao\n");</text:p>
      <text:p text:style-name="P4"><text:s text:c="8"/>}</text:p>
      <text:p text:style-name="P4"><text:s text:c="4"/>}</text:p>
      <text:p text:style-name="P4"><text:soft-page-break/>}</text:p>
      <text:p text:style-name="P6"/>
      <text:p text:style-name="P6"/>
      <text:p text:style-name="P6">4.20 - Todos os menores caminhos com Dijkstra</text:p>
      <text:p text:style-name="P6"/>
      <text:p text:style-name="P4">int n, m;</text:p>
      <text:p text:style-name="P4">int g[600][600];</text:p>
      <text:p text:style-name="P4">int origem, destino;</text:p>
      <text:p text:style-name="P4">set&lt;int&gt; parent[600];</text:p>
      <text:p text:style-name="P4">char vis[600];</text:p>
      <text:p text:style-name="P4">int dist[600];</text:p>
      <text:p text:style-name="P4"><text:s/></text:p>
      <text:p text:style-name="P4">void solve(int atual, int nxt){</text:p>
      <text:p text:style-name="P4"><text:s text:c="4"/>if(atual == origem){</text:p>
      <text:p text:style-name="P4"><text:s text:c="8"/>cout &lt;&lt; origem &lt;&lt; "\n";</text:p>
      <text:p text:style-name="P4"><text:s text:c="8"/>return;</text:p>
      <text:p text:style-name="P4"><text:s text:c="4"/>}</text:p>
      <text:p text:style-name="P4"><text:s text:c="5"/></text:p>
      <text:p text:style-name="P4"><text:s text:c="4"/>cout &lt;&lt; atual &lt;&lt; " ";</text:p>
      <text:p text:style-name="P4"><text:s text:c="4"/>for (auto i : parent[atual])</text:p>
      <text:p text:style-name="P4"><text:s text:c="4"/>{</text:p>
      <text:p text:style-name="P4"><text:s text:c="8"/>int v = i;</text:p>
      <text:p text:style-name="P4"><text:s text:c="8"/>solve(v, atual);</text:p>
      <text:p text:style-name="P4"><text:s text:c="4"/>}</text:p>
      <text:p text:style-name="P4">}</text:p>
      <text:p text:style-name="P4"><text:s/></text:p>
      <text:p text:style-name="P4">int dij(){</text:p>
      <text:p text:style-name="P4"><text:s text:c="4"/>priority_queue&lt;pair&lt;int, int&gt; &gt;pq;</text:p>
      <text:p text:style-name="P4"><text:s text:c="4"/>pq.push(mp(0, origem));</text:p>
      <text:p text:style-name="P4"><text:s text:c="4"/>parent[origem].insert(origem);</text:p>
      <text:p text:style-name="P4"><text:s text:c="4"/>dist[origem] = 0;</text:p>
      <text:p text:style-name="P4"><text:s text:c="5"/></text:p>
      <text:p text:style-name="P4"><text:s text:c="4"/>int u, w, v;</text:p>
      <text:p text:style-name="P4"><text:s text:c="4"/>while (!pq.empty())</text:p>
      <text:p text:style-name="P4"><text:s text:c="4"/>{</text:p>
      <text:p text:style-name="P4"><text:s text:c="8"/>u = pq.top().S;</text:p>
      <text:p text:style-name="P4"><text:s text:c="8"/>pq.pop();</text:p>
      <text:p text:style-name="P4"><text:s text:c="8"/>if(vis[u]) continue;</text:p>
      <text:p text:style-name="P4"><text:s text:c="8"/>vis[u] = 1;</text:p>
      <text:p text:style-name="P4"><text:s text:c="9"/></text:p>
      <text:p text:style-name="P4"><text:s text:c="8"/>if(u==destino) return dist[destino];</text:p>
      <text:p text:style-name="P4"><text:s text:c="8"/>for (int i = 0; i &lt; n; i++)</text:p>
      <text:p text:style-name="P4"><text:s text:c="8"/>{</text:p>
      <text:p text:style-name="P4"><text:s text:c="12"/>if(g[u][i]){</text:p>
      <text:p text:style-name="P4"><text:s text:c="16"/>v = i;</text:p>
      <text:p text:style-name="P4"><text:s text:c="16"/>w = g[u][i];</text:p>
      <text:p text:style-name="P4"><text:s text:c="16"/>if(dist[u] + w &lt;= dist[v]){</text:p>
      <text:p text:style-name="P4"><text:s text:c="20"/>if(dist[u] + w &lt; dist[v]) parent[v].clear();//se achou caminho menor: limpa vetor de parent</text:p>
      <text:p text:style-name="P4"><text:soft-page-break/><text:s text:c="20"/>parent[v].insert(u);</text:p>
      <text:p text:style-name="P4"><text:s text:c="20"/>dist[v] = dist[u] + w;</text:p>
      <text:p text:style-name="P4"><text:s text:c="20"/>pq.push(mp(-dist[v], v));</text:p>
      <text:p text:style-name="P4"><text:s text:c="16"/>}</text:p>
      <text:p text:style-name="P4"><text:s text:c="12"/>}</text:p>
      <text:p text:style-name="P4"><text:s text:c="8"/>}</text:p>
      <text:p text:style-name="P4"><text:s text:c="9"/></text:p>
      <text:p text:style-name="P4"><text:s text:c="4"/>}</text:p>
      <text:p text:style-name="P4"><text:s text:c="4"/>return -1;</text:p>
      <text:p text:style-name="P4">}</text:p>
      <text:p text:style-name="P4"><text:s/></text:p>
      <text:p text:style-name="P4">int main()</text:p>
      <text:p text:style-name="P4">{</text:p>
      <text:p text:style-name="P4"><text:s text:c="4"/>reset();</text:p>
      <text:p text:style-name="P4"><text:s text:c="4"/>cout &lt;&lt; dij() &lt;&lt; endl;</text:p>
      <text:p text:style-name="P4"><text:s text:c="4"/>solve(destino, destino);//printa os caminhos invertidos: destino ... origem</text:p>
      <text:p text:style-name="P4"><text:s text:c="4"/>return 0;</text:p>
      <text:p text:style-name="P4">}</text:p>
      <text:p text:style-name="P6"/>
      <text:p text:style-name="P6"/>
      <text:p text:style-name="P6">4.21 - 2-SAT</text:p>
      <text:p text:style-name="P2"><text:tab/></text:p>
      <text:p text:style-name="P4">vector&lt;int&gt; Grafo[MAXN], Transposto[MAXN];</text:p>
      <text:p text:style-name="P4">int n, m, cnt;</text:p>
      <text:p text:style-name="P4">int vis[MAXN];</text:p>
      <text:p text:style-name="P4">int componente[MAXN];</text:p>
      <text:p text:style-name="P4">stack&lt;int&gt; pilha;</text:p>
      <text:p text:style-name="P4">map&lt;string, int&gt; mapa;</text:p>
      <text:p text:style-name="P4">bool sat;</text:p>
      <text:p text:style-name="P4">int ans[MAXN];</text:p>
      <text:p text:style-name="P4"><text:s/></text:p>
      <text:p text:style-name="P4">void limpa(){</text:p>
      <text:p text:style-name="P4"><text:s text:c="4"/>for (int i = 0; i &lt;= MAXN; i++)</text:p>
      <text:p text:style-name="P4"><text:s text:c="4"/>{</text:p>
      <text:p text:style-name="P4"><text:s text:c="8"/>Grafo[i].clear();</text:p>
      <text:p text:style-name="P4"><text:s text:c="8"/>Transposto[i].clear();</text:p>
      <text:p text:style-name="P4"><text:s text:c="4"/>} <text:s/></text:p>
      <text:p text:style-name="P4">}</text:p>
      <text:p text:style-name="P4">//da pra acessar a negacao de um elemento fazendo o xor. Deve ser indexado como:</text:p>
      <text:p text:style-name="P4">//true: x*2</text:p>
      <text:p text:style-name="P4">//false: x*2 + 1</text:p>
      <text:p text:style-name="P4">//CODIGO SENDO INDEXADO A PARTIR DE 0****************</text:p>
      <text:p text:style-name="P4"><text:s/></text:p>
      <text:p text:style-name="P4">void addEdge(int u, int v){</text:p>
      <text:p text:style-name="P4"><text:s text:c="4"/>Grafo[u^1].pb(v);// !u -&gt; v</text:p>
      <text:p text:style-name="P4"><text:s text:c="4"/>Grafo[v^1].pb(u);// !v -&gt; u</text:p>
      <text:p text:style-name="P4"><text:s text:c="5"/></text:p>
      <text:p text:style-name="P4"><text:soft-page-break/><text:s text:c="4"/>Transposto[v].pb(u^1);//Grafo transposto pra rodar o kosaraju</text:p>
      <text:p text:style-name="P4"><text:s text:c="4"/>Transposto[u].pb(v^1);</text:p>
      <text:p text:style-name="P4">}</text:p>
      <text:p text:style-name="P4"><text:s/></text:p>
      <text:p text:style-name="P4">void dfs1(int u){</text:p>
      <text:p text:style-name="P4"><text:s text:c="4"/>if (!vis[u])</text:p>
      <text:p text:style-name="P4"><text:s text:c="4"/>{</text:p>
      <text:p text:style-name="P4"><text:s text:c="8"/>vis[u]=1;</text:p>
      <text:p text:style-name="P4"><text:s text:c="8"/>for (int i = 0; i &lt; Grafo[u].size(); i++)</text:p>
      <text:p text:style-name="P4"><text:s text:c="8"/>{</text:p>
      <text:p text:style-name="P4"><text:s text:c="12"/>int v = Grafo[u][i];</text:p>
      <text:p text:style-name="P4"><text:s text:c="12"/>if(!vis[v]) dfs1(v);</text:p>
      <text:p text:style-name="P4"><text:s text:c="8"/>}</text:p>
      <text:p text:style-name="P4"><text:s text:c="8"/>pilha.push(u);</text:p>
      <text:p text:style-name="P4"><text:s text:c="4"/>} <text:s/></text:p>
      <text:p text:style-name="P4">}</text:p>
      <text:p text:style-name="P4"><text:s/></text:p>
      <text:p text:style-name="P4">void dfs2(int u){</text:p>
      <text:p text:style-name="P4"><text:s text:c="4"/>if (!vis[u])</text:p>
      <text:p text:style-name="P4"><text:s text:c="4"/>{</text:p>
      <text:p text:style-name="P4"><text:s text:c="8"/>vis[u]=1;</text:p>
      <text:p text:style-name="P4"><text:s text:c="8"/>componente[u] = cnt;</text:p>
      <text:p text:style-name="P4"><text:s text:c="8"/>for (int i = 0; i &lt; Transposto[u].size(); i++)</text:p>
      <text:p text:style-name="P4"><text:s text:c="8"/>{</text:p>
      <text:p text:style-name="P4"><text:s text:c="12"/>int v = Transposto[u][i];</text:p>
      <text:p text:style-name="P4"><text:s text:c="12"/>if(!vis[v]) dfs2(v);</text:p>
      <text:p text:style-name="P4"><text:s text:c="8"/>}</text:p>
      <text:p text:style-name="P4"><text:s text:c="4"/>} <text:s/></text:p>
      <text:p text:style-name="P4">}</text:p>
      <text:p text:style-name="P4"><text:s/></text:p>
      <text:p text:style-name="P4">void Kosaraju(){</text:p>
      <text:p text:style-name="P4"><text:s text:c="4"/>memset(vis, 0, sizeof vis);</text:p>
      <text:p text:style-name="P4"><text:s text:c="4"/>while(!pilha.empty()) pilha.pop();</text:p>
      <text:p text:style-name="P4"><text:s text:c="4"/>for (int i = 0; i &lt; 2*n; i++)</text:p>
      <text:p text:style-name="P4"><text:s text:c="8"/>if(!vis[i]) dfs1(i);//visita todos os vertices</text:p>
      <text:p text:style-name="P4"><text:s text:c="5"/></text:p>
      <text:p text:style-name="P4"><text:s text:c="4"/>memset(vis, 0, sizeof vis);</text:p>
      <text:p text:style-name="P4"><text:s text:c="4"/>memset(componente, 0, sizeof componente);</text:p>
      <text:p text:style-name="P4"><text:s text:c="4"/>cnt=0;</text:p>
      <text:p text:style-name="P4"><text:s text:c="4"/>int u;</text:p>
      <text:p text:style-name="P4"><text:s text:c="5"/></text:p>
      <text:p text:style-name="P4"><text:s text:c="4"/>while(!pilha.empty()){</text:p>
      <text:p text:style-name="P4"><text:s text:c="8"/>u = pilha.top(); pilha.pop();</text:p>
      <text:p text:style-name="P4"><text:s text:c="8"/>if(!vis[u]){</text:p>
      <text:p text:style-name="P4"><text:s text:c="12"/>dfs2(u);</text:p>
      <text:p text:style-name="P4"><text:s text:c="12"/>cnt++;</text:p>
      <text:p text:style-name="P4"><text:s text:c="8"/>}</text:p>
      <text:p text:style-name="P4"><text:s text:c="8"/>ans[u/2] = 1-u%2;//atribui valores aos elementos. Se for satisfativel da pra usar esse vetor</text:p>
      <text:p text:style-name="P4"><text:soft-page-break/><text:s text:c="4"/>}</text:p>
      <text:p text:style-name="P4"><text:s text:c="5"/></text:p>
      <text:p text:style-name="P4"><text:s text:c="4"/>sat=true;</text:p>
      <text:p text:style-name="P4"><text:s text:c="4"/>for (int i = 0; i &lt; n; i++)</text:p>
      <text:p text:style-name="P4"><text:s text:c="4"/>{</text:p>
      <text:p text:style-name="P4"><text:s text:c="8"/>if(componente[2*i] == componente[2*i + 1]) sat = false;//se estão na mesma componente a formula nao tem solucao</text:p>
      <text:p text:style-name="P4"><text:s text:c="4"/>} <text:s/></text:p>
      <text:p text:style-name="P4">}</text:p>
      <text:p text:style-name="P2"/>
      <text:p text:style-name="P2"/>
      <text:p text:style-name="P2"/>
      <text:p text:style-name="P2">5 - Strings</text:p>
      <text:p text:style-name="P2"/>
      <text:p text:style-name="P2">5.1 - Aho-Corasick</text:p>
      <text:p text:style-name="P2"/>
      <text:p text:style-name="P4">string s, txt;</text:p>
      <text:p text:style-name="P4">int cont;//contador global de nós</text:p>
      <text:p text:style-name="P4"><text:s/></text:p>
      <text:p text:style-name="P4">struct no{</text:p>
      <text:p text:style-name="P4"><text:s text:c="4"/>#define ALF 130 //depende do problema</text:p>
      <text:p text:style-name="P4"><text:s text:c="5"/></text:p>
      <text:p text:style-name="P4"><text:s text:c="4"/>no *pai, *suffix_link, *nxt[ALF];</text:p>
      <text:p text:style-name="P4"><text:s text:c="4"/>char c;</text:p>
      <text:p text:style-name="P4"><text:s text:c="4"/>int fim, num;</text:p>
      <text:p text:style-name="P4"><text:s text:c="5"/></text:p>
      <text:p text:style-name="P4"><text:s text:c="4"/>no(char letra, int id){</text:p>
      <text:p text:style-name="P4"><text:s text:c="8"/>c = letra;</text:p>
      <text:p text:style-name="P4"><text:s text:c="8"/>for(int i=0; i&lt;ALF; i++) nxt[i] = NULL;</text:p>
      <text:p text:style-name="P4"><text:s text:c="8"/>pai = suffix_link = NULL;</text:p>
      <text:p text:style-name="P4"><text:s text:c="8"/>fim = 0;</text:p>
      <text:p text:style-name="P4"><text:s text:c="8"/>num = id;</text:p>
      <text:p text:style-name="P4"><text:s text:c="4"/>}</text:p>
      <text:p text:style-name="P4"><text:s text:c="5"/></text:p>
      <text:p text:style-name="P4"><text:s text:c="5"/></text:p>
      <text:p text:style-name="P4"><text:s text:c="4"/>void insert(int i){</text:p>
      <text:p text:style-name="P4"><text:s text:c="8"/>if(i == s.size()){</text:p>
      <text:p text:style-name="P4"><text:s text:c="12"/>fim++;</text:p>
      <text:p text:style-name="P4"><text:s text:c="12"/>return;</text:p>
      <text:p text:style-name="P4"><text:s text:c="8"/>}</text:p>
      <text:p text:style-name="P4"><text:s text:c="9"/></text:p>
      <text:p text:style-name="P4"><text:s text:c="8"/>int letra = s[i]-'A';</text:p>
      <text:p text:style-name="P4"><text:s text:c="8"/>if(!nxt[letra]){</text:p>
      <text:p text:style-name="P4"><text:s text:c="12"/>nxt[letra] = new no(s[i], cont++);</text:p>
      <text:p text:style-name="P4"><text:s text:c="12"/>nxt[letra]-&gt;pai = this;</text:p>
      <text:p text:style-name="P4"><text:s text:c="8"/>}</text:p>
      <text:p text:style-name="P4"><text:s text:c="8"/>nxt[letra]-&gt;insert(i+1);</text:p>
      <text:p text:style-name="P4"><text:s text:c="4"/>}</text:p>
      <text:p text:style-name="P4"><text:soft-page-break/><text:s text:c="5"/></text:p>
      <text:p text:style-name="P4"><text:s text:c="4"/>void build_sf(){</text:p>
      <text:p text:style-name="P4"><text:s text:c="9"/></text:p>
      <text:p text:style-name="P4"><text:s text:c="8"/>queue&lt;no*&gt; q;</text:p>
      <text:p text:style-name="P4"><text:s text:c="8"/>for(int i=0; i&lt;ALF; i++)</text:p>
      <text:p text:style-name="P4"><text:s text:c="12"/>if(nxt[i]) q.push(nxt[i]);</text:p>
      <text:p text:style-name="P4"><text:s text:c="9"/></text:p>
      <text:p text:style-name="P4"><text:s text:c="8"/>while(q.size()){</text:p>
      <text:p text:style-name="P4"><text:s text:c="12"/>no *u = q.front(); q.pop();</text:p>
      <text:p text:style-name="P4"><text:s text:c="13"/></text:p>
      <text:p text:style-name="P4"><text:s text:c="12"/>no *tmp = u-&gt;pai-&gt;suffix_link;</text:p>
      <text:p text:style-name="P4"><text:s/></text:p>
      <text:p text:style-name="P4"><text:s text:c="12"/>char letra = u-&gt;c - 'A';</text:p>
      <text:p text:style-name="P4"><text:s/></text:p>
      <text:p text:style-name="P4"><text:s text:c="12"/>while(tmp &amp;&amp; !tmp-&gt;nxt[letra]) <text:s text:c="2"/>tmp = tmp-&gt;suffix_link;</text:p>
      <text:p text:style-name="P4"><text:s/></text:p>
      <text:p text:style-name="P4"><text:s text:c="12"/>u-&gt;suffix_link = (tmp) ? tmp-&gt;nxt[letra] : this;</text:p>
      <text:p text:style-name="P4"><text:s text:c="12"/>u-&gt;fim += u-&gt;suffix_link-&gt;fim;</text:p>
      <text:p text:style-name="P4"><text:s text:c="13"/></text:p>
      <text:p text:style-name="P4"><text:s text:c="12"/>for(int i=0; i&lt;ALF; i++)</text:p>
      <text:p text:style-name="P4"><text:s text:c="16"/>if(u-&gt;nxt[i]) q.push(u-&gt;nxt[i]);</text:p>
      <text:p text:style-name="P4"><text:s text:c="8"/>}</text:p>
      <text:p text:style-name="P4"><text:s text:c="4"/>}</text:p>
      <text:p text:style-name="P4"><text:s text:c="5"/></text:p>
      <text:p text:style-name="P4"><text:s text:c="4"/>void destroy(){</text:p>
      <text:p text:style-name="P4"><text:s text:c="8"/>for(int i=0; i&lt;ALF; i++){</text:p>
      <text:p text:style-name="P4"><text:s text:c="12"/>if(nxt[i]){</text:p>
      <text:p text:style-name="P4"><text:s text:c="16"/>nxt[i]-&gt;destroy();</text:p>
      <text:p text:style-name="P4"><text:s text:c="16"/>delete nxt[i];</text:p>
      <text:p text:style-name="P4"><text:s text:c="12"/>}</text:p>
      <text:p text:style-name="P4"><text:s text:c="8"/>}</text:p>
      <text:p text:style-name="P4"><text:s text:c="4"/>}</text:p>
      <text:p text:style-name="P4"><text:s text:c="5"/></text:p>
      <text:p text:style-name="P4">};</text:p>
      <text:p text:style-name="P4"><text:s/></text:p>
      <text:p text:style-name="P4">no *root;</text:p>
      <text:p text:style-name="P4"><text:s/></text:p>
      <text:p text:style-name="P4">no *climb(no *u, char letra){</text:p>
      <text:p text:style-name="P4"><text:s text:c="4"/>no *tmp = u;</text:p>
      <text:p text:style-name="P4"><text:s text:c="4"/>while(tmp &amp;&amp; !tmp-&gt;nxt[letra]) tmp = tmp-&gt;suffix_link;</text:p>
      <text:p text:style-name="P4"><text:s text:c="4"/>return tmp ? tmp-&gt;nxt[letra] : root;</text:p>
      <text:p text:style-name="P4">}</text:p>
      <text:p text:style-name="P4"><text:s/></text:p>
      <text:p text:style-name="P4">int query(int pos, no *u){//exemplo de query, mas varia de problema pra problema</text:p>
      <text:p text:style-name="P4"><text:s text:c="4"/>if(pos==txt.size()) return u-&gt;fim;</text:p>
      <text:p text:style-name="P4"><text:s text:c="4"/>return u-&gt;fim + query(pos+1, climb(u, txt[pos]-'A'));</text:p>
      <text:p text:style-name="P4">}</text:p>
      <text:p text:style-name="P2"/>
      <text:p text:style-name="P2"><text:soft-page-break/></text:p>
      <text:p text:style-name="P2">5.2 - Hash</text:p>
      <text:p text:style-name="P2"/>
      <text:p text:style-name="P4">#define MAXN 100100</text:p>
      <text:p text:style-name="P4">const ll A = 1009;</text:p>
      <text:p text:style-name="P4">const ll MOD = 9LL + 1e18;</text:p>
      <text:p text:style-name="P4">ll pot[MAXN];</text:p>
      <text:p text:style-name="P4"><text:s/></text:p>
      <text:p text:style-name="P4">ll normalize(ll r){</text:p>
      <text:p text:style-name="P4"><text:s text:c="4"/>while(r&lt;0) r+=MOD;</text:p>
      <text:p text:style-name="P4"><text:s text:c="4"/>while(r&gt;=MOD) r-=MOD;</text:p>
      <text:p text:style-name="P4"><text:s text:c="4"/>return r;</text:p>
      <text:p text:style-name="P4">}</text:p>
      <text:p text:style-name="P4"><text:s/></text:p>
      <text:p text:style-name="P4">ll mul(ll a, ll b){//(a*b)%MOD</text:p>
      <text:p text:style-name="P4"><text:s text:c="4"/>ll q = ll((long double)a*b/MOD);</text:p>
      <text:p text:style-name="P4"><text:s text:c="4"/>ll r = a*b - MOD*q;</text:p>
      <text:p text:style-name="P4"><text:s text:c="4"/>return normalize(r);</text:p>
      <text:p text:style-name="P4">}</text:p>
      <text:p text:style-name="P4"><text:s/></text:p>
      <text:p text:style-name="P4">ll add(ll hash, ll c){</text:p>
      <text:p text:style-name="P4"><text:s text:c="4"/>return (mul(hash, A) + c)%MOD;</text:p>
      <text:p text:style-name="P4">}</text:p>
      <text:p text:style-name="P4"><text:s/></text:p>
      <text:p text:style-name="P4">void buildPot(){</text:p>
      <text:p text:style-name="P4"><text:s text:c="4"/>for (int i = 0; i &lt; MAXN; i++)</text:p>
      <text:p text:style-name="P4"><text:s text:c="4"/>{</text:p>
      <text:p text:style-name="P4"><text:s text:c="8"/>pot[i] = i ? mul(pot[i-1], A) : 1LL;</text:p>
      <text:p text:style-name="P4"><text:s text:c="4"/>}</text:p>
      <text:p text:style-name="P4">}</text:p>
      <text:p text:style-name="P4"><text:s/></text:p>
      <text:p text:style-name="P4">struct Hash{</text:p>
      <text:p text:style-name="P4"><text:s text:c="4"/>string s;</text:p>
      <text:p text:style-name="P4"><text:s text:c="4"/>ll hashNormal, hashInvertida;</text:p>
      <text:p text:style-name="P4"><text:s text:c="4"/>ll accNormal[MAXN], accInvertida[MAXN];</text:p>
      <text:p text:style-name="P4"><text:s text:c="5"/></text:p>
      <text:p text:style-name="P4"><text:s text:c="4"/>Hash(){}</text:p>
      <text:p text:style-name="P4"><text:s text:c="4"/>Hash(string _s){</text:p>
      <text:p text:style-name="P4"><text:s text:c="8"/>s = _s;</text:p>
      <text:p text:style-name="P4"><text:s text:c="4"/>}</text:p>
      <text:p text:style-name="P4"><text:s text:c="5"/></text:p>
      <text:p text:style-name="P4"><text:s text:c="4"/>void build(){</text:p>
      <text:p text:style-name="P4"><text:s text:c="8"/>accNormal[0] = 0LL;</text:p>
      <text:p text:style-name="P4"><text:s text:c="8"/>for (int i = 1; i &lt;= (int)s.size(); i++){</text:p>
      <text:p text:style-name="P4"><text:s text:c="12"/>accNormal[i] = add(accNormal[i-1], s[i-1]-'a'+1);</text:p>
      <text:p text:style-name="P4"><text:s text:c="8"/>}</text:p>
      <text:p text:style-name="P4"><text:s text:c="8"/>hashNormal = accNormal[(int)s.size()];</text:p>
      <text:p text:style-name="P4"><text:s text:c="9"/></text:p>
      <text:p text:style-name="P4"><text:s text:c="8"/>accInvertida[s.size()] = 0LL;</text:p>
      <text:p text:style-name="P4"><text:soft-page-break/><text:s text:c="8"/>for (int i = s.size()-1; i &gt;= 0; i--){</text:p>
      <text:p text:style-name="P4"><text:s text:c="12"/>accInvertida[i] = add(accInvertida[i+1], s[i]-'a'+1);</text:p>
      <text:p text:style-name="P4"><text:s text:c="8"/>}</text:p>
      <text:p text:style-name="P4"><text:s text:c="8"/>hashInvertida = accInvertida[0];</text:p>
      <text:p text:style-name="P4"><text:s text:c="9"/></text:p>
      <text:p text:style-name="P4"><text:s text:c="4"/>}</text:p>
      <text:p text:style-name="P4"><text:s text:c="5"/></text:p>
      <text:p text:style-name="P4"><text:s text:c="4"/>ll getRangeNormal(int l, int r){//pega a hash da substring (l, r) na string normal (abcd - [0, 2] = abc)</text:p>
      <text:p text:style-name="P4"><text:s text:c="8"/>if(l&gt;r) return 0LL;</text:p>
      <text:p text:style-name="P4"><text:s text:c="8"/>ll ans = (accNormal[r+1] - mul(accNormal[l], pot[r-l+1]))%MOD;</text:p>
      <text:p text:style-name="P4"><text:s text:c="8"/>return normalize(ans);</text:p>
      <text:p text:style-name="P4"><text:s text:c="4"/>}</text:p>
      <text:p text:style-name="P4"><text:s text:c="5"/></text:p>
      <text:p text:style-name="P4"><text:s text:c="4"/>ll getRangeInvertido(int l, int r){//pega a hash da substring (l, r) na string invertida (abcd - [0, 2] = cba)</text:p>
      <text:p text:style-name="P4"><text:s text:c="8"/>if(l&gt;r) return 0LL;</text:p>
      <text:p text:style-name="P4"><text:s text:c="8"/>ll ans = (accInvertida[l] - mul(accInvertida[r+1], pot[r-l+1]))%MOD;</text:p>
      <text:p text:style-name="P4"><text:s text:c="8"/>return normalize(ans);</text:p>
      <text:p text:style-name="P4"><text:s text:c="4"/>}</text:p>
      <text:p text:style-name="P4">};</text:p>
      <text:p text:style-name="P4"><text:s/></text:p>
      <text:p text:style-name="P4">int main () {</text:p>
      <text:p text:style-name="P4"><text:s text:c="4"/>buildPot();//cuidado com o limite do MAXN</text:p>
      <text:p text:style-name="P4"><text:s text:c="4"/>//resolve o problema</text:p>
      <text:p text:style-name="P4"><text:s text:c="4"/>Hash H = Hash(str);</text:p>
      <text:p text:style-name="P4"><text:s text:c="4"/>H.build();</text:p>
      <text:p text:style-name="P4"><text:s text:c="5"/></text:p>
      <text:p text:style-name="P4"><text:s text:c="4"/>return 0;</text:p>
      <text:p text:style-name="P4">}</text:p>
      <text:p text:style-name="P2"/>
      <text:p text:style-name="P2"/>
      <text:p text:style-name="P2">5.3 - Hash - Maior Substring Palindromo(nlogn)</text:p>
      <text:p text:style-name="P2"/>
      <text:p text:style-name="P4">Hash H;</text:p>
      <text:p text:style-name="P4"><text:s/></text:p>
      <text:p text:style-name="P4">bool ok(int tam){</text:p>
      <text:p text:style-name="P4"><text:s text:c="4"/>int l = 0;</text:p>
      <text:p text:style-name="P4"><text:s text:c="4"/>int r = tam-1;</text:p>
      <text:p text:style-name="P4"><text:s text:c="5"/></text:p>
      <text:p text:style-name="P4"><text:s text:c="4"/>while (r &lt; (int)H.s.size())</text:p>
      <text:p text:style-name="P4"><text:s text:c="4"/>{</text:p>
      <text:p text:style-name="P4"><text:s text:c="8"/>if(H.getRangeNormal(l, r) == H.getRangeInvertido(l, r)){</text:p>
      <text:p text:style-name="P4"><text:s text:c="12"/>return true;</text:p>
      <text:p text:style-name="P4"><text:s text:c="8"/>}</text:p>
      <text:p text:style-name="P4"><text:s text:c="9"/></text:p>
      <text:p text:style-name="P4"><text:s text:c="8"/>l++; r++;</text:p>
      <text:p text:style-name="P4"><text:s text:c="4"/>}</text:p>
      <text:p text:style-name="P4"><text:s text:c="5"/></text:p>
      <text:p text:style-name="P4"><text:soft-page-break/><text:s text:c="4"/>return false;</text:p>
      <text:p text:style-name="P4">}</text:p>
      <text:p text:style-name="P4"><text:s/></text:p>
      <text:p text:style-name="P4">int longestPalindromicSubstring(string s, string &amp;res){</text:p>
      <text:p text:style-name="P4">//retorna o tamanho da maior substring palindromo</text:p>
      <text:p text:style-name="P4"><text:s text:c="4"/>H = Hash(s);</text:p>
      <text:p text:style-name="P4"><text:s text:c="4"/>H.build();</text:p>
      <text:p text:style-name="P4"><text:s text:c="5"/></text:p>
      <text:p text:style-name="P4"><text:s text:c="4"/>int lo = 1;</text:p>
      <text:p text:style-name="P4"><text:s text:c="4"/>int hi = (int)s.size();</text:p>
      <text:p text:style-name="P4"><text:s text:c="4"/>int mid;</text:p>
      <text:p text:style-name="P4"><text:s text:c="4"/>int ans = 0;</text:p>
      <text:p text:style-name="P4"><text:s text:c="5"/></text:p>
      <text:p text:style-name="P4"><text:s text:c="4"/>while (lo &lt;= hi)</text:p>
      <text:p text:style-name="P4"><text:s text:c="4"/>{</text:p>
      <text:p text:style-name="P4"><text:s text:c="8"/>mid = (lo+hi)/2;</text:p>
      <text:p text:style-name="P4"><text:s text:c="8"/>if(ok(mid) || ok(mid+1)){</text:p>
      <text:p text:style-name="P4"><text:s text:c="12"/>lo = mid+1;</text:p>
      <text:p text:style-name="P4"><text:s text:c="12"/>ans = max(ans, mid);</text:p>
      <text:p text:style-name="P4"><text:s text:c="8"/>}else{</text:p>
      <text:p text:style-name="P4"><text:s text:c="12"/>hi = mid-1;</text:p>
      <text:p text:style-name="P4"><text:s text:c="8"/>}</text:p>
      <text:p text:style-name="P4"><text:s text:c="4"/>}</text:p>
      <text:p text:style-name="P4"><text:s text:c="5"/></text:p>
      <text:p text:style-name="P4"><text:s text:c="4"/>//recupera a primeira string palindromo de tamanho ans</text:p>
      <text:p text:style-name="P4"><text:s text:c="4"/>res.clear();</text:p>
      <text:p text:style-name="P4"><text:s text:c="4"/>int l = 0, r = ans-1;</text:p>
      <text:p text:style-name="P4"><text:s text:c="4"/>while (r &lt; (int)H.s.size())</text:p>
      <text:p text:style-name="P4"><text:s text:c="4"/>{</text:p>
      <text:p text:style-name="P4"><text:s text:c="8"/>if(H.getRangeNormal(l, r) == H.getRangeInvertido(l, r)){</text:p>
      <text:p text:style-name="P4"><text:s text:c="12"/>res = H.s.substr(l, ans);</text:p>
      <text:p text:style-name="P4"><text:s text:c="12"/>break;</text:p>
      <text:p text:style-name="P4"><text:s text:c="8"/>}</text:p>
      <text:p text:style-name="P4"><text:s text:c="4"/>}</text:p>
      <text:p text:style-name="P4"><text:s text:c="5"/></text:p>
      <text:p text:style-name="P4"><text:s text:c="4"/>return ans;</text:p>
      <text:p text:style-name="P4">}</text:p>
      <text:p text:style-name="P4"><text:s/></text:p>
      <text:p text:style-name="P4">int main(){</text:p>
      <text:p text:style-name="P4"><text:s text:c="4"/>//le a string</text:p>
      <text:p text:style-name="P4"><text:s text:c="4"/>// chama a função</text:p>
      <text:p text:style-name="P4">}</text:p>
      <text:p text:style-name="P2"/>
      <text:p text:style-name="P2"/>
      <text:p text:style-name="P2">5.4 - KMP</text:p>
      <text:p text:style-name="P3"/>
      <text:p text:style-name="P4">string s, txt;</text:p>
      <text:p text:style-name="P4">int n, m, p[N];</text:p>
      <text:p text:style-name="P4"><text:s/></text:p>
      <text:p text:style-name="P4"><text:soft-page-break/>void kmp(){</text:p>
      <text:p text:style-name="P4"><text:s text:c="5"/></text:p>
      <text:p text:style-name="P4"><text:s text:c="4"/>p[0] = 0;</text:p>
      <text:p text:style-name="P4"><text:s text:c="4"/>for(int i=1; i&lt;n; i++){</text:p>
      <text:p text:style-name="P4"><text:s text:c="9"/></text:p>
      <text:p text:style-name="P4"><text:s text:c="8"/>p[i] = p[i-1];</text:p>
      <text:p text:style-name="P4"><text:s text:c="8"/>while(txt[p[i]] != txt[i] &amp;&amp; p[i]) p[i] = p[p[i]-1];</text:p>
      <text:p text:style-name="P4"><text:s text:c="9"/></text:p>
      <text:p text:style-name="P4"><text:s text:c="8"/>if(txt[p[i]] == txt[i]) p[i]++;</text:p>
      <text:p text:style-name="P4"><text:s text:c="9"/></text:p>
      <text:p text:style-name="P4"><text:s text:c="4"/>}</text:p>
      <text:p text:style-name="P4"><text:s text:c="4"/>for(int i=0; i&lt;n; i++) printf("p[%d] = %d\n", i, p[i]);</text:p>
      <text:p text:style-name="P4">}</text:p>
      <text:p text:style-name="P4"><text:s/></text:p>
      <text:p text:style-name="P4"><text:s/></text:p>
      <text:p text:style-name="P4">int main(){</text:p>
      <text:p text:style-name="P4"><text:s text:c="5"/></text:p>
      <text:p text:style-name="P4"><text:s text:c="4"/>getline(cin, s);</text:p>
      <text:p text:style-name="P4"><text:s text:c="4"/>txt = s+"$";//importante</text:p>
      <text:p text:style-name="P4"><text:s text:c="4"/>getline(cin, s);</text:p>
      <text:p text:style-name="P4"><text:s text:c="4"/>txt+=s;</text:p>
      <text:p text:style-name="P4"><text:s text:c="5"/></text:p>
      <text:p text:style-name="P4"><text:s text:c="4"/>n = txt.size();</text:p>
      <text:p text:style-name="P4"><text:s text:c="4"/>cout &lt;&lt; txt &lt;&lt; endl;</text:p>
      <text:p text:style-name="P4"><text:s text:c="4"/>kmp();</text:p>
      <text:p text:style-name="P4"><text:s text:c="5"/></text:p>
      <text:p text:style-name="P4">}</text:p>
      <text:p text:style-name="P2"/>
      <text:p text:style-name="P2"/>
      <text:p text:style-name="P2">5.5 - Rabin Karp</text:p>
      <text:p text:style-name="P2"/>
      <text:p text:style-name="P4">int rabin_karp(string &amp;text, string &amp;pattern){</text:p>
      <text:p text:style-name="P4">//retorna a posição da primeira ocorrência do padrão no texto, ou -1, se não existir</text:p>
      <text:p text:style-name="P4"/>
      <text:p text:style-name="P4"><text:s text:c="4"/>Hash T = Hash(text);</text:p>
      <text:p text:style-name="P4"><text:s text:c="4"/>Hash P = Hash(pattern);</text:p>
      <text:p text:style-name="P4"><text:s text:c="4"/>T.build();</text:p>
      <text:p text:style-name="P4"><text:s text:c="4"/>P.build();</text:p>
      <text:p text:style-name="P4"><text:s text:c="5"/></text:p>
      <text:p text:style-name="P4"><text:s text:c="4"/>int l = 0, r = pattern.size()-1;</text:p>
      <text:p text:style-name="P4"><text:s text:c="4"/>while (r &lt; (int)text.size())</text:p>
      <text:p text:style-name="P4"><text:s text:c="4"/>{</text:p>
      <text:p text:style-name="P4"><text:s text:c="8"/>if(T.getRangeNormal(l, r) == P.hashNormal){</text:p>
      <text:p text:style-name="P4"><text:s text:c="12"/>return l;</text:p>
      <text:p text:style-name="P4"><text:s text:c="8"/>}</text:p>
      <text:p text:style-name="P4"><text:s text:c="8"/>l++; r++;</text:p>
      <text:p text:style-name="P4"><text:s text:c="4"/>}</text:p>
      <text:p text:style-name="P4"><text:s text:c="5"/></text:p>
      <text:p text:style-name="P4"><text:soft-page-break/><text:s text:c="4"/>return -1;</text:p>
      <text:p text:style-name="P4">}</text:p>
      <text:p text:style-name="P2"/>
      <text:p text:style-name="P2"/>
      <text:p text:style-name="P2">5.6 - Suffix Array nlogn + LCP Array</text:p>
      <text:p text:style-name="P4"><text:s/></text:p>
      <text:p text:style-name="P4">int n, sa[N], tmpsa[N], rk[N], tmprk[N], cont[N], lcp[N], inv[N];</text:p>
      <text:p text:style-name="P4">string s;</text:p>
      <text:p text:style-name="P4"><text:s/></text:p>
      <text:p text:style-name="P4">void radix(int <text:s/>k){</text:p>
      <text:p text:style-name="P4"><text:s text:c="5"/></text:p>
      <text:p text:style-name="P4"><text:s text:c="4"/>memset(cont, 0, sizeof cont);</text:p>
      <text:p text:style-name="P4"><text:s text:c="4"/>int maxi = max(300, n);</text:p>
      <text:p text:style-name="P4"><text:s text:c="5"/></text:p>
      <text:p text:style-name="P4"><text:s text:c="4"/>for(int <text:s/>i=0; i&lt;n; i++){</text:p>
      <text:p text:style-name="P4"><text:s text:c="8"/>cont[ (i+k)&lt;n ? <text:s/>rk[i+k] : 0 ]++;</text:p>
      <text:p text:style-name="P4"><text:s text:c="4"/>}</text:p>
      <text:p text:style-name="P4"><text:s text:c="5"/></text:p>
      <text:p text:style-name="P4"><text:s text:c="4"/>for(int <text:s/>i=1; i&lt;maxi; i++) cont[i]+=cont[i-1];</text:p>
      <text:p text:style-name="P4"><text:s text:c="5"/></text:p>
      <text:p text:style-name="P4"><text:s text:c="4"/>for(int <text:s/>i=n-1; i&gt;=0; i--){</text:p>
      <text:p text:style-name="P4"><text:s text:c="8"/>tmpsa[ --cont[ ( sa[i]+k ) &lt; n <text:s text:c="2"/>? <text:s/>rk[sa[i]+k] : 0 ] ] = sa[i];</text:p>
      <text:p text:style-name="P4"><text:s text:c="4"/>}</text:p>
      <text:p text:style-name="P4"><text:s text:c="4"/>for(int <text:s/>i=0; i&lt;n; i++) sa[i] = tmpsa[i];</text:p>
      <text:p text:style-name="P4">}</text:p>
      <text:p text:style-name="P4"><text:s/></text:p>
      <text:p text:style-name="P4"><text:s/></text:p>
      <text:p text:style-name="P4">void build_SA(){</text:p>
      <text:p text:style-name="P4"><text:s text:c="5"/></text:p>
      <text:p text:style-name="P4"><text:s text:c="4"/>for(int <text:s/>i=0; i&lt;n; i++){</text:p>
      <text:p text:style-name="P4"><text:s text:c="8"/>rk[i] = s[i];</text:p>
      <text:p text:style-name="P4"><text:s text:c="8"/>sa[i] = i;</text:p>
      <text:p text:style-name="P4"><text:s text:c="4"/>}</text:p>
      <text:p text:style-name="P4"><text:s text:c="5"/></text:p>
      <text:p text:style-name="P4"><text:s text:c="4"/>for(int <text:s/>k=1; k&lt;n; k&lt;&lt;=1){</text:p>
      <text:p text:style-name="P4"><text:s text:c="9"/></text:p>
      <text:p text:style-name="P4"><text:s text:c="8"/>radix(k);</text:p>
      <text:p text:style-name="P4"><text:s text:c="8"/>radix(0);</text:p>
      <text:p text:style-name="P4"><text:s text:c="9"/></text:p>
      <text:p text:style-name="P4"><text:s text:c="8"/>tmprk[sa[0]] = 0;</text:p>
      <text:p text:style-name="P4"><text:s text:c="8"/>int <text:s/>r = 0;</text:p>
      <text:p text:style-name="P4"><text:s text:c="8"/>for(int <text:s/>i=1; i&lt;n; i++){</text:p>
      <text:p text:style-name="P4"><text:s text:c="12"/>tmprk[sa[i]] = (rk[sa[i]] == rk[sa[i-1]] &amp;&amp; rk[sa[i]+k] == rk[sa[i-1]+k]) ? r : ++r;</text:p>
      <text:p text:style-name="P4"><text:s text:c="8"/>}</text:p>
      <text:p text:style-name="P4"><text:s text:c="9"/></text:p>
      <text:p text:style-name="P4"><text:s text:c="8"/>for(int <text:s/>i=0; i&lt;n; i++){</text:p>
      <text:p text:style-name="P4"><text:s text:c="12"/>rk[sa[i]] = tmprk[sa[i]];</text:p>
      <text:p text:style-name="P4"><text:s text:c="8"/>}</text:p>
      <text:p text:style-name="P4"><text:soft-page-break/><text:s text:c="9"/></text:p>
      <text:p text:style-name="P4"><text:s text:c="8"/>if(rk[sa[n-1]] == n-1) break;</text:p>
      <text:p text:style-name="P4"><text:s text:c="4"/>}</text:p>
      <text:p text:style-name="P4"><text:s text:c="5"/></text:p>
      <text:p text:style-name="P4">}</text:p>
      <text:p text:style-name="P4"><text:s/></text:p>
      <text:p text:style-name="P4">void build_lcp(){</text:p>
      <text:p text:style-name="P4"><text:s text:c="5"/></text:p>
      <text:p text:style-name="P4"><text:s text:c="4"/>for(int <text:s/>i=0; i&lt;n; i++){</text:p>
      <text:p text:style-name="P4"><text:s text:c="8"/>inv[sa[i]] = i;</text:p>
      <text:p text:style-name="P4"><text:s text:c="4"/>}</text:p>
      <text:p text:style-name="P4"><text:s text:c="4"/>int <text:s/>L=0;</text:p>
      <text:p text:style-name="P4"><text:s text:c="4"/>for(int <text:s/>i=0; i&lt;n; i++){</text:p>
      <text:p text:style-name="P4"><text:s text:c="8"/>if(inv[i] == 0){</text:p>
      <text:p text:style-name="P4"><text:s text:c="12"/>lcp[inv[i]] = 0;</text:p>
      <text:p text:style-name="P4"><text:s text:c="12"/>continue;</text:p>
      <text:p text:style-name="P4"><text:s text:c="8"/>}</text:p>
      <text:p text:style-name="P4"><text:s text:c="8"/>int <text:s/>prev = sa[inv[i]-1];</text:p>
      <text:p text:style-name="P4"><text:s text:c="8"/>while(i+L&lt;n &amp;&amp; prev+L&lt;n &amp;&amp; s[i+L] == s[prev+L]) L++;</text:p>
      <text:p text:style-name="P4"><text:s text:c="9"/></text:p>
      <text:p text:style-name="P4"><text:s text:c="8"/>lcp[inv[i]] = L;</text:p>
      <text:p text:style-name="P4"><text:s text:c="8"/>L = max(L-1, 0);</text:p>
      <text:p text:style-name="P4"><text:s text:c="4"/>}</text:p>
      <text:p text:style-name="P4">}</text:p>
      <text:p text:style-name="P4"><text:s/></text:p>
      <text:p text:style-name="P4"><text:s/></text:p>
      <text:p text:style-name="P4">int <text:s/>solve(){</text:p>
      <text:p text:style-name="P4"><text:s text:c="4"/>//depende do problema</text:p>
      <text:p text:style-name="P4">}</text:p>
      <text:p text:style-name="P4"><text:s/></text:p>
      <text:p text:style-name="P4">int main(){</text:p>
      <text:p text:style-name="P4"><text:s text:c="4"/>ios_base::sync_with_stdio(0); cin.tie(0);</text:p>
      <text:p text:style-name="P4"><text:s text:c="4"/>getline(cin, s);</text:p>
      <text:p text:style-name="P4"><text:s text:c="4"/>s.push_back('$');</text:p>
      <text:p text:style-name="P4"><text:s text:c="5"/></text:p>
      <text:p text:style-name="P4"><text:s text:c="4"/>n = s.size();</text:p>
      <text:p text:style-name="P4"><text:s text:c="5"/></text:p>
      <text:p text:style-name="P4"><text:s text:c="4"/>build_SA();</text:p>
      <text:p text:style-name="P4"><text:s text:c="4"/>build_lcp();</text:p>
      <text:p text:style-name="P4"><text:s text:c="5"/></text:p>
      <text:p text:style-name="P4"><text:s text:c="4"/>solve();</text:p>
      <text:p text:style-name="P4">}</text:p>
      <text:p text:style-name="P2"/>
      <text:p text:style-name="P2"/>
      <text:p text:style-name="P2">5.7 - Suffix Array nlog^2n + LCP Array</text:p>
      <text:p text:style-name="P4">//OBS: usa a struct Hash</text:p>
      <text:p text:style-name="P4"><text:s/></text:p>
      <text:p text:style-name="P4">int sa[MAXN], lcp[MAXN];</text:p>
      <text:p text:style-name="P4"><text:s/></text:p>
      <text:p text:style-name="P4"><text:soft-page-break/>string s;</text:p>
      <text:p text:style-name="P4">Hash H;</text:p>
      <text:p text:style-name="P4"><text:s/></text:p>
      <text:p text:style-name="P4">int getLCP(int a, int b){//pega o LCP entre o sufixo começando em a e o sufix começando em b</text:p>
      <text:p text:style-name="P4"><text:s text:c="5"/></text:p>
      <text:p text:style-name="P4"><text:s text:c="4"/>int lo = 0;</text:p>
      <text:p text:style-name="P4"><text:s text:c="4"/>int hi = min((int)s.size() - a, (int)s.size() - b);</text:p>
      <text:p text:style-name="P4"><text:s text:c="4"/>int mid;</text:p>
      <text:p text:style-name="P4"><text:s text:c="4"/>int ans = 0;</text:p>
      <text:p text:style-name="P4"><text:s text:c="5"/></text:p>
      <text:p text:style-name="P4"><text:s text:c="4"/>while(lo &lt;= hi){</text:p>
      <text:p text:style-name="P4"><text:s text:c="8"/>mid = (lo+hi)/2;</text:p>
      <text:p text:style-name="P4"><text:s text:c="8"/>if(H.getRangeNormal(a, a+mid-1) == H.getRangeNormal(b, b+mid-1)){</text:p>
      <text:p text:style-name="P4"><text:s text:c="12"/>lo = mid+1;</text:p>
      <text:p text:style-name="P4"><text:s text:c="12"/>ans = max(ans, mid);</text:p>
      <text:p text:style-name="P4"><text:s text:c="8"/>}else{</text:p>
      <text:p text:style-name="P4"><text:s text:c="12"/>hi = mid-1;</text:p>
      <text:p text:style-name="P4"><text:s text:c="8"/>}</text:p>
      <text:p text:style-name="P4"><text:s text:c="4"/>}</text:p>
      <text:p text:style-name="P4"><text:s text:c="5"/></text:p>
      <text:p text:style-name="P4"><text:s text:c="4"/>return ans;</text:p>
      <text:p text:style-name="P4">}</text:p>
      <text:p text:style-name="P4"><text:s/></text:p>
      <text:p text:style-name="P4">bool compareSA(int a, int b){//pega o LCP e compara o próximo caractere</text:p>
      <text:p text:style-name="P4"><text:s text:c="4"/>int len = getLCP(a, b);</text:p>
      <text:p text:style-name="P4"><text:s text:c="4"/>if(a+len == (int)s.size()) return true;</text:p>
      <text:p text:style-name="P4"><text:s text:c="4"/>if(b+len == (int)s.size()) return false;</text:p>
      <text:p text:style-name="P4"><text:s text:c="5"/></text:p>
      <text:p text:style-name="P4"><text:s text:c="4"/>return s[a+len] &lt; s[b+len];</text:p>
      <text:p text:style-name="P4">}</text:p>
      <text:p text:style-name="P4"><text:s/></text:p>
      <text:p text:style-name="P4">void build_SA(){</text:p>
      <text:p text:style-name="P4"><text:s text:c="4"/>int tam = (int)s.size();</text:p>
      <text:p text:style-name="P4"><text:s text:c="4"/>for (int i = 0; i &lt; tam; i++)</text:p>
      <text:p text:style-name="P4"><text:s text:c="4"/>{</text:p>
      <text:p text:style-name="P4"><text:s text:c="8"/>sa[i] = i;</text:p>
      <text:p text:style-name="P4"><text:s text:c="4"/>}</text:p>
      <text:p text:style-name="P4"><text:s text:c="4"/>sort(sa, sa + tam, compareSA);</text:p>
      <text:p text:style-name="P4">}</text:p>
      <text:p text:style-name="P4"><text:s/></text:p>
      <text:p text:style-name="P4">void build_lcp(){</text:p>
      <text:p text:style-name="P4"><text:s text:c="4"/>lcp[0] = 0;</text:p>
      <text:p text:style-name="P4"><text:s text:c="4"/>for (int i = 1; i &lt; (int)s.size(); i++)</text:p>
      <text:p text:style-name="P4"><text:s text:c="4"/>{</text:p>
      <text:p text:style-name="P4"><text:s text:c="8"/>lcp[i] = getLCP(sa[i], sa[i-1]);</text:p>
      <text:p text:style-name="P4"><text:s text:c="4"/>}</text:p>
      <text:p text:style-name="P4">}</text:p>
      <text:p text:style-name="P4"><text:s/></text:p>
      <text:p text:style-name="P4"><text:soft-page-break/>int main () {</text:p>
      <text:p text:style-name="P4"><text:s text:c="4"/>buildPot();//cuidado com o limite do MAXN</text:p>
      <text:p text:style-name="P4"><text:s text:c="4"/>cin &gt;&gt; s;</text:p>
      <text:p text:style-name="P4"><text:s text:c="4"/>H = Hash(s);</text:p>
      <text:p text:style-name="P4"><text:s text:c="4"/>H.build();</text:p>
      <text:p text:style-name="P4"><text:s text:c="5"/></text:p>
      <text:p text:style-name="P4"><text:s text:c="4"/>build_SA();</text:p>
      <text:p text:style-name="P4"><text:s text:c="4"/>build_lcp();</text:p>
      <text:p text:style-name="P4"><text:s text:c="5"/></text:p>
      <text:p text:style-name="P4"><text:s text:c="4"/>return 0;</text:p>
      <text:p text:style-name="P4">}</text:p>
      <text:p text:style-name="P2"/>
      <text:p text:style-name="P2"/>
      <text:p text:style-name="P2">5.8 - Trie Estática</text:p>
      <text:p text:style-name="P2"/>
      <text:p text:style-name="P4">int trie[MAXN][26];</text:p>
      <text:p text:style-name="P4">char fim[MAXN];</text:p>
      <text:p text:style-name="P4">int counter[MAXN];</text:p>
      <text:p text:style-name="P4">string s;</text:p>
      <text:p text:style-name="P4">int cnt = 2;</text:p>
      <text:p text:style-name="P4"><text:s/></text:p>
      <text:p text:style-name="P4">void add(){</text:p>
      <text:p text:style-name="P4"><text:s text:c="4"/>int no = 1;//1 é a raiz</text:p>
      <text:p text:style-name="P4"><text:s text:c="4"/>int c;</text:p>
      <text:p text:style-name="P4"><text:s text:c="5"/></text:p>
      <text:p text:style-name="P4"><text:s text:c="4"/>for (int i = 0; i &lt; (int)s.size(); i++)</text:p>
      <text:p text:style-name="P4"><text:s text:c="4"/>{</text:p>
      <text:p text:style-name="P4"><text:s text:c="8"/>c = s[i]-'a';</text:p>
      <text:p text:style-name="P4"><text:s text:c="8"/>if(!trie[no][c]){</text:p>
      <text:p text:style-name="P4"><text:s text:c="12"/>trie[no][c] = cnt++;</text:p>
      <text:p text:style-name="P4"><text:s text:c="8"/>}</text:p>
      <text:p text:style-name="P4"><text:s text:c="8"/>no = trie[no][c];</text:p>
      <text:p text:style-name="P4"><text:s text:c="8"/>counter[no]++;</text:p>
      <text:p text:style-name="P4"><text:s text:c="4"/>}</text:p>
      <text:p text:style-name="P4"><text:s text:c="4"/>fim[no] = 1;</text:p>
      <text:p text:style-name="P4">}</text:p>
      <text:p text:style-name="P4"><text:s/></text:p>
      <text:p text:style-name="P4">int main(){</text:p>
      <text:p text:style-name="P4"><text:s text:c="4"/>cin &gt;&gt; n;</text:p>
      <text:p text:style-name="P4"><text:s text:c="4"/>for (int i = 0; i &lt; n; i++)</text:p>
      <text:p text:style-name="P4"><text:s text:c="4"/>{</text:p>
      <text:p text:style-name="P4"><text:s text:c="8"/>cin &gt;&gt; s;</text:p>
      <text:p text:style-name="P4"><text:s text:c="8"/>add();</text:p>
      <text:p text:style-name="P4"><text:s text:c="4"/>}</text:p>
      <text:p text:style-name="P4"><text:s text:c="5"/></text:p>
      <text:p text:style-name="P4"><text:s text:c="5"/></text:p>
      <text:p text:style-name="P4"><text:s text:c="4"/>return 0;</text:p>
      <text:p text:style-name="P4">}</text:p>
      <text:p text:style-name="P2"><text:soft-page-break/></text:p>
      <text:p text:style-name="P2"/>
      <text:p text:style-name="P2">5.9 - Trie Dinâmica</text:p>
      <text:p text:style-name="P2"/>
      <text:p text:style-name="P4"/>
      <text:p text:style-name="P4"><text:s/></text:p>
      <text:p text:style-name="P4">string s;</text:p>
      <text:p text:style-name="P4"><text:s/></text:p>
      <text:p text:style-name="P4">struct no{</text:p>
      <text:p text:style-name="P4"><text:s text:c="4"/>#define ALF 30 //depende do problema</text:p>
      <text:p text:style-name="P4"><text:s/></text:p>
      <text:p text:style-name="P4"><text:s text:c="4"/>no *nxt[ALF];</text:p>
      <text:p text:style-name="P4"><text:s text:c="4"/>int cont, fim;</text:p>
      <text:p text:style-name="P4"><text:s text:c="4"/>char c;</text:p>
      <text:p text:style-name="P4"><text:s text:c="5"/></text:p>
      <text:p text:style-name="P4"><text:s text:c="4"/>no(char k){</text:p>
      <text:p text:style-name="P4"><text:s text:c="8"/>c = k;</text:p>
      <text:p text:style-name="P4"><text:s text:c="8"/>for(int i=0; i&lt;ALF; i++) nxt[i] = NULL;</text:p>
      <text:p text:style-name="P4"><text:s text:c="8"/>cont = fim = 0;</text:p>
      <text:p text:style-name="P4"><text:s text:c="4"/>}</text:p>
      <text:p text:style-name="P4"><text:s text:c="5"/></text:p>
      <text:p text:style-name="P4"><text:s text:c="4"/>void insert(int i){</text:p>
      <text:p text:style-name="P4"><text:s text:c="8"/>cont++;</text:p>
      <text:p text:style-name="P4"><text:s text:c="8"/>if(i == s.size()){</text:p>
      <text:p text:style-name="P4"><text:s text:c="12"/>fim=1;</text:p>
      <text:p text:style-name="P4"><text:s text:c="12"/>return;</text:p>
      <text:p text:style-name="P4"><text:s text:c="8"/>}</text:p>
      <text:p text:style-name="P4"><text:s text:c="8"/>if(!nxt[s[i]-'a']) <text:s/>nxt[s[i]-'a'] = new no(s[i]);</text:p>
      <text:p text:style-name="P4"><text:s text:c="9"/></text:p>
      <text:p text:style-name="P4"><text:s text:c="8"/>return nxt[s[i]-'a']-&gt;insert(i+1);</text:p>
      <text:p text:style-name="P4"><text:s text:c="4"/>}</text:p>
      <text:p text:style-name="P4"><text:s text:c="5"/></text:p>
      <text:p text:style-name="P4"><text:s text:c="4"/>void destroy(){</text:p>
      <text:p text:style-name="P4"><text:s text:c="8"/>for(int i=0; i&lt;ALF; i++){</text:p>
      <text:p text:style-name="P4"><text:s text:c="12"/>if(nxt[i]) {</text:p>
      <text:p text:style-name="P4"><text:s text:c="16"/>nxt[i]-&gt;destroy();</text:p>
      <text:p text:style-name="P4"><text:s text:c="16"/>delete nxt[i];</text:p>
      <text:p text:style-name="P4"><text:s text:c="12"/>}</text:p>
      <text:p text:style-name="P4"><text:s text:c="8"/>}</text:p>
      <text:p text:style-name="P4"><text:s text:c="4"/>}</text:p>
      <text:p text:style-name="P4"><text:s text:c="5"/></text:p>
      <text:p text:style-name="P4">};</text:p>
      <text:p text:style-name="P4"><text:s/></text:p>
      <text:p text:style-name="P4">no *root;</text:p>
      <text:p text:style-name="P4"><text:s/></text:p>
      <text:p text:style-name="P4">int main(){</text:p>
      <text:p text:style-name="P4"><text:s text:c="4"/>ios_base::sync_with_stdio(0); cin.tie(0);</text:p>
      <text:p text:style-name="P4"><text:s text:c="5"/></text:p>
      <text:p text:style-name="P4"><text:s text:c="4"/>root = new no('$');</text:p>
      <text:p text:style-name="P4"><text:soft-page-break/><text:s text:c="4"/>int n;</text:p>
      <text:p text:style-name="P4"><text:s text:c="4"/>cin &gt;&gt; n;</text:p>
      <text:p text:style-name="P4"><text:s text:c="4"/>for(int i=0; i&lt;n; i++){</text:p>
      <text:p text:style-name="P4"><text:s text:c="8"/>cin &gt;&gt; s;</text:p>
      <text:p text:style-name="P4"><text:s text:c="8"/>root-&gt;insert(0);</text:p>
      <text:p text:style-name="P4"><text:s text:c="4"/>}</text:p>
      <text:p text:style-name="P4"><text:s text:c="5"/></text:p>
      <text:p text:style-name="P4"><text:s text:c="4"/>// resolve problema</text:p>
      <text:p text:style-name="P4"><text:s text:c="5"/></text:p>
      <text:p text:style-name="P4"><text:s text:c="4"/>root-&gt;destroy();</text:p>
      <text:p text:style-name="P4"><text:s text:c="4"/>delete root;</text:p>
      <text:p text:style-name="P4">}</text:p>
      <text:p text:style-name="P2"/>
      <text:p text:style-name="P2"/>
      <text:p text:style-name="P2">5.10 - Z-Algorithm</text:p>
      <text:p text:style-name="P3"/>
      <text:p text:style-name="P4">string s;</text:p>
      <text:p text:style-name="P4">int z[N];</text:p>
      <text:p text:style-name="P4"><text:s/></text:p>
      <text:p text:style-name="P4">void calc_z(){</text:p>
      <text:p text:style-name="P4"><text:s text:c="5"/></text:p>
      <text:p text:style-name="P4"><text:s text:c="4"/>memset(z, 0, sizeof z);</text:p>
      <text:p text:style-name="P4"><text:s text:c="5"/></text:p>
      <text:p text:style-name="P4"><text:s text:c="4"/>int n = s.size();</text:p>
      <text:p text:style-name="P4"><text:s text:c="4"/>int l=0, r=0;</text:p>
      <text:p text:style-name="P4"><text:s text:c="5"/></text:p>
      <text:p text:style-name="P4"><text:s text:c="4"/>for(int i=1; i&lt;n; i++){</text:p>
      <text:p text:style-name="P4"><text:s text:c="8"/>if(i&lt;=r) <text:s/>z[i] = min(r-i+1, z[i-l]);</text:p>
      <text:p text:style-name="P4"><text:s text:c="9"/></text:p>
      <text:p text:style-name="P4"><text:s text:c="8"/>while(i+z[i] &lt; n &amp;&amp; s[z[i]] == s[i+z[i]])</text:p>
      <text:p text:style-name="P4"><text:s text:c="12"/>z[i]++;</text:p>
      <text:p text:style-name="P4"><text:s text:c="9"/></text:p>
      <text:p text:style-name="P4"><text:s text:c="8"/>if(i+z[i]-1 &gt; r){</text:p>
      <text:p text:style-name="P4"><text:s text:c="12"/>l=i;</text:p>
      <text:p text:style-name="P4"><text:s text:c="12"/>r = i+z[i]-1;</text:p>
      <text:p text:style-name="P4"><text:s text:c="8"/>}</text:p>
      <text:p text:style-name="P4"><text:s text:c="4"/>}</text:p>
      <text:p text:style-name="P4">}</text:p>
      <text:p text:style-name="P2"/>
      <text:p text:style-name="P2"/>
      <text:p text:style-name="P2">6 - SQRT</text:p>
      <text:p text:style-name="P2"/>
      <text:p text:style-name="P2">6.1 - MO</text:p>
      <text:p text:style-name="P2"/>
      <text:p text:style-name="P4">struct query{</text:p>
      <text:p text:style-name="P4"><text:s text:c="4"/>int l, r, pos;</text:p>
      <text:p text:style-name="P4"><text:s text:c="4"/>query(){}</text:p>
      <text:p text:style-name="P4"><text:s text:c="4"/>query(int a, int b, int d){</text:p>
      <text:p text:style-name="P4"><text:soft-page-break/><text:s text:c="8"/>l = a;</text:p>
      <text:p text:style-name="P4"><text:s text:c="8"/>r = b;</text:p>
      <text:p text:style-name="P4"><text:s text:c="8"/>pos = d;</text:p>
      <text:p text:style-name="P4"><text:s text:c="4"/>}</text:p>
      <text:p text:style-name="P4">};</text:p>
      <text:p text:style-name="P4"><text:s/></text:p>
      <text:p text:style-name="P4">//~ int block_size = sqrt(MAXN);</text:p>
      <text:p text:style-name="P4"><text:s/></text:p>
      <text:p text:style-name="P4">void add(int pos){</text:p>
      <text:p text:style-name="P4"><text:s text:c="4"/>//~ Faz alguma coisa: conta frequência, por exemplo</text:p>
      <text:p text:style-name="P4"><text:s text:c="4"/>//~ Adiciona o elemento v[pos] no intervalo</text:p>
      <text:p text:style-name="P4">}</text:p>
      <text:p text:style-name="P4"><text:s/></text:p>
      <text:p text:style-name="P4">void del(int pos){</text:p>
      <text:p text:style-name="P4"><text:s text:c="4"/>//~ Faz alguma coisa: conta frequência, por exemplo</text:p>
      <text:p text:style-name="P4"><text:s text:c="4"/>//~ Remove o elemento v[pos] no intervalo</text:p>
      <text:p text:style-name="P4">}</text:p>
      <text:p text:style-name="P4"><text:s/></text:p>
      <text:p text:style-name="P4">bool compare(query &amp;a, query &amp;b){</text:p>
      <text:p text:style-name="P4"><text:s text:c="4"/>if(a.l / block_size == b.l / block_size) return a.r &lt; b.r;</text:p>
      <text:p text:style-name="P4"><text:s text:c="4"/>return a.l &lt; b.l;</text:p>
      <text:p text:style-name="P4"><text:s text:c="4"/>//se o bloco do left for o mesmo, ordena pelo r, senão ordena por l</text:p>
      <text:p text:style-name="P4">}</text:p>
      <text:p text:style-name="P4"><text:s/></text:p>
      <text:p text:style-name="P4">int main()</text:p>
      <text:p text:style-name="P4">{</text:p>
      <text:p text:style-name="P4"><text:s text:c="4"/>cin &gt;&gt; n;</text:p>
      <text:p text:style-name="P4"><text:s text:c="4"/>for (int i = 0; i &lt; n; i++) <text:s/>//leitura do vetor de entrada</text:p>
      <text:p text:style-name="P4"><text:s text:c="8"/>cin &gt;&gt; v[i];</text:p>
      <text:p text:style-name="P4"><text:s text:c="9"/></text:p>
      <text:p text:style-name="P4"><text:s text:c="4"/>int L, R;</text:p>
      <text:p text:style-name="P4"><text:s text:c="4"/>cin &gt;&gt; q;</text:p>
      <text:p text:style-name="P4"><text:s text:c="4"/>for (int i = 0; i &lt; q; i++) <text:s/>//leitura de query</text:p>
      <text:p text:style-name="P4"><text:s text:c="4"/>{</text:p>
      <text:p text:style-name="P4"><text:s text:c="8"/>cin &gt;&gt; L &gt;&gt; R;</text:p>
      <text:p text:style-name="P4"><text:s text:c="8"/>L--; R--;</text:p>
      <text:p text:style-name="P4"><text:s text:c="8"/>queries[i] = query(L, R, i);</text:p>
      <text:p text:style-name="P4"><text:s text:c="4"/>}</text:p>
      <text:p text:style-name="P4"><text:s text:c="4"/>sort(queries, queries+q, compare);//ordena as queries</text:p>
      <text:p text:style-name="P4"><text:s text:c="4"/>int currL = 0, currR = 0;</text:p>
      <text:p text:style-name="P4"><text:s text:c="5"/></text:p>
      <text:p text:style-name="P4"><text:s text:c="4"/>for (int i = 0; i &lt; q; i++)</text:p>
      <text:p text:style-name="P4"><text:s text:c="4"/>{</text:p>
      <text:p text:style-name="P4"><text:s text:c="8"/>L = queries[i].l;</text:p>
      <text:p text:style-name="P4"><text:s text:c="8"/>R = queries[i].r;</text:p>
      <text:p text:style-name="P4"><text:s text:c="8"/>while (currL &lt; L)</text:p>
      <text:p text:style-name="P4"><text:s text:c="12"/>del(currL++); <text:s text:c="2"/>//remove elemento da posição currL</text:p>
      <text:p text:style-name="P4"><text:s text:c="8"/>while (currR &lt;= R)</text:p>
      <text:p text:style-name="P4"><text:s text:c="12"/>add(currR++); <text:s text:c="2"/>//adiciona elemento da posição currR</text:p>
      <text:p text:style-name="P4"><text:soft-page-break/><text:s text:c="8"/>while (currL &gt; L)</text:p>
      <text:p text:style-name="P4"><text:s text:c="12"/>add(--currL); <text:s text:c="2"/>//adiciona elemento da posição currL-1</text:p>
      <text:p text:style-name="P4"><text:s text:c="8"/>while (currR &gt; R+1)</text:p>
      <text:p text:style-name="P4"><text:s text:c="12"/>del(--currR); <text:s text:c="2"/>//remove elemento da posição currR-1</text:p>
      <text:p text:style-name="P4"><text:s text:c="9"/></text:p>
      <text:p text:style-name="P4"><text:s text:c="8"/>saida[queries[i].pos] = resposta; <text:s text:c="2"/>//reordena a saída <text:s/><text:tab/></text:p>
      <text:p text:style-name="P4"><text:s text:c="4"/>}</text:p>
      <text:p text:style-name="P4"><text:s text:c="4"/>for (int i = 0; i &lt; q; i++)</text:p>
      <text:p text:style-name="P4"><text:s text:c="8"/>cout &lt;&lt; saida[i] &lt;&lt; "\n";</text:p>
      <text:p text:style-name="P4"><text:s text:c="4"/>return 0;</text:p>
      <text:p text:style-name="P4">}</text:p>
      <text:p text:style-name="P2"/>
      <text:p text:style-name="P2"/>
      <text:p text:style-name="P2">6.2 - MO em Árvore</text:p>
      <text:p text:style-name="P2"/>
      <text:p text:style-name="P4">//~ CONTAR QUANTOS PESOS DISTINTOS TEM NO CAMINHO DE U PRA V</text:p>
      <text:p text:style-name="P4"><text:s/></text:p>
      <text:p text:style-name="P4">struct query{</text:p>
      <text:p text:style-name="P4"><text:s text:c="4"/>int l, r, lca, pos;</text:p>
      <text:p text:style-name="P4"><text:s text:c="4"/>query(){}</text:p>
      <text:p text:style-name="P4"><text:s text:c="4"/>query(int a, int b, int c, int d){</text:p>
      <text:p text:style-name="P4"><text:s text:c="8"/>l = a;</text:p>
      <text:p text:style-name="P4"><text:s text:c="8"/>r = b;</text:p>
      <text:p text:style-name="P4"><text:s text:c="8"/>lca = c;</text:p>
      <text:p text:style-name="P4"><text:s text:c="8"/>pos = d;</text:p>
      <text:p text:style-name="P4"><text:s text:c="4"/>}</text:p>
      <text:p text:style-name="P4">};</text:p>
      <text:p text:style-name="P4"><text:s/></text:p>
      <text:p text:style-name="P4">query queries[MAXN];</text:p>
      <text:p text:style-name="P4">int lca[MAXN][LOG];</text:p>
      <text:p text:style-name="P4">int valor[MAXN];</text:p>
      <text:p text:style-name="P4">unordered_map&lt;string, int&gt; mapa;</text:p>
      <text:p text:style-name="P4">unordered_map&lt;string, int&gt;::iterator it;</text:p>
      <text:p text:style-name="P4">vector&lt;int&gt; g[MAXN];</text:p>
      <text:p text:style-name="P4">int ini[MAXN];</text:p>
      <text:p text:style-name="P4">int fim[MAXN];</text:p>
      <text:p text:style-name="P4">int h[MAXN];</text:p>
      <text:p text:style-name="P4">int ans[MAXN];</text:p>
      <text:p text:style-name="P4">int f[MAXN];</text:p>
      <text:p text:style-name="P4">int n, q;</text:p>
      <text:p text:style-name="P4">vector&lt;int&gt; euler;</text:p>
      <text:p text:style-name="P4">int block_size = 450;</text:p>
      <text:p text:style-name="P4">int counter = 0;</text:p>
      <text:p text:style-name="P4">int total = 0;</text:p>
      <text:p text:style-name="P4">char vis[MAXN];</text:p>
      <text:p text:style-name="P4"><text:s/></text:p>
      <text:p text:style-name="P4">inline bool compare(const query &amp;a, const query &amp;b){</text:p>
      <text:p text:style-name="P4"><text:s text:c="4"/>if(a.l/block_size == b.l/block_size) return a.r &lt; b.r;</text:p>
      <text:p text:style-name="P4"><text:s text:c="4"/>return a.l &lt; b.l;</text:p>
      <text:p text:style-name="P4"><text:soft-page-break/>}</text:p>
      <text:p text:style-name="P4"><text:s/></text:p>
      <text:p text:style-name="P4">inline void dfs(int u, int pai){</text:p>
      <text:p text:style-name="P4"><text:s text:c="4"/>lca[u][0] = pai;</text:p>
      <text:p text:style-name="P4"><text:s text:c="4"/>for(int i = 1; i &lt; LOG; i++)</text:p>
      <text:p text:style-name="P4"><text:s text:c="8"/>lca[u][i] = lca[lca[u][i-1]][i-1];</text:p>
      <text:p text:style-name="P4"><text:s text:c="5"/></text:p>
      <text:p text:style-name="P4"><text:s text:c="4"/>euler.pb(u);</text:p>
      <text:p text:style-name="P4"><text:s text:c="4"/>int v;</text:p>
      <text:p text:style-name="P4"><text:s text:c="4"/>ini[u] = counter++;</text:p>
      <text:p text:style-name="P4"><text:s text:c="4"/>for (int i = 0; i &lt; g[u].size(); i++)</text:p>
      <text:p text:style-name="P4"><text:s text:c="4"/>{</text:p>
      <text:p text:style-name="P4"><text:s text:c="8"/>v = g[u][i];</text:p>
      <text:p text:style-name="P4"><text:s text:c="8"/>if(v==pai) continue;</text:p>
      <text:p text:style-name="P4"><text:s text:c="8"/>h[v] = h[u]+1;</text:p>
      <text:p text:style-name="P4"><text:s text:c="8"/>dfs(v, u);</text:p>
      <text:p text:style-name="P4"><text:s text:c="4"/>}</text:p>
      <text:p text:style-name="P4"><text:s text:c="4"/>fim[u] = counter++;</text:p>
      <text:p text:style-name="P4"><text:s text:c="4"/>euler.pb(u);</text:p>
      <text:p text:style-name="P4">}</text:p>
      <text:p text:style-name="P4"><text:s/></text:p>
      <text:p text:style-name="P4">inline int getLca(int u, int v){</text:p>
      <text:p text:style-name="P4"><text:s text:c="4"/>if(h[u] &lt; h[v]) swap(u, v);</text:p>
      <text:p text:style-name="P4"><text:s text:c="4"/>int dist = abs(h[u]-h[v]);</text:p>
      <text:p text:style-name="P4"><text:s text:c="5"/></text:p>
      <text:p text:style-name="P4"><text:s text:c="4"/>for (int i = LOG-1; i &gt;= 0; i--)</text:p>
      <text:p text:style-name="P4"><text:s text:c="4"/>{</text:p>
      <text:p text:style-name="P4"><text:s text:c="8"/>if(dist &amp; (1&lt;&lt;i))</text:p>
      <text:p text:style-name="P4"><text:s text:c="12"/>u = lca[u][i];</text:p>
      <text:p text:style-name="P4"><text:s text:c="4"/>}</text:p>
      <text:p text:style-name="P4"><text:s text:c="4"/>if(u==v) return u;</text:p>
      <text:p text:style-name="P4"><text:s text:c="5"/></text:p>
      <text:p text:style-name="P4"><text:s text:c="4"/>for (int i = LOG-1; i &gt;= 0; i--)</text:p>
      <text:p text:style-name="P4"><text:s text:c="4"/>{</text:p>
      <text:p text:style-name="P4"><text:s text:c="8"/>if(lca[u][i] != lca[v][i]){</text:p>
      <text:p text:style-name="P4"><text:s text:c="12"/>u = lca[u][i];</text:p>
      <text:p text:style-name="P4"><text:s text:c="12"/>v = lca[v][i];</text:p>
      <text:p text:style-name="P4"><text:s text:c="8"/>}</text:p>
      <text:p text:style-name="P4"><text:s text:c="4"/>}</text:p>
      <text:p text:style-name="P4"><text:s text:c="4"/>return lca[u][0];</text:p>
      <text:p text:style-name="P4">}</text:p>
      <text:p text:style-name="P4"><text:s/></text:p>
      <text:p text:style-name="P4">inline void add(int pos){</text:p>
      <text:p text:style-name="P4"><text:s text:c="4"/>int u = euler[pos];</text:p>
      <text:p text:style-name="P4"><text:s text:c="4"/>int val = valor[u];</text:p>
      <text:p text:style-name="P4"><text:s text:c="4"/>if(vis[u]){</text:p>
      <text:p text:style-name="P4"><text:s text:c="8"/>f[val]--;</text:p>
      <text:p text:style-name="P4"><text:s text:c="8"/>if(f[val]==0) total--;</text:p>
      <text:p text:style-name="P4"><text:s text:c="4"/>}else{</text:p>
      <text:p text:style-name="P4"><text:soft-page-break/><text:s text:c="8"/>f[val]++;</text:p>
      <text:p text:style-name="P4"><text:s text:c="8"/>if(f[val]==1) total++;</text:p>
      <text:p text:style-name="P4"><text:s text:c="4"/>}</text:p>
      <text:p text:style-name="P4"><text:s text:c="4"/>vis[u] ^= 1;</text:p>
      <text:p text:style-name="P4">}</text:p>
      <text:p text:style-name="P4"><text:s/></text:p>
      <text:p text:style-name="P4">inline void del(int pos){</text:p>
      <text:p text:style-name="P4"><text:s text:c="4"/>add(pos);</text:p>
      <text:p text:style-name="P4">}</text:p>
      <text:p text:style-name="P4"><text:s/></text:p>
      <text:p text:style-name="P4">int main(){</text:p>
      <text:p text:style-name="P4"><text:s text:c="4"/>ios_base::sync_with_stdio (0);</text:p>
      <text:p text:style-name="P4"><text:s text:c="4"/>cin.tie (0);</text:p>
      <text:p text:style-name="P4"><text:s text:c="5"/></text:p>
      <text:p text:style-name="P4"><text:s text:c="4"/>int nxtIdx=0, u, v;</text:p>
      <text:p text:style-name="P4"><text:s text:c="4"/>string s;</text:p>
      <text:p text:style-name="P4"><text:s text:c="4"/>cin &gt;&gt; n &gt;&gt; q;</text:p>
      <text:p text:style-name="P4"><text:s text:c="4"/>for (int i = 0; i &lt; n; i++)</text:p>
      <text:p text:style-name="P4"><text:s text:c="4"/>{</text:p>
      <text:p text:style-name="P4"><text:s text:c="8"/>cin &gt;&gt; s;</text:p>
      <text:p text:style-name="P4"><text:s text:c="8"/>it = mapa.find(s);</text:p>
      <text:p text:style-name="P4"><text:s text:c="8"/>if(it == mapa.end()){</text:p>
      <text:p text:style-name="P4"><text:s text:c="12"/>mapa[s] = nxtIdx++;</text:p>
      <text:p text:style-name="P4"><text:s text:c="8"/>}</text:p>
      <text:p text:style-name="P4"><text:s text:c="8"/>valor[i] = mapa[s];</text:p>
      <text:p text:style-name="P4"><text:s text:c="4"/>}</text:p>
      <text:p text:style-name="P4"><text:s text:c="5"/></text:p>
      <text:p text:style-name="P4"><text:s text:c="4"/>for (int i = 0; i &lt; n-1; i++)</text:p>
      <text:p text:style-name="P4"><text:s text:c="4"/>{</text:p>
      <text:p text:style-name="P4"><text:s text:c="8"/>cin &gt;&gt; u &gt;&gt; v;</text:p>
      <text:p text:style-name="P4"><text:s text:c="8"/>u--; v--;</text:p>
      <text:p text:style-name="P4"><text:s text:c="8"/>g[u].pb(v);</text:p>
      <text:p text:style-name="P4"><text:s text:c="8"/>g[v].pb(u);</text:p>
      <text:p text:style-name="P4"><text:s text:c="4"/>}</text:p>
      <text:p text:style-name="P4"><text:s text:c="5"/></text:p>
      <text:p text:style-name="P4"><text:s text:c="4"/>h[0] = 0;</text:p>
      <text:p text:style-name="P4"><text:s text:c="4"/>dfs(0, 0);</text:p>
      <text:p text:style-name="P4"><text:s text:c="4"/>int p;</text:p>
      <text:p text:style-name="P4"><text:s text:c="4"/>for (int i = 0; i &lt; q; i++)</text:p>
      <text:p text:style-name="P4"><text:s text:c="4"/>{</text:p>
      <text:p text:style-name="P4"><text:s text:c="8"/>cin &gt;&gt; u &gt;&gt; v;</text:p>
      <text:p text:style-name="P4"><text:s text:c="8"/>u--; v--;</text:p>
      <text:p text:style-name="P4"><text:s text:c="8"/>if(ini[u] &gt; ini[v]) swap(u, v);</text:p>
      <text:p text:style-name="P4"><text:s text:c="8"/>p = getLca(u, v);</text:p>
      <text:p text:style-name="P4"><text:s text:c="8"/>if(p==u){</text:p>
      <text:p text:style-name="P4"><text:s text:c="12"/>queries[i] = query(ini[u], ini[v], -1, i);</text:p>
      <text:p text:style-name="P4"><text:s text:c="8"/>}else{</text:p>
      <text:p text:style-name="P4"><text:s text:c="12"/>queries[i] = query(fim[u], ini[v], p, i);</text:p>
      <text:p text:style-name="P4"><text:s text:c="8"/>}</text:p>
      <text:p text:style-name="P4"><text:soft-page-break/><text:s text:c="4"/>}</text:p>
      <text:p text:style-name="P4"><text:s text:c="5"/></text:p>
      <text:p text:style-name="P4"><text:s text:c="4"/>sort(queries, queries+q, compare);</text:p>
      <text:p text:style-name="P4"><text:s text:c="4"/>int L, R;</text:p>
      <text:p text:style-name="P4"><text:s text:c="4"/>int currL=0, currR=0;</text:p>
      <text:p text:style-name="P4"><text:s text:c="4"/>for (int i = 0; i &lt; q; i++)</text:p>
      <text:p text:style-name="P4"><text:s text:c="4"/>{</text:p>
      <text:p text:style-name="P4"><text:s text:c="8"/>L = queries[i].l;</text:p>
      <text:p text:style-name="P4"><text:s text:c="8"/>R = queries[i].r;</text:p>
      <text:p text:style-name="P4"><text:s text:c="9"/></text:p>
      <text:p text:style-name="P4"><text:s text:c="8"/>while (currR &lt;= R)</text:p>
      <text:p text:style-name="P4"><text:s text:c="8"/>{</text:p>
      <text:p text:style-name="P4"><text:s text:c="12"/>add(currR);</text:p>
      <text:p text:style-name="P4"><text:s text:c="12"/>currR++;</text:p>
      <text:p text:style-name="P4"><text:s text:c="8"/>}</text:p>
      <text:p text:style-name="P4"><text:s text:c="8"/>while (currL &gt; L)</text:p>
      <text:p text:style-name="P4"><text:s text:c="8"/>{</text:p>
      <text:p text:style-name="P4"><text:s text:c="12"/>add(currL-1);</text:p>
      <text:p text:style-name="P4"><text:s text:c="12"/>currL--;</text:p>
      <text:p text:style-name="P4"><text:s text:c="8"/>}</text:p>
      <text:p text:style-name="P4"><text:s text:c="8"/>while (currL &lt; L)</text:p>
      <text:p text:style-name="P4"><text:s text:c="8"/>{</text:p>
      <text:p text:style-name="P4"><text:s text:c="12"/>del(currL);</text:p>
      <text:p text:style-name="P4"><text:s text:c="12"/>currL++;</text:p>
      <text:p text:style-name="P4"><text:s text:c="8"/>}</text:p>
      <text:p text:style-name="P4"><text:s text:c="8"/>while (currR &gt; R+1)</text:p>
      <text:p text:style-name="P4"><text:s text:c="8"/>{</text:p>
      <text:p text:style-name="P4"><text:s text:c="12"/>del(currR-1);</text:p>
      <text:p text:style-name="P4"><text:s text:c="12"/>currR--;</text:p>
      <text:p text:style-name="P4"><text:s text:c="8"/>}</text:p>
      <text:p text:style-name="P4"><text:s text:c="9"/></text:p>
      <text:p text:style-name="P4"><text:s text:c="8"/>if(queries[i].lca!=-1){</text:p>
      <text:p text:style-name="P4"><text:s text:c="12"/>add(ini[queries[i].lca]);</text:p>
      <text:p text:style-name="P4"><text:s text:c="8"/>}</text:p>
      <text:p text:style-name="P4"><text:s text:c="9"/></text:p>
      <text:p text:style-name="P4"><text:s text:c="8"/>ans[queries[i].pos] = total;</text:p>
      <text:p text:style-name="P4"><text:s text:c="9"/></text:p>
      <text:p text:style-name="P4"><text:s text:c="8"/>if(queries[i].lca!=-1){</text:p>
      <text:p text:style-name="P4"><text:s text:c="12"/>del(ini[queries[i].lca]);</text:p>
      <text:p text:style-name="P4"><text:s text:c="8"/>}</text:p>
      <text:p text:style-name="P4"><text:s text:c="4"/>}</text:p>
      <text:p text:style-name="P4"><text:s text:c="5"/></text:p>
      <text:p text:style-name="P4"><text:s text:c="4"/>for (int i = 0; i &lt; q; i++)</text:p>
      <text:p text:style-name="P4"><text:s text:c="4"/>{</text:p>
      <text:p text:style-name="P4"><text:s text:c="8"/>cout &lt;&lt; ans[i] &lt;&lt; "\n";</text:p>
      <text:p text:style-name="P4"><text:s text:c="4"/>}</text:p>
      <text:p text:style-name="P4"><text:s text:c="5"/></text:p>
      <text:p text:style-name="P4"><text:s text:c="5"/></text:p>
      <text:p text:style-name="P4"><text:s text:c="5"/></text:p>
      <text:p text:style-name="P4"><text:soft-page-break/><text:s text:c="5"/></text:p>
      <text:p text:style-name="P4"><text:s text:c="5"/></text:p>
      <text:p text:style-name="P4"><text:s text:c="4"/>return 0;</text:p>
      <text:p text:style-name="P4">}</text:p>
      <text:p text:style-name="P2"/>
      <text:p text:style-name="P2"/>
      <text:p text:style-name="P2">6.3 - SQRT decomposition em blocos</text:p>
      <text:p text:style-name="P2"/>
      <text:p text:style-name="P4">int n, q;</text:p>
      <text:p text:style-name="P4">vector&lt;int&gt; block[600];</text:p>
      <text:p text:style-name="P4">int block_size = 600;</text:p>
      <text:p text:style-name="P4">int v[100010];</text:p>
      <text:p text:style-name="P4"><text:s text:c="2"/></text:p>
      <text:p text:style-name="P4">int ini(int blocoAtual){ return blocoAtual*block_size; }</text:p>
      <text:p text:style-name="P4">int fim(int blocoAtual){ return min(ini(blocoAtual+1) - 1, n-1); }</text:p>
      <text:p text:style-name="P4"><text:s text:c="2"/></text:p>
      <text:p text:style-name="P4">int func(int blocoAtual, int X){//calcula quantos elementos &lt;= X tem no blocoAtual</text:p>
      <text:p text:style-name="P4"><text:s text:c="4"/>int ans = upper_bound(block[blocoAtual].begin(), block[blocoAtual].end(), X) - block[blocoAtual].begin();</text:p>
      <text:p text:style-name="P4"><text:s text:c="4"/>return ans;</text:p>
      <text:p text:style-name="P4">}</text:p>
      <text:p text:style-name="P4"><text:s text:c="2"/></text:p>
      <text:p text:style-name="P4">void update(int pos, int val){//atualiza só o bloco afetado</text:p>
      <text:p text:style-name="P4"><text:s text:c="4"/>int valAntigo = v[pos];</text:p>
      <text:p text:style-name="P4"><text:s text:c="4"/>int blocoAtual = pos / block_size;</text:p>
      <text:p text:style-name="P4"><text:s text:c="4"/>v[pos] = val;</text:p>
      <text:p text:style-name="P4"><text:s text:c="5"/></text:p>
      <text:p text:style-name="P4"><text:s text:c="4"/>for(int i = 0; i &lt; block[blocoAtual].size(); i++){</text:p>
      <text:p text:style-name="P4"><text:s text:c="8"/>if(block[blocoAtual][i] == valAntigo){</text:p>
      <text:p text:style-name="P4"><text:s text:c="12"/>block[blocoAtual][i] = val;</text:p>
      <text:p text:style-name="P4"><text:s text:c="12"/>break;</text:p>
      <text:p text:style-name="P4"><text:s text:c="8"/>}</text:p>
      <text:p text:style-name="P4"><text:s text:c="4"/>}</text:p>
      <text:p text:style-name="P4"><text:s text:c="4"/>sort(block[blocoAtual].begin(), block[blocoAtual].end());//ordena o bloco de novo</text:p>
      <text:p text:style-name="P4">}</text:p>
      <text:p text:style-name="P4"><text:s/></text:p>
      <text:p text:style-name="P4">/*</text:p>
      <text:p text:style-name="P4">int query(int L, int R, int X){</text:p>
      <text:p text:style-name="P4"><text:s text:c="4"/>int blocoL, blocoR;</text:p>
      <text:p text:style-name="P4"><text:s text:c="4"/>blocoL = L / block_size;</text:p>
      <text:p text:style-name="P4"><text:s text:c="4"/>blocoR = R / block_size;</text:p>
      <text:p text:style-name="P4"><text:s text:c="4"/>int pos;</text:p>
      <text:p text:style-name="P4"><text:s text:c="4"/>int ans = 0LL;</text:p>
      <text:p text:style-name="P4"><text:s text:c="5"/></text:p>
      <text:p text:style-name="P4"><text:s text:c="4"/>for(pos = L; pos &lt;= min(R, fim(blocoL)); pos++)</text:p>
      <text:p text:style-name="P4"><text:s text:c="8"/>if(v[pos] &lt;= X) ans++;</text:p>
      <text:p text:style-name="P4"><text:s text:c="5"/></text:p>
      <text:p text:style-name="P4"><text:soft-page-break/><text:s text:c="4"/>for (int i = blocoL+1; i &lt;= blocoR-1; i++)</text:p>
      <text:p text:style-name="P4"><text:s text:c="8"/>ans += func(i, X);</text:p>
      <text:p text:style-name="P4"><text:s text:c="5"/></text:p>
      <text:p text:style-name="P4"><text:s text:c="4"/>for(pos = max(pos, ini(blocoR)); pos &lt;= R; pos++)</text:p>
      <text:p text:style-name="P4"><text:s text:c="8"/>if(v[pos] &lt;= X) ans++;</text:p>
      <text:p text:style-name="P4"><text:s text:c="5"/></text:p>
      <text:p text:style-name="P4"><text:s text:c="4"/>return ans;</text:p>
      <text:p text:style-name="P4">}</text:p>
      <text:p text:style-name="P4">*/</text:p>
      <text:p text:style-name="P4"><text:s/></text:p>
      <text:p text:style-name="P4">int query(int L, int R, int X){//retorna quantos elementos &lt;= X tem em [L, R]</text:p>
      <text:p text:style-name="P4"><text:s text:c="4"/>int blocoL, blocoR;</text:p>
      <text:p text:style-name="P4"><text:s text:c="4"/>blocoL = L / block_size;</text:p>
      <text:p text:style-name="P4"><text:s text:c="4"/>blocoR = R / block_size;</text:p>
      <text:p text:style-name="P4"><text:s text:c="4"/>int pos;</text:p>
      <text:p text:style-name="P4"><text:s text:c="4"/>int ans = 0LL;</text:p>
      <text:p text:style-name="P4"><text:s text:c="4"/>//para blocos que não estão inteiros dentro do intervalo: percorre em O(n)</text:p>
      <text:p text:style-name="P4"><text:s text:c="4"/>//para blocos que estão inteiros dentr do intervalo: faz uma busca binária pra saber quantos elementos &lt;= X existe</text:p>
      <text:p text:style-name="P4"><text:s text:c="4"/>for (int i = 0; i &lt; block_size; i++)</text:p>
      <text:p text:style-name="P4"><text:s text:c="4"/>{</text:p>
      <text:p text:style-name="P4"><text:s text:c="8"/>if(ini(i) &gt; R) break;</text:p>
      <text:p text:style-name="P4"><text:s text:c="8"/>if(ini(i) &gt;= L &amp;&amp; fim(i) &lt;= R) ans += func(i, X);</text:p>
      <text:p text:style-name="P4"><text:s text:c="8"/>else{</text:p>
      <text:p text:style-name="P4"><text:s text:c="12"/>for(int j=max(ini(i), L); j&lt;=min(fim(i), R); j++) ans += (v[j] &lt;= X);</text:p>
      <text:p text:style-name="P4"><text:s text:c="8"/>}</text:p>
      <text:p text:style-name="P4"><text:s text:c="4"/>}</text:p>
      <text:p text:style-name="P4"><text:s text:c="4"/>return ans;</text:p>
      <text:p text:style-name="P4">}</text:p>
      <text:p text:style-name="P4"><text:s text:c="2"/></text:p>
      <text:p text:style-name="P4">int main(){</text:p>
      <text:p text:style-name="P4"><text:s text:c="4"/>cin &gt;&gt; n &gt;&gt; q;</text:p>
      <text:p text:style-name="P4"><text:s text:c="5"/></text:p>
      <text:p text:style-name="P4"><text:s text:c="4"/>for (int i = 0; i &lt; n; i++)</text:p>
      <text:p text:style-name="P4"><text:s text:c="4"/>{</text:p>
      <text:p text:style-name="P4"><text:s text:c="8"/>cin &gt;&gt; v[i];</text:p>
      <text:p text:style-name="P4"><text:s text:c="8"/>block[i/block_size].pb(v[i]);//adiciona no bloco correspondente</text:p>
      <text:p text:style-name="P4"><text:s text:c="4"/>}</text:p>
      <text:p text:style-name="P4"><text:s text:c="4"/>for (int i = 0; i &lt; block_size; i++)</text:p>
      <text:p text:style-name="P4"><text:s text:c="4"/>{</text:p>
      <text:p text:style-name="P4"><text:s text:c="8"/>if(block[i].size()==0) break;</text:p>
      <text:p text:style-name="P4"><text:s text:c="8"/>sort(block[i].begin(), block[i].end());//ordena cada bloco</text:p>
      <text:p text:style-name="P4"><text:s text:c="4"/>}</text:p>
      <text:p text:style-name="P4"><text:s text:c="5"/></text:p>
      <text:p text:style-name="P4"><text:s text:c="4"/>char op;</text:p>
      <text:p text:style-name="P4"><text:s text:c="4"/>int L, R, X, pos, val;</text:p>
      <text:p text:style-name="P4"><text:s text:c="4"/>for (int i = 0; i &lt; q; i++)</text:p>
      <text:p text:style-name="P4"><text:s text:c="4"/>{</text:p>
      <text:p text:style-name="P4"><text:soft-page-break/><text:s text:c="8"/>cin &gt;&gt; op;</text:p>
      <text:p text:style-name="P4"><text:s text:c="8"/>if(op=='C'){</text:p>
      <text:p text:style-name="P4"><text:s text:c="12"/>cin &gt;&gt; L &gt;&gt; R &gt;&gt; X;</text:p>
      <text:p text:style-name="P4"><text:s text:c="12"/>cout &lt;&lt; query(L-1, R-1, X) &lt;&lt; "\n";</text:p>
      <text:p text:style-name="P4"><text:s text:c="8"/>}else{</text:p>
      <text:p text:style-name="P4"><text:s text:c="12"/>cin &gt;&gt; pos &gt;&gt; val;</text:p>
      <text:p text:style-name="P4"><text:s text:c="12"/>update(pos-1, val);</text:p>
      <text:p text:style-name="P4"><text:s text:c="8"/>}</text:p>
      <text:p text:style-name="P4"><text:s text:c="4"/>}</text:p>
      <text:p text:style-name="P4"><text:s text:c="4"/>return 0;</text:p>
      <text:p text:style-name="P4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dc:date>2017-09-06T16:39:42.581000000</dc:date>
    <meta:editing-duration>PT14M48S</meta:editing-duration>
    <meta:editing-cycles>2</meta:editing-cycles>
    <meta:document-statistic meta:table-count="0" meta:image-count="0" meta:object-count="0" meta:page-count="90" meta:paragraph-count="4097" meta:word-count="11469" meta:character-count="84654" meta:non-whitespace-character-count="55554"/>
  </office:meta>
</office:document-meta>
</file>